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d79de" officeooo:paragraph-rsid="000d79d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059d2" officeooo:paragraph-rsid="001059d2" fo:background-color="#ffff00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0d79de" officeooo:paragraph-rsid="000d79de"/>
    </style:style>
    <style:style style:name="P4" style:family="paragraph" style:parent-style-name="Standard">
      <style:text-properties officeooo:rsid="00047dca" officeooo:paragraph-rsid="00047dca"/>
    </style:style>
    <style:style style:name="P5" style:family="paragraph" style:parent-style-name="Standard">
      <style:text-properties officeooo:rsid="001c0750" officeooo:paragraph-rsid="001c0750"/>
    </style:style>
    <style:style style:name="P6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eb15f" officeooo:paragraph-rsid="000d79de"/>
    </style:style>
    <style:style style:name="P7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047dca" officeooo:paragraph-rsid="00047dca"/>
    </style:style>
    <style:style style:name="P8" style:family="paragraph" style:parent-style-name="Standard">
      <style:text-properties officeooo:rsid="00047dca" officeooo:paragraph-rsid="00047dca"/>
    </style:style>
    <style:style style:name="T1" style:family="text">
      <style:text-properties officeooo:rsid="00047d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<text:span text:style-name="T1">est</text:span>ing set - 100 instances</text:p>
      <text:p text:style-name="P1">J48 t<text:span text:style-name="T1">est</text:span>ing set</text:p>
      <text:p text:style-name="P3"/>
      <text:p text:style-name="P6"/>
      <text:p text:style-name="P7">################################################################################</text:p>
      <text:p text:style-name="P4"/>
      <text:p text:style-name="P4"/>
      <text:p text:style-name="P5"><text:tab/><text:tab/><text:tab/><text:tab/><text:tab/> <text:s text:c="4"/>########################</text:p>
      <text:p text:style-name="P5"><text:tab/><text:tab/><text:tab/><text:tab/><text:tab/> <text:s text:c="4"/>##### testing set ######</text:p>
      <text:p text:style-name="P5"><text:tab/><text:tab/><text:tab/><text:tab/><text:tab/> <text:s text:c="4"/>########################</text:p>
      <text:p text:style-name="P5"><text:tab/><text:tab/><text:tab/><text:tab/><text:tab/> <text:s text:c="4"/></text:p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1</text:p>
      <text:p text:style-name="P5">=== Run information ===</text:p>
      <text:p text:style-name="P5"/>
      <text:p text:style-name="P5">Scheme:weka.classifiers.trees.J48 -C 0.25 -M 2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<text:soft-page-break/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</text:p>
      <text:p text:style-name="P5">| <text:s text:c="2"/>| <text:s text:c="2"/>| <text:s text:c="2"/>attribute_53 &lt;= 3: 9 (163.0/4.0)</text:p>
      <text:p text:style-name="P5">| <text:s text:c="2"/>| <text:s text:c="2"/>| <text:s text:c="2"/>attribute_53 &gt; 3: 2 (3.0/1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<text:soft-page-break/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</text:p>
      <text:p text:style-name="P5">| <text:s text:c="2"/>| <text:s text:c="2"/>| <text:s text:c="2"/>| <text:s text:c="2"/>| <text:s text:c="2"/>| <text:s text:c="2"/>attribute_8 &lt;= 14: 5 (2.0/1.0)</text:p>
      <text:p text:style-name="P5">| <text:s text:c="2"/>| <text:s text:c="2"/>| <text:s text:c="2"/>| <text:s text:c="2"/>| <text:s text:c="2"/>| <text:s text:c="2"/>attribute_8 &gt; 14: 8 (4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<text:soft-page-break/>| <text:s text:c="2"/>| <text:s text:c="2"/>| <text:s text:c="2"/>| <text:s text:c="2"/>| <text:s text:c="2"/>| <text:s text:c="2"/>attribute_5 &gt; 5: 5 (2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</text:p>
      <text:p text:style-name="P5">| <text:s text:c="2"/>| <text:s text:c="2"/>| <text:s text:c="2"/>| <text:s text:c="2"/>| <text:s text:c="2"/>| <text:s text:c="2"/>| <text:s text:c="2"/>| <text:s text:c="2"/>attribute_51 &lt;= 3</text:p>
      <text:p text:style-name="P5">| <text:s text:c="2"/>| <text:s text:c="2"/>| <text:s text:c="2"/>| <text:s text:c="2"/>| <text:s text:c="2"/>| <text:s text:c="2"/>| <text:s text:c="2"/>| <text:s text:c="2"/>| <text:s text:c="2"/>attribute_3 &lt;= 6: 6 (4.0)</text:p>
      <text:p text:style-name="P5">| <text:s text:c="2"/>| <text:s text:c="2"/>| <text:s text:c="2"/>| <text:s text:c="2"/>| <text:s text:c="2"/>| <text:s text:c="2"/>| <text:s text:c="2"/>| <text:s text:c="2"/>| <text:s text:c="2"/>attribute_3 &gt; 6: 1 (2.0)</text:p>
      <text:p text:style-name="P5">| <text:s text:c="2"/>| <text:s text:c="2"/>| <text:s text:c="2"/>| <text:s text:c="2"/>| <text:s text:c="2"/>| <text:s text:c="2"/>| <text:s text:c="2"/>| <text:s text:c="2"/>attribute_51 &gt; 3: 6 (470.0/3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<text:soft-page-break/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</text:p>
      <text:p text:style-name="P5">| <text:s text:c="2"/>| <text:s text:c="2"/>| <text:s text:c="2"/>| <text:s text:c="2"/>| <text:s text:c="2"/>| <text:s text:c="2"/>| <text:s text:c="2"/>| <text:s text:c="2"/>| <text:s text:c="2"/>attribute_0 &lt;= 1: 1 (3.0/2.0)</text:p>
      <text:p text:style-name="P5">| <text:s text:c="2"/>| <text:s text:c="2"/>| <text:s text:c="2"/>| <text:s text:c="2"/>| <text:s text:c="2"/>| <text:s text:c="2"/>| <text:s text:c="2"/>| <text:s text:c="2"/>| <text:s text:c="2"/>attribute_0 &gt; 1: 3 (2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</text:p>
      <text:p text:style-name="P5">| <text:s text:c="2"/>| <text:s text:c="2"/>| <text:s text:c="2"/>| <text:s text:c="2"/>| <text:s text:c="2"/>| <text:s text:c="2"/>| <text:s text:c="2"/>| <text:s text:c="2"/>| <text:s text:c="2"/>attribute_34 &lt;= 11: 7 (17.0/1.0)</text:p>
      <text:p text:style-name="P5">| <text:s text:c="2"/>| <text:s text:c="2"/>| <text:s text:c="2"/>| <text:s text:c="2"/>| <text:s text:c="2"/>| <text:s text:c="2"/>| <text:s text:c="2"/>| <text:s text:c="2"/>| <text:s text:c="2"/>attribute_34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9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9: 8 (2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| <text:s text:c="2"/>| <text:s text:c="2"/>| <text:s text:c="2"/>| <text:s text:c="2"/>| <text:s text:c="2"/>| <text:s text:c="2"/>| <text:s text:c="2"/>| <text:s text:c="2"/>attribute_29 &gt; 1</text:p>
      <text:p text:style-name="P5">| <text:s text:c="2"/>| <text:s text:c="2"/>| <text:s text:c="2"/>| <text:s text:c="2"/>| <text:s text:c="2"/>| <text:s text:c="2"/>| <text:s text:c="2"/>| <text:s text:c="2"/>| <text:s text:c="2"/>attribute_16 &lt;= 9: 7 (399.0/1.0)</text:p>
      <text:p text:style-name="P5">| <text:s text:c="2"/>| <text:s text:c="2"/>| <text:s text:c="2"/>| <text:s text:c="2"/>| <text:s text:c="2"/>| <text:s text:c="2"/>| <text:s text:c="2"/>| <text:s text:c="2"/>| <text:s text:c="2"/>attribute_16 &gt; 9</text:p>
      <text:p text:style-name="P5">| <text:s text:c="2"/>| <text:s text:c="2"/>| <text:s text:c="2"/>| <text:s text:c="2"/>| <text:s text:c="2"/>| <text:s text:c="2"/>| <text:s text:c="2"/>| <text:s text:c="2"/>| <text:s text:c="2"/>| <text:s text:c="2"/>attribute_14 &lt;= 1: 7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4 &gt; 1: 9 (2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| <text:s text:c="2"/>| <text:s text:c="2"/>| <text:s text:c="2"/>| <text:s text:c="2"/>| <text:s text:c="2"/>| <text:s text:c="2"/>| <text:s text:c="2"/>| <text:s text:c="2"/>| <text:s text:c="2"/>attribute_14 &lt;= 0: 1 (4.0)</text:p>
      <text:p text:style-name="P5"><text:soft-page-break/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17 &lt;= 4: 4 (3.0/1.0)</text:p>
      <text:p text:style-name="P5">| <text:s text:c="2"/>| <text:s text:c="2"/>| <text:s text:c="2"/>| <text:s text:c="2"/>| <text:s text:c="2"/>| <text:s text:c="2"/>| <text:s text:c="2"/>| <text:s text:c="2"/>attribute_17 &gt; 4</text:p>
      <text:p text:style-name="P5">| <text:s text:c="2"/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0 &lt;= 14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lt;= 6: 2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gt; 6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lt;=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lt;= 8: 3 (31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1: 3 (3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17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6: 5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6: 3 (2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<text:soft-page-break/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0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gt;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2: 7 (2.0)</text:p>
      <text:p text:style-name="P5"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lt;= 11: 9 (191.0/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gt; 11: 2 (3.0/1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37 &lt;= 8: 2 (259.0/4.0)</text:p>
      <text:p text:style-name="P5">| <text:s text:c="2"/>| <text:s text:c="2"/>| <text:s text:c="2"/>| <text:s text:c="2"/>| <text:s text:c="2"/>| <text:s text:c="2"/>| <text:s text:c="2"/>| <text:s text:c="2"/>| <text:s text:c="2"/>| <text:s text:c="2"/>attribute_37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lt;= 1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gt; 1: 2 (7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gt; 2: 3 (2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| <text:s text:c="2"/>| <text:s text:c="2"/>| <text:s text:c="2"/>| <text:s text:c="2"/>| <text:s text:c="2"/>| <text:s text:c="2"/>| <text:s text:c="2"/>| <text:s text:c="2"/>| <text:s text:c="2"/>attribute_4 &gt; 5: 7 (29.0/1.0)</text:p>
      <text:p text:style-name="P5"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24 &lt;= 3: 5 (3.0/1.0)</text:p>
      <text:p text:style-name="P5">| <text:s text:c="2"/>| <text:s text:c="2"/>| <text:s text:c="2"/>| <text:s text:c="2"/>| <text:s text:c="2"/>| <text:s text:c="2"/>| <text:s text:c="2"/>| <text:s text:c="2"/>attribute_24 &gt; 3</text:p>
      <text:p text:style-name="P5">| <text:s text:c="2"/>| <text:s text:c="2"/>| <text:s text:c="2"/>| <text:s text:c="2"/>| <text:s text:c="2"/>| <text:s text:c="2"/>| <text:s text:c="2"/>| <text:s text:c="2"/>| <text:s text:c="2"/>attribute_5 &lt;= 6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7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lt;= 11: 8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gt; 11: 3 (6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6: 8 (4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gt; 6: 8 (18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7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lt;= 13: 2 (6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gt; 13: 8 (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gt; 8: 9 (3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| <text:s text:c="2"/>| <text:s text:c="2"/>| <text:s text:c="2"/>| <text:s text:c="2"/>attribute_5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8 &lt;= 13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8 &gt; 13: 4 (2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<text:soft-page-break/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| <text:s text:c="2"/>| <text:s text:c="2"/>| <text:s text:c="2"/>| <text:s text:c="2"/>| <text:s text:c="2"/>| <text:s text:c="2"/>| <text:s text:c="2"/>| <text:s text:c="2"/>attribute_32 &lt;= 2</text:p>
      <text:p text:style-name="P5">| <text:s text:c="2"/>| <text:s text:c="2"/>| <text:s text:c="2"/>| <text:s text:c="2"/>| <text:s text:c="2"/>| <text:s text:c="2"/>| <text:s text:c="2"/>| <text:s text:c="2"/>| <text:s text:c="2"/>attribute_18 &lt;= 5: 1 (3.0/1.0)</text:p>
      <text:p text:style-name="P5">| <text:s text:c="2"/>| <text:s text:c="2"/>| <text:s text:c="2"/>| <text:s text:c="2"/>| <text:s text:c="2"/>| <text:s text:c="2"/>| <text:s text:c="2"/>| <text:s text:c="2"/>| <text:s text:c="2"/>attribute_18 &gt; 5: 8 (28.0/1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lt;= 7: 1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gt; 7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gt; 8: 1 (20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| <text:s text:c="2"/>| <text:s text:c="2"/>| <text:s text:c="2"/>| <text:s text:c="2"/>| <text:s text:c="2"/>| <text:s text:c="2"/>| <text:s text:c="2"/>| <text:s text:c="2"/>attribute_15 &gt; 13: 5 (3.0/1.0)</text:p>
      <text:p text:style-name="P5"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30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: 4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: 0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0 &gt; 3: 4 (251.0/1.0)</text:p>
      <text:p text:style-name="P5">| <text:s text:c="2"/>| <text:s text:c="2"/>| <text:s text:c="2"/>| <text:s text:c="2"/>| <text:s text:c="2"/>| <text:s text:c="2"/>attribute_8 &gt; 11</text:p>
      <text:p text:style-name="P5"><text:soft-page-break/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: 1 (82.0/2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204</text:p>
      <text:p text:style-name="P5"/>
      <text:p text:style-name="P5">Size of the tree : <text:tab/>407</text:p>
      <text:p text:style-name="P5"/>
      <text:p text:style-name="P5"/>
      <text:p text:style-name="P5">Time taken to build model: 0.74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36 <text:s text:c="14"/>90.5292 %</text:p>
      <text:p text:style-name="P5">Incorrectly Classified Instances <text:s text:c="6"/>485 <text:s text:c="15"/>9.4708 %</text:p>
      <text:p text:style-name="P5">Kappa statistic <text:s text:c="25"/>0.8948</text:p>
      <text:p text:style-name="P5">Mean absolute error <text:s text:c="21"/>0.0191</text:p>
      <text:p text:style-name="P5">Root mean squared error <text:s text:c="17"/>0.1262</text:p>
      <text:p text:style-name="P5">Relative absolute error <text:s text:c="16"/>11.6474 %</text:p>
      <text:p text:style-name="P5">Root relative squared error <text:s text:c="12"/>44.1045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1 <text:s text:c="4"/>0.971 <text:s text:c="4"/>0.966 <text:s text:c="5"/>0.989 <text:s text:c="3"/>0</text:p>
      <text:p text:style-name="P5">0.909 <text:s text:c="4"/>0.014 <text:s text:c="5"/>0.882 <text:s text:c="4"/>0.909 <text:s text:c="4"/>0.895 <text:s text:c="5"/>0.951 <text:s text:c="3"/>1</text:p>
      <text:p text:style-name="P5">0.915 <text:s text:c="4"/>0.009 <text:s text:c="5"/>0.919 <text:s text:c="4"/>0.915 <text:s text:c="4"/>0.917 <text:s text:c="5"/>0.956 <text:s text:c="3"/>2</text:p>
      <text:p text:style-name="P5">0.888 <text:s text:c="4"/>0.013 <text:s text:c="5"/>0.883 <text:s text:c="4"/>0.888 <text:s text:c="4"/>0.885 <text:s text:c="5"/>0.947 <text:s text:c="3"/>3</text:p>
      <text:p text:style-name="P5">0.89 <text:s text:c="5"/>0.012 <text:s text:c="5"/>0.888 <text:s text:c="4"/>0.89 <text:s text:c="5"/>0.889 <text:s text:c="5"/>0.949 <text:s text:c="3"/>4</text:p>
      <text:p text:style-name="P5">0.916 <text:s text:c="4"/>0.009 <text:s text:c="5"/>0.919 <text:s text:c="4"/>0.916 <text:s text:c="4"/>0.917 <text:s text:c="5"/>0.956 <text:s text:c="3"/>5</text:p>
      <text:p text:style-name="P5"><text:soft-page-break/>0.955 <text:s text:c="4"/>0.006 <text:s text:c="5"/>0.944 <text:s text:c="4"/>0.955 <text:s text:c="4"/>0.95 <text:s text:c="6"/>0.979 <text:s text:c="3"/>6</text:p>
      <text:p text:style-name="P5">0.924 <text:s text:c="4"/>0.009 <text:s text:c="5"/>0.917 <text:s text:c="4"/>0.924 <text:s text:c="4"/>0.92 <text:s text:c="6"/>0.969 <text:s text:c="3"/>7</text:p>
      <text:p text:style-name="P5">0.832 <text:s text:c="4"/>0.015 <text:s text:c="5"/>0.856 <text:s text:c="4"/>0.832 <text:s text:c="4"/>0.844 <text:s text:c="5"/>0.916 <text:s text:c="3"/>8</text:p>
      <text:p text:style-name="P5">0.854 <text:s text:c="4"/>0.013 <text:s text:c="5"/>0.882 <text:s text:c="4"/>0.854 <text:s text:c="4"/>0.868 <text:s text:c="5"/>0.929 <text:s text:c="3"/>9</text:p>
      <text:p text:style-name="P5">0 <text:s text:c="8"/>0 <text:s text:c="9"/>0 <text:s text:c="8"/>0 <text:s text:c="8"/>0 <text:s text:c="9"/>0.5 <text:s text:c="5"/>64</text:p>
      <text:p text:style-name="P5">Weighted Avg. <text:s text:c="3"/>0.905 <text:s text:c="4"/>0.011 <text:s text:c="5"/>0.905 <text:s text:c="4"/>0.905 <text:s text:c="4"/>0.905 <text:s text:c="5"/>0.954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2 <text:s text:c="2"/>1 <text:s text:c="2"/>8 <text:s text:c="2"/>1 <text:s text:c="2"/>0 <text:s text:c="2"/>0 <text:s text:c="2"/>3 <text:s text:c="2"/>0 <text:s text:c="2"/>0 | <text:s text:c="2"/>a = 0</text:p>
      <text:p text:style-name="P5">1 471 <text:s text:c="2"/>9 <text:s text:c="2"/>5 <text:s text:c="2"/>8 <text:s text:c="2"/>1 <text:s text:c="2"/>5 <text:s text:c="2"/>4 <text:s text:c="2"/>9 <text:s text:c="2"/>5 <text:s text:c="2"/>0 | <text:s text:c="2"/>b = 1</text:p>
      <text:p text:style-name="P5">1 <text:s/>10 463 <text:s text:c="2"/>8 <text:s text:c="2"/>2 <text:s text:c="2"/>3 <text:s text:c="2"/>3 <text:s text:c="2"/>0 <text:s/>11 <text:s text:c="2"/>5 <text:s text:c="2"/>0 | <text:s text:c="2"/>c = 2</text:p>
      <text:p text:style-name="P5">1 <text:s text:c="2"/>6 <text:s text:c="2"/>7 467 <text:s text:c="2"/>2 <text:s text:c="2"/>8 <text:s text:c="2"/>1 <text:s text:c="2"/>5 <text:s/>16 <text:s/>13 <text:s text:c="2"/>0 | <text:s text:c="2"/>d = 3</text:p>
      <text:p text:style-name="P5">5 <text:s/>10 <text:s text:c="2"/>0 <text:s text:c="2"/>1 452 <text:s text:c="2"/>5 <text:s text:c="2"/>8 <text:s/>13 <text:s/>10 <text:s text:c="2"/>4 <text:s text:c="2"/>0 | <text:s text:c="2"/>e = 4</text:p>
      <text:p text:style-name="P5">3 <text:s text:c="2"/>5 <text:s text:c="2"/>2 <text:s text:c="2"/>8 <text:s text:c="2"/>3 467 <text:s text:c="2"/>4 <text:s text:c="2"/>1 <text:s text:c="2"/>6 <text:s/>11 <text:s text:c="2"/>0 | <text:s text:c="2"/>f = 5</text:p>
      <text:p text:style-name="P5">1 <text:s text:c="2"/>4 <text:s text:c="2"/>1 <text:s text:c="2"/>1 <text:s text:c="2"/>8 <text:s text:c="2"/>4 493 <text:s text:c="2"/>3 <text:s text:c="2"/>0 <text:s text:c="2"/>1 <text:s text:c="2"/>0 | <text:s text:c="2"/>g = 6</text:p>
      <text:p text:style-name="P5">0 <text:s text:c="2"/>5 <text:s text:c="2"/>2 <text:s text:c="2"/>4 <text:s/>12 <text:s text:c="2"/>1 <text:s text:c="2"/>1 474 <text:s text:c="2"/>4 <text:s/>10 <text:s text:c="2"/>0 | <text:s text:c="2"/>h = 7</text:p>
      <text:p text:style-name="P5">7 <text:s/>18 <text:s/>14 <text:s/>13 <text:s text:c="2"/>4 <text:s text:c="2"/>4 <text:s text:c="2"/>7 <text:s text:c="2"/>9 421 <text:s text:c="2"/>9 <text:s text:c="2"/>0 | <text:s text:c="2"/>i = 8</text:p>
      <text:p text:style-name="P5">1 <text:s text:c="2"/>5 <text:s text:c="2"/>4 <text:s/>21 <text:s/>10 <text:s/>14 <text:s text:c="2"/>0 <text:s text:c="2"/>8 <text:s/>11 433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/>
      <text:p text:style-name="P5"/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2 confidence factor = 0.1</text:p>
      <text:p text:style-name="P5">=== Run information ===</text:p>
      <text:p text:style-name="P5"/>
      <text:p text:style-name="P5">Scheme:weka.classifiers.trees.J48 -C 0.1 -M 2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<text:soft-page-break/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<text:soft-page-break/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</text:p>
      <text:p text:style-name="P5">| <text:s text:c="2"/>| <text:s text:c="2"/>| <text:s text:c="2"/>| <text:s text:c="2"/>| <text:s text:c="2"/>| <text:s text:c="2"/>attribute_8 &lt;= 14: 5 (2.0/1.0)</text:p>
      <text:p text:style-name="P5">| <text:s text:c="2"/>| <text:s text:c="2"/>| <text:s text:c="2"/>| <text:s text:c="2"/>| <text:s text:c="2"/>| <text:s text:c="2"/>attribute_8 &gt; 14: 8 (4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<text:soft-page-break/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| <text:s text:c="2"/>| <text:s text:c="2"/>| <text:s text:c="2"/>| <text:s text:c="2"/>| <text:s text:c="2"/>| <text:s text:c="2"/>attribute_5 &gt; 5: 5 (2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: 6 (476.0/5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<text:soft-page-break/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</text:p>
      <text:p text:style-name="P5">| <text:s text:c="2"/>| <text:s text:c="2"/>| <text:s text:c="2"/>| <text:s text:c="2"/>| <text:s text:c="2"/>| <text:s text:c="2"/>| <text:s text:c="2"/>| <text:s text:c="2"/>| <text:s text:c="2"/>attribute_0 &lt;= 1: 1 (3.0/2.0)</text:p>
      <text:p text:style-name="P5">| <text:s text:c="2"/>| <text:s text:c="2"/>| <text:s text:c="2"/>| <text:s text:c="2"/>| <text:s text:c="2"/>| <text:s text:c="2"/>| <text:s text:c="2"/>| <text:s text:c="2"/>| <text:s text:c="2"/>attribute_0 &gt; 1: 3 (2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</text:p>
      <text:p text:style-name="P5">| <text:s text:c="2"/>| <text:s text:c="2"/>| <text:s text:c="2"/>| <text:s text:c="2"/>| <text:s text:c="2"/>| <text:s text:c="2"/>| <text:s text:c="2"/>| <text:s text:c="2"/>| <text:s text:c="2"/>attribute_34 &lt;= 11: 7 (17.0/1.0)</text:p>
      <text:p text:style-name="P5">| <text:s text:c="2"/>| <text:s text:c="2"/>| <text:s text:c="2"/>| <text:s text:c="2"/>| <text:s text:c="2"/>| <text:s text:c="2"/>| <text:s text:c="2"/>| <text:s text:c="2"/>| <text:s text:c="2"/>attribute_34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9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9: 8 (2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| <text:s text:c="2"/>| <text:s text:c="2"/>| <text:s text:c="2"/>| <text:s text:c="2"/>| <text:s text:c="2"/>| <text:s text:c="2"/>| <text:s text:c="2"/>| <text:s text:c="2"/>attribute_29 &gt; 1: 7 (409.0/4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<text:soft-page-break/>| <text:s text:c="2"/>| <text:s text:c="2"/>| <text:s text:c="2"/>| <text:s text:c="2"/>| <text:s text:c="2"/>| <text:s text:c="2"/>| <text:s text:c="2"/>| <text:s text:c="2"/>| <text:s text:c="2"/>attribute_14 &lt;= 0: 1 (4.0)</text:p>
      <text:p text:style-name="P5"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attribute_10 &lt;= 14: 9 (5.0/2.0)</text:p>
      <text:p text:style-name="P5"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24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6: 2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6: 3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lt;=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5 &lt;= 8: 3 (318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1: 3 (3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17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10.0/3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<text:soft-page-break/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0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gt;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2: 7 (2.0)</text:p>
      <text:p text:style-name="P5"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: 9 (194.0/6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37 &lt;= 8: 2 (259.0/4.0)</text:p>
      <text:p text:style-name="P5">| <text:s text:c="2"/>| <text:s text:c="2"/>| <text:s text:c="2"/>| <text:s text:c="2"/>| <text:s text:c="2"/>| <text:s text:c="2"/>| <text:s text:c="2"/>| <text:s text:c="2"/>| <text:s text:c="2"/>| <text:s text:c="2"/>attribute_37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lt;= 1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gt; 1: 2 (7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gt; 2: 3 (2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| <text:s text:c="2"/>| <text:s text:c="2"/>| <text:s text:c="2"/>| <text:s text:c="2"/>| <text:s text:c="2"/>| <text:s text:c="2"/>| <text:s text:c="2"/>| <text:s text:c="2"/>| <text:s text:c="2"/>attribute_4 &gt; 5: 7 (29.0/1.0)</text:p>
      <text:p text:style-name="P5"><text:soft-page-break/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5 &lt;= 6</text:p>
      <text:p text:style-name="P5">| <text:s text:c="2"/>| <text:s text:c="2"/>| <text:s text:c="2"/>| <text:s text:c="2"/>| <text:s text:c="2"/>| <text:s text:c="2"/>| <text:s text:c="2"/>| <text:s text:c="2"/>| <text:s text:c="2"/>attribute_26 &lt;= 7: 8 (258.0/15.0)</text:p>
      <text:p text:style-name="P5">| <text:s text:c="2"/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| <text:s text:c="2"/>| <text:s text:c="2"/>| <text:s text:c="2"/>attribute_5 &gt; 6</text:p>
      <text:p text:style-name="P5">| <text:s text:c="2"/>| <text:s text:c="2"/>| <text:s text:c="2"/>| <text:s text:c="2"/>| <text:s text:c="2"/>| <text:s text:c="2"/>| <text:s text:c="2"/>| <text:s text:c="2"/>| <text:s text:c="2"/>attribute_18 &lt;= 13: 9 (2.0)</text:p>
      <text:p text:style-name="P5">| <text:s text:c="2"/>| <text:s text:c="2"/>| <text:s text:c="2"/>| <text:s text:c="2"/>| <text:s text:c="2"/>| <text:s text:c="2"/>| <text:s text:c="2"/>| <text:s text:c="2"/>| <text:s text:c="2"/>attribute_18 &gt; 13: 4 (2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| <text:s text:c="2"/>| <text:s text:c="2"/>| <text:s text:c="2"/>| <text:s text:c="2"/>| <text:s text:c="2"/>| <text:s text:c="2"/>| <text:s text:c="2"/>| <text:s text:c="2"/>attribute_32 &lt;= 2</text:p>
      <text:p text:style-name="P5">| <text:s text:c="2"/>| <text:s text:c="2"/>| <text:s text:c="2"/>| <text:s text:c="2"/>| <text:s text:c="2"/>| <text:s text:c="2"/>| <text:s text:c="2"/>| <text:s text:c="2"/>| <text:s text:c="2"/>attribute_18 &lt;= 5: 1 (3.0/1.0)</text:p>
      <text:p text:style-name="P5">| <text:s text:c="2"/>| <text:s text:c="2"/>| <text:s text:c="2"/>| <text:s text:c="2"/>| <text:s text:c="2"/>| <text:s text:c="2"/>| <text:s text:c="2"/>| <text:s text:c="2"/>| <text:s text:c="2"/>attribute_18 &gt; 5: 8 (28.0/1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lt;= 7: 1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gt; 7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gt; 8: 1 (20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| <text:s text:c="2"/>| <text:s text:c="2"/>| <text:s text:c="2"/>| <text:s text:c="2"/>| <text:s text:c="2"/>| <text:s text:c="2"/>| <text:s text:c="2"/>| <text:s text:c="2"/>attribute_15 &gt; 13: 5 (3.0/1.0)</text:p>
      <text:p text:style-name="P5"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: 4 (256.0/3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: 1 (82.0/2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186</text:p>
      <text:p text:style-name="P5"><text:soft-page-break/></text:p>
      <text:p text:style-name="P5">Size of the tree : <text:tab/>371</text:p>
      <text:p text:style-name="P5"/>
      <text:p text:style-name="P5"/>
      <text:p text:style-name="P5">Time taken to build model: 0.29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44 <text:s text:c="14"/>90.6854 %</text:p>
      <text:p text:style-name="P5">Incorrectly Classified Instances <text:s text:c="6"/>477 <text:s text:c="15"/>9.3146 %</text:p>
      <text:p text:style-name="P5">Kappa statistic <text:s text:c="25"/>0.8965</text:p>
      <text:p text:style-name="P5">Mean absolute error <text:s text:c="21"/>0.0193</text:p>
      <text:p text:style-name="P5">Root mean squared error <text:s text:c="17"/>0.1252</text:p>
      <text:p text:style-name="P5">Relative absolute error <text:s text:c="16"/>11.8207 %</text:p>
      <text:p text:style-name="P5">Root relative squared error <text:s text:c="12"/>43.7675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5 <text:s text:c="4"/>0.971 <text:s text:c="4"/>0.968 <text:s text:c="5"/>0.989 <text:s text:c="3"/>0</text:p>
      <text:p text:style-name="P5">0.913 <text:s text:c="4"/>0.015 <text:s text:c="5"/>0.874 <text:s text:c="4"/>0.913 <text:s text:c="4"/>0.893 <text:s text:c="5"/>0.949 <text:s text:c="3"/>1</text:p>
      <text:p text:style-name="P5">0.913 <text:s text:c="4"/>0.008 <text:s text:c="5"/>0.922 <text:s text:c="4"/>0.913 <text:s text:c="4"/>0.918 <text:s text:c="5"/>0.956 <text:s text:c="3"/>2</text:p>
      <text:p text:style-name="P5">0.892 <text:s text:c="4"/>0.013 <text:s text:c="5"/>0.89 <text:s text:c="5"/>0.892 <text:s text:c="4"/>0.891 <text:s text:c="5"/>0.948 <text:s text:c="3"/>3</text:p>
      <text:p text:style-name="P5">0.894 <text:s text:c="4"/>0.012 <text:s text:c="5"/>0.89 <text:s text:c="5"/>0.894 <text:s text:c="4"/>0.892 <text:s text:c="5"/>0.95 <text:s text:c="4"/>4</text:p>
      <text:p text:style-name="P5">0.918 <text:s text:c="4"/>0.008 <text:s text:c="5"/>0.923 <text:s text:c="4"/>0.918 <text:s text:c="4"/>0.92 <text:s text:c="6"/>0.956 <text:s text:c="3"/>5</text:p>
      <text:p text:style-name="P5">0.955 <text:s text:c="4"/>0.006 <text:s text:c="5"/>0.944 <text:s text:c="4"/>0.955 <text:s text:c="4"/>0.95 <text:s text:c="6"/>0.978 <text:s text:c="3"/>6</text:p>
      <text:p text:style-name="P5">0.924 <text:s text:c="4"/>0.009 <text:s text:c="5"/>0.919 <text:s text:c="4"/>0.924 <text:s text:c="4"/>0.921 <text:s text:c="5"/>0.969 <text:s text:c="3"/>7</text:p>
      <text:p text:style-name="P5">0.83 <text:s text:c="5"/>0.016 <text:s text:c="5"/>0.85 <text:s text:c="5"/>0.83 <text:s text:c="5"/>0.84 <text:s text:c="6"/>0.922 <text:s text:c="3"/>8</text:p>
      <text:p text:style-name="P5">0.86 <text:s text:c="5"/>0.012 <text:s text:c="5"/>0.89 <text:s text:c="5"/>0.86 <text:s text:c="5"/>0.875 <text:s text:c="5"/>0.934 <text:s text:c="3"/>9</text:p>
      <text:p text:style-name="P5">0 <text:s text:c="8"/>0 <text:s text:c="9"/>0 <text:s text:c="8"/>0 <text:s text:c="8"/>0 <text:s text:c="9"/>0.497 <text:s text:c="3"/>64</text:p>
      <text:p text:style-name="P5">Weighted Avg. <text:s text:c="3"/>0.907 <text:s text:c="4"/>0.01 <text:s text:c="6"/>0.907 <text:s text:c="4"/>0.907 <text:s text:c="4"/>0.907 <text:s text:c="5"/>0.955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2 <text:s text:c="2"/>1 <text:s text:c="2"/>8 <text:s text:c="2"/>1 <text:s text:c="2"/>0 <text:s text:c="2"/>0 <text:s text:c="2"/>3 <text:s text:c="2"/>0 <text:s text:c="2"/>0 | <text:s text:c="2"/>a = 0</text:p>
      <text:p text:style-name="P5">1 473 <text:s text:c="2"/>9 <text:s text:c="2"/>5 <text:s text:c="2"/>8 <text:s text:c="2"/>1 <text:s text:c="2"/>5 <text:s text:c="2"/>3 <text:s text:c="2"/>9 <text:s text:c="2"/>4 <text:s text:c="2"/>0 | <text:s text:c="2"/>b = 1</text:p>
      <text:p text:style-name="P5">1 <text:s/>10 462 <text:s text:c="2"/>8 <text:s text:c="2"/>2 <text:s text:c="2"/>3 <text:s text:c="2"/>3 <text:s text:c="2"/>0 <text:s/>12 <text:s text:c="2"/>5 <text:s text:c="2"/>0 | <text:s text:c="2"/>c = 2</text:p>
      <text:p text:style-name="P5">1 <text:s text:c="2"/>6 <text:s text:c="2"/>6 469 <text:s text:c="2"/>2 <text:s text:c="2"/>8 <text:s text:c="2"/>1 <text:s text:c="2"/>5 <text:s/>16 <text:s/>12 <text:s text:c="2"/>0 | <text:s text:c="2"/>d = 3</text:p>
      <text:p text:style-name="P5">3 <text:s/>10 <text:s text:c="2"/>0 <text:s text:c="2"/>1 454 <text:s text:c="2"/>5 <text:s text:c="2"/>8 <text:s/>13 <text:s/>10 <text:s text:c="2"/>4 <text:s text:c="2"/>0 | <text:s text:c="2"/>e = 4</text:p>
      <text:p text:style-name="P5">3 <text:s text:c="2"/>5 <text:s text:c="2"/>2 <text:s text:c="2"/>8 <text:s text:c="2"/>2 468 <text:s text:c="2"/>4 <text:s text:c="2"/>1 <text:s text:c="2"/>6 <text:s/>11 <text:s text:c="2"/>0 | <text:s text:c="2"/>f = 5</text:p>
      <text:p text:style-name="P5">1 <text:s text:c="2"/>4 <text:s text:c="2"/>1 <text:s text:c="2"/>1 <text:s text:c="2"/>8 <text:s text:c="2"/>4 493 <text:s text:c="2"/>3 <text:s text:c="2"/>0 <text:s text:c="2"/>1 <text:s text:c="2"/>0 | <text:s text:c="2"/>g = 6</text:p>
      <text:p text:style-name="P5">0 <text:s text:c="2"/>5 <text:s text:c="2"/>2 <text:s text:c="2"/>4 <text:s/>12 <text:s text:c="2"/>1 <text:s text:c="2"/>1 474 <text:s text:c="2"/>4 <text:s/>10 <text:s text:c="2"/>0 | <text:s text:c="2"/>h = 7</text:p>
      <text:p text:style-name="P5">7 <text:s/>23 <text:s/>14 <text:s/>11 <text:s text:c="2"/>4 <text:s text:c="2"/>4 <text:s text:c="2"/>7 <text:s text:c="2"/>9 420 <text:s text:c="2"/>7 <text:s text:c="2"/>0 | <text:s text:c="2"/>i = 8</text:p>
      <text:p text:style-name="P5">1 <text:s text:c="2"/>5 <text:s text:c="2"/>3 <text:s/>19 <text:s/>10 <text:s/>12 <text:s text:c="2"/>0 <text:s text:c="2"/>8 <text:s/>13 436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/>
      <text:p text:style-name="P5"><text:soft-page-break/>#######################################################################################################################################################################################################################################</text:p>
      <text:p text:style-name="P5">#3 conf fact = 0.01</text:p>
      <text:p text:style-name="P5"/>
      <text:p text:style-name="P5">=== Run information ===</text:p>
      <text:p text:style-name="P5"/>
      <text:p text:style-name="P5">Scheme:weka.classifiers.trees.J48 -C 0.01 -M 2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<text:soft-page-break/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<text:soft-page-break/>| <text:s text:c="2"/>| <text:s text:c="2"/>| <text:s text:c="2"/>| <text:s text:c="2"/>attribute_24 &lt;= 9</text:p>
      <text:p text:style-name="P5">| <text:s text:c="2"/>| <text:s text:c="2"/>| <text:s text:c="2"/>| <text:s text:c="2"/>| <text:s text:c="2"/>attribute_15 &lt;= 4: 0 (5.0/2.0)</text:p>
      <text:p text:style-name="P5">| <text:s text:c="2"/>| <text:s text:c="2"/>| <text:s text:c="2"/>| <text:s text:c="2"/>| <text:s text:c="2"/>attribute_15 &gt; 4: 0 (486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: 8 (6.0/2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| <text:s text:c="2"/>| <text:s text:c="2"/>| <text:s text:c="2"/>| <text:s text:c="2"/>| <text:s text:c="2"/>| <text:s text:c="2"/>attribute_5 &gt; 5: 5 (2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<text:soft-page-break/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: 6 (476.0/5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: 3 (5.0/3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: 7 (21.0/4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<text:soft-page-break/>| <text:s text:c="2"/>| <text:s text:c="2"/>| <text:s text:c="2"/>| <text:s text:c="2"/>| <text:s text:c="2"/>| <text:s text:c="2"/>| <text:s text:c="2"/>| <text:s text:c="2"/>attribute_29 &gt; 1: 7 (409.0/4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| <text:s text:c="2"/>| <text:s text:c="2"/>| <text:s text:c="2"/>| <text:s text:c="2"/>| <text:s text:c="2"/>| <text:s text:c="2"/>| <text:s text:c="2"/>| <text:s text:c="2"/>| <text:s text:c="2"/>attribute_14 &lt;= 0: 1 (4.0)</text:p>
      <text:p text:style-name="P5"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attribute_10 &lt;= 14: 9 (5.0/2.0)</text:p>
      <text:p text:style-name="P5"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24 &lt;= 7: 2 (4.0/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lt;= 11: 3 (379.0/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10.0/3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gt; 4: 1 (3.0/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5 &gt; 0: 7 (5.0/3.0)</text:p>
      <text:p text:style-name="P5">| <text:s text:c="2"/>| <text:s text:c="2"/>| <text:s text:c="2"/>| <text:s text:c="2"/>| <text:s text:c="2"/>| <text:s text:c="2"/>| <text:s text:c="2"/>| <text:s text:c="2"/>| <text:s text:c="2"/>attribute_18 &gt; 5: 9 (211.0/12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: 2 (271.0/9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<text:soft-page-break/>| <text:s text:c="2"/>| <text:s text:c="2"/>| <text:s text:c="2"/>| <text:s text:c="2"/>| <text:s text:c="2"/>| <text:s text:c="2"/>| <text:s text:c="2"/>| <text:s text:c="2"/>| <text:s text:c="2"/>attribute_4 &gt; 5: 7 (29.0/1.0)</text:p>
      <text:p text:style-name="P5"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26 &lt;= 7: 8 (262.0/18.0)</text:p>
      <text:p text:style-name="P5"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| <text:s text:c="2"/>| <text:s text:c="2"/>| <text:s text:c="2"/>| <text:s text:c="2"/>| <text:s text:c="2"/>| <text:s text:c="2"/>| <text:s text:c="2"/>| <text:s text:c="2"/>attribute_32 &lt;= 2: 8 (31.0/3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: 1 (218.0/5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<text:soft-page-break/>| <text:s text:c="2"/>| <text:s text:c="2"/>| <text:s text:c="2"/>| <text:s text:c="2"/>| <text:s text:c="2"/>| <text:s text:c="2"/>| <text:s text:c="2"/>| <text:s text:c="2"/>attribute_15 &gt; 13: 5 (3.0/1.0)</text:p>
      <text:p text:style-name="P5"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: 4 (256.0/3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attribute_45 &lt;= 6: 1 (78.0)</text:p>
      <text:p text:style-name="P5">| <text:s text:c="2"/>| <text:s text:c="2"/>| <text:s text:c="2"/>| <text:s text:c="2"/>| <text:s text:c="2"/>| <text:s text:c="2"/>| <text:s text:c="2"/>| <text:s text:c="2"/>attribute_45 &gt; 6: 1 (4.0/2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168</text:p>
      <text:p text:style-name="P5"/>
      <text:p text:style-name="P5">Size of the tree : <text:tab/>335</text:p>
      <text:p text:style-name="P5"/>
      <text:p text:style-name="P5"/>
      <text:p text:style-name="P5">Time taken to build model: 0.28 seconds</text:p>
      <text:p text:style-name="P5"/>
      <text:p text:style-name="P5">=== Stratified cross-validation ===</text:p>
      <text:p text:style-name="P5"><text:soft-page-break/>=== Summary ===</text:p>
      <text:p text:style-name="P5"/>
      <text:p text:style-name="P5">Correctly Classified Instances <text:s text:c="7"/>4644 <text:s text:c="14"/>90.6854 %</text:p>
      <text:p text:style-name="P5">Incorrectly Classified Instances <text:s text:c="6"/>477 <text:s text:c="15"/>9.3146 %</text:p>
      <text:p text:style-name="P5">Kappa statistic <text:s text:c="25"/>0.8965</text:p>
      <text:p text:style-name="P5">Mean absolute error <text:s text:c="21"/>0.0199</text:p>
      <text:p text:style-name="P5">Root mean squared error <text:s text:c="17"/>0.1253</text:p>
      <text:p text:style-name="P5">Relative absolute error <text:s text:c="16"/>12.1843 %</text:p>
      <text:p text:style-name="P5">Root relative squared error <text:s text:c="12"/>43.8005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3 <text:s text:c="5"/>0.971 <text:s text:c="4"/>0.971 <text:s text:c="4"/>0.971 <text:s text:c="5"/>0.99 <text:s text:c="4"/>0</text:p>
      <text:p text:style-name="P5">0.911 <text:s text:c="4"/>0.014 <text:s text:c="5"/>0.877 <text:s text:c="4"/>0.911 <text:s text:c="4"/>0.894 <text:s text:c="5"/>0.95 <text:s text:c="4"/>1</text:p>
      <text:p text:style-name="P5">0.907 <text:s text:c="4"/>0.009 <text:s text:c="5"/>0.92 <text:s text:c="5"/>0.907 <text:s text:c="4"/>0.913 <text:s text:c="5"/>0.957 <text:s text:c="3"/>2</text:p>
      <text:p text:style-name="P5">0.89 <text:s text:c="5"/>0.013 <text:s text:c="5"/>0.89 <text:s text:c="5"/>0.89 <text:s text:c="5"/>0.89 <text:s text:c="6"/>0.951 <text:s text:c="3"/>3</text:p>
      <text:p text:style-name="P5">0.894 <text:s text:c="4"/>0.011 <text:s text:c="5"/>0.895 <text:s text:c="4"/>0.894 <text:s text:c="4"/>0.895 <text:s text:c="5"/>0.951 <text:s text:c="3"/>4</text:p>
      <text:p text:style-name="P5">0.916 <text:s text:c="4"/>0.008 <text:s text:c="5"/>0.927 <text:s text:c="4"/>0.916 <text:s text:c="4"/>0.921 <text:s text:c="5"/>0.955 <text:s text:c="3"/>5</text:p>
      <text:p text:style-name="P5">0.957 <text:s text:c="4"/>0.006 <text:s text:c="5"/>0.946 <text:s text:c="4"/>0.957 <text:s text:c="4"/>0.952 <text:s text:c="5"/>0.979 <text:s text:c="3"/>6</text:p>
      <text:p text:style-name="P5">0.924 <text:s text:c="4"/>0.009 <text:s text:c="5"/>0.92 <text:s text:c="5"/>0.924 <text:s text:c="4"/>0.922 <text:s text:c="5"/>0.969 <text:s text:c="3"/>7</text:p>
      <text:p text:style-name="P5">0.84 <text:s text:c="5"/>0.018 <text:s text:c="5"/>0.838 <text:s text:c="4"/>0.84 <text:s text:c="5"/>0.839 <text:s text:c="5"/>0.93 <text:s text:c="4"/>8</text:p>
      <text:p text:style-name="P5">0.86 <text:s text:c="5"/>0.012 <text:s text:c="5"/>0.884 <text:s text:c="4"/>0.86 <text:s text:c="5"/>0.872 <text:s text:c="5"/>0.938 <text:s text:c="3"/>9</text:p>
      <text:p text:style-name="P5">0 <text:s text:c="8"/>0 <text:s text:c="9"/>0 <text:s text:c="8"/>0 <text:s text:c="8"/>0 <text:s text:c="9"/>0.497 <text:s text:c="3"/>64</text:p>
      <text:p text:style-name="P5">Weighted Avg. <text:s text:c="3"/>0.907 <text:s text:c="4"/>0.01 <text:s text:c="6"/>0.907 <text:s text:c="4"/>0.907 <text:s text:c="4"/>0.907 <text:s text:c="5"/>0.957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2 <text:s text:c="2"/>1 <text:s text:c="2"/>7 <text:s text:c="2"/>1 <text:s text:c="2"/>0 <text:s text:c="2"/>0 <text:s text:c="2"/>3 <text:s text:c="2"/>1 <text:s text:c="2"/>0 | <text:s text:c="2"/>a = 0</text:p>
      <text:p text:style-name="P5">1 472 <text:s text:c="2"/>9 <text:s text:c="2"/>6 <text:s text:c="2"/>8 <text:s text:c="2"/>1 <text:s text:c="2"/>5 <text:s text:c="2"/>3 <text:s text:c="2"/>9 <text:s text:c="2"/>4 <text:s text:c="2"/>0 | <text:s text:c="2"/>b = 1</text:p>
      <text:p text:style-name="P5">2 <text:s/>10 459 <text:s text:c="2"/>8 <text:s text:c="2"/>1 <text:s text:c="2"/>3 <text:s text:c="2"/>3 <text:s text:c="2"/>0 <text:s/>15 <text:s text:c="2"/>5 <text:s text:c="2"/>0 | <text:s text:c="2"/>c = 2</text:p>
      <text:p text:style-name="P5">1 <text:s text:c="2"/>3 <text:s text:c="2"/>6 468 <text:s text:c="2"/>2 <text:s text:c="2"/>8 <text:s text:c="2"/>1 <text:s text:c="2"/>6 <text:s/>18 <text:s/>13 <text:s text:c="2"/>0 | <text:s text:c="2"/>d = 3</text:p>
      <text:p text:style-name="P5">2 <text:s/>11 <text:s text:c="2"/>0 <text:s text:c="2"/>1 454 <text:s text:c="2"/>5 <text:s text:c="2"/>8 <text:s/>11 <text:s/>10 <text:s text:c="2"/>6 <text:s text:c="2"/>0 | <text:s text:c="2"/>e = 4</text:p>
      <text:p text:style-name="P5">2 <text:s text:c="2"/>5 <text:s text:c="2"/>2 <text:s text:c="2"/>8 <text:s text:c="2"/>3 467 <text:s text:c="2"/>4 <text:s text:c="2"/>1 <text:s text:c="2"/>7 <text:s/>11 <text:s text:c="2"/>0 | <text:s text:c="2"/>f = 5</text:p>
      <text:p text:style-name="P5">1 <text:s text:c="2"/>4 <text:s text:c="2"/>1 <text:s text:c="2"/>1 <text:s text:c="2"/>7 <text:s text:c="2"/>4 494 <text:s text:c="2"/>3 <text:s text:c="2"/>0 <text:s text:c="2"/>1 <text:s text:c="2"/>0 | <text:s text:c="2"/>g = 6</text:p>
      <text:p text:style-name="P5">0 <text:s text:c="2"/>5 <text:s text:c="2"/>3 <text:s text:c="2"/>3 <text:s/>12 <text:s text:c="2"/>0 <text:s text:c="2"/>1 474 <text:s text:c="2"/>5 <text:s/>10 <text:s text:c="2"/>0 | <text:s text:c="2"/>h = 7</text:p>
      <text:p text:style-name="P5">5 <text:s/>24 <text:s/>13 <text:s/>10 <text:s text:c="2"/>4 <text:s text:c="2"/>4 <text:s text:c="2"/>6 <text:s text:c="2"/>9 425 <text:s text:c="2"/>6 <text:s text:c="2"/>0 | <text:s text:c="2"/>i = 8</text:p>
      <text:p text:style-name="P5">1 <text:s text:c="2"/>4 <text:s text:c="2"/>4 <text:s/>20 <text:s text:c="2"/>9 <text:s/>11 <text:s text:c="2"/>0 <text:s text:c="2"/>8 <text:s/>14 436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/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4 conf fact = 0.5</text:p>
      <text:p text:style-name="P5">=== Run information ===</text:p>
      <text:p text:style-name="P5"/>
      <text:p text:style-name="P5">Scheme:weka.classifiers.trees.J48 -C 0.5 -M 2</text:p>
      <text:p text:style-name="P5">Relation: <text:s text:c="4"/>optestingDROP</text:p>
      <text:p text:style-name="P5">Instances: <text:s text:c="3"/>5121</text:p>
      <text:p text:style-name="P5"><text:soft-page-break/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<text:soft-page-break/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</text:p>
      <text:p text:style-name="P5">| <text:s text:c="2"/>| <text:s text:c="2"/>| <text:s text:c="2"/>attribute_53 &lt;= 3: 9 (163.0/4.0)</text:p>
      <text:p text:style-name="P5">| <text:s text:c="2"/>| <text:s text:c="2"/>| <text:s text:c="2"/>attribute_53 &gt; 3: 2 (3.0/1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</text:p>
      <text:p text:style-name="P5">| <text:s text:c="2"/>| <text:s text:c="2"/>| <text:s text:c="2"/>| <text:s text:c="2"/>| <text:s text:c="2"/>| <text:s text:c="2"/>attribute_8 &lt;= 14: 5 (2.0/1.0)</text:p>
      <text:p text:style-name="P5">| <text:s text:c="2"/>| <text:s text:c="2"/>| <text:s text:c="2"/>| <text:s text:c="2"/>| <text:s text:c="2"/>| <text:s text:c="2"/>attribute_8 &gt; 14: 8 (4.0)</text:p>
      <text:p text:style-name="P5"><text:soft-page-break/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| <text:s text:c="2"/>| <text:s text:c="2"/>| <text:s text:c="2"/>| <text:s text:c="2"/>| <text:s text:c="2"/>| <text:s text:c="2"/>attribute_5 &gt; 5: 5 (2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<text:soft-page-break/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</text:p>
      <text:p text:style-name="P5">| <text:s text:c="2"/>| <text:s text:c="2"/>| <text:s text:c="2"/>| <text:s text:c="2"/>| <text:s text:c="2"/>| <text:s text:c="2"/>| <text:s text:c="2"/>| <text:s text:c="2"/>attribute_51 &lt;= 3</text:p>
      <text:p text:style-name="P5">| <text:s text:c="2"/>| <text:s text:c="2"/>| <text:s text:c="2"/>| <text:s text:c="2"/>| <text:s text:c="2"/>| <text:s text:c="2"/>| <text:s text:c="2"/>| <text:s text:c="2"/>| <text:s text:c="2"/>attribute_3 &lt;= 6: 6 (4.0)</text:p>
      <text:p text:style-name="P5">| <text:s text:c="2"/>| <text:s text:c="2"/>| <text:s text:c="2"/>| <text:s text:c="2"/>| <text:s text:c="2"/>| <text:s text:c="2"/>| <text:s text:c="2"/>| <text:s text:c="2"/>| <text:s text:c="2"/>attribute_3 &gt; 6: 1 (2.0)</text:p>
      <text:p text:style-name="P5">| <text:s text:c="2"/>| <text:s text:c="2"/>| <text:s text:c="2"/>| <text:s text:c="2"/>| <text:s text:c="2"/>| <text:s text:c="2"/>| <text:s text:c="2"/>| <text:s text:c="2"/>attribute_51 &gt; 3: 6 (470.0/3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</text:p>
      <text:p text:style-name="P5">| <text:s text:c="2"/>| <text:s text:c="2"/>| <text:s text:c="2"/>| <text:s text:c="2"/>| <text:s text:c="2"/>| <text:s text:c="2"/>| <text:s text:c="2"/>| <text:s text:c="2"/>| <text:s text:c="2"/>attribute_0 &lt;= 1: 1 (3.0/2.0)</text:p>
      <text:p text:style-name="P5">| <text:s text:c="2"/>| <text:s text:c="2"/>| <text:s text:c="2"/>| <text:s text:c="2"/>| <text:s text:c="2"/>| <text:s text:c="2"/>| <text:s text:c="2"/>| <text:s text:c="2"/>| <text:s text:c="2"/>attribute_0 &gt; 1: 3 (2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</text:p>
      <text:p text:style-name="P5">| <text:s text:c="2"/>| <text:s text:c="2"/>| <text:s text:c="2"/>| <text:s text:c="2"/>| <text:s text:c="2"/>| <text:s text:c="2"/>| <text:s text:c="2"/>| <text:s text:c="2"/>| <text:s text:c="2"/>attribute_34 &lt;= 11: 7 (17.0/1.0)</text:p>
      <text:p text:style-name="P5">| <text:s text:c="2"/>| <text:s text:c="2"/>| <text:s text:c="2"/>| <text:s text:c="2"/>| <text:s text:c="2"/>| <text:s text:c="2"/>| <text:s text:c="2"/>| <text:s text:c="2"/>| <text:s text:c="2"/>attribute_34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9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9: 8 (2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<text:soft-page-break/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| <text:s text:c="2"/>| <text:s text:c="2"/>| <text:s text:c="2"/>| <text:s text:c="2"/>| <text:s text:c="2"/>| <text:s text:c="2"/>| <text:s text:c="2"/>| <text:s text:c="2"/>attribute_29 &gt; 1</text:p>
      <text:p text:style-name="P5">| <text:s text:c="2"/>| <text:s text:c="2"/>| <text:s text:c="2"/>| <text:s text:c="2"/>| <text:s text:c="2"/>| <text:s text:c="2"/>| <text:s text:c="2"/>| <text:s text:c="2"/>| <text:s text:c="2"/>attribute_16 &lt;= 9: 7 (399.0/1.0)</text:p>
      <text:p text:style-name="P5">| <text:s text:c="2"/>| <text:s text:c="2"/>| <text:s text:c="2"/>| <text:s text:c="2"/>| <text:s text:c="2"/>| <text:s text:c="2"/>| <text:s text:c="2"/>| <text:s text:c="2"/>| <text:s text:c="2"/>attribute_16 &gt; 9</text:p>
      <text:p text:style-name="P5">| <text:s text:c="2"/>| <text:s text:c="2"/>| <text:s text:c="2"/>| <text:s text:c="2"/>| <text:s text:c="2"/>| <text:s text:c="2"/>| <text:s text:c="2"/>| <text:s text:c="2"/>| <text:s text:c="2"/>| <text:s text:c="2"/>attribute_14 &lt;= 1: 7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4 &gt; 1: 9 (2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| <text:s text:c="2"/>| <text:s text:c="2"/>| <text:s text:c="2"/>| <text:s text:c="2"/>| <text:s text:c="2"/>| <text:s text:c="2"/>| <text:s text:c="2"/>| <text:s text:c="2"/>| <text:s text:c="2"/>attribute_14 &lt;= 0: 1 (4.0)</text:p>
      <text:p text:style-name="P5"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17 &lt;= 4: 4 (3.0/1.0)</text:p>
      <text:p text:style-name="P5">| <text:s text:c="2"/>| <text:s text:c="2"/>| <text:s text:c="2"/>| <text:s text:c="2"/>| <text:s text:c="2"/>| <text:s text:c="2"/>| <text:s text:c="2"/>| <text:s text:c="2"/>attribute_17 &gt; 4</text:p>
      <text:p text:style-name="P5">| <text:s text:c="2"/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0 &lt;= 14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<text:soft-page-break/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lt;= 6: 2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gt; 6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lt;=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lt;= 8: 3 (31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1: 3 (3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17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6: 5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6: 3 (2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0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gt;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2: 7 (2.0)</text:p>
      <text:p text:style-name="P5"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lt;= 11: 9 (191.0/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gt; 11: 2 (3.0/1.0)</text:p>
      <text:p text:style-name="P5"><text:soft-page-break/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37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8 &lt;= 2: 2 (23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8 &gt;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5: 2 (1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5: 8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gt;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7 &lt;= 1: 2 (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7 &gt; 1: 1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7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lt;= 1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gt; 1: 2 (7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gt; 2: 3 (2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| <text:s text:c="2"/>| <text:s text:c="2"/>| <text:s text:c="2"/>| <text:s text:c="2"/>| <text:s text:c="2"/>| <text:s text:c="2"/>| <text:s text:c="2"/>| <text:s text:c="2"/>| <text:s text:c="2"/>attribute_4 &gt; 5: 7 (29.0/1.0)</text:p>
      <text:p text:style-name="P5"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<text:soft-page-break/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24 &lt;= 3: 5 (3.0/1.0)</text:p>
      <text:p text:style-name="P5">| <text:s text:c="2"/>| <text:s text:c="2"/>| <text:s text:c="2"/>| <text:s text:c="2"/>| <text:s text:c="2"/>| <text:s text:c="2"/>| <text:s text:c="2"/>| <text:s text:c="2"/>attribute_24 &gt; 3</text:p>
      <text:p text:style-name="P5">| <text:s text:c="2"/>| <text:s text:c="2"/>| <text:s text:c="2"/>| <text:s text:c="2"/>| <text:s text:c="2"/>| <text:s text:c="2"/>| <text:s text:c="2"/>| <text:s text:c="2"/>| <text:s text:c="2"/>attribute_5 &lt;= 6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2 &lt;= 4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7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lt;= 11: 8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gt; 11: 3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6: 8 (4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gt; 6: 8 (18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7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lt;= 13: 2 (5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gt; 13: 8 (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2 &gt; 4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lt;= 4: 9 (4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gt; 4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gt; 8: 9 (3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| <text:s text:c="2"/>| <text:s text:c="2"/>| <text:s text:c="2"/>| <text:s text:c="2"/>attribute_5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8 &lt;= 13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8 &gt; 13: 4 (2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| <text:s text:c="2"/>| <text:s text:c="2"/>| <text:s text:c="2"/>| <text:s text:c="2"/>| <text:s text:c="2"/>| <text:s text:c="2"/>| <text:s text:c="2"/>| <text:s text:c="2"/>attribute_32 &lt;= 2</text:p>
      <text:p text:style-name="P5">| <text:s text:c="2"/>| <text:s text:c="2"/>| <text:s text:c="2"/>| <text:s text:c="2"/>| <text:s text:c="2"/>| <text:s text:c="2"/>| <text:s text:c="2"/>| <text:s text:c="2"/>| <text:s text:c="2"/>attribute_18 &lt;= 5: 1 (3.0/1.0)</text:p>
      <text:p text:style-name="P5">| <text:s text:c="2"/>| <text:s text:c="2"/>| <text:s text:c="2"/>| <text:s text:c="2"/>| <text:s text:c="2"/>| <text:s text:c="2"/>| <text:s text:c="2"/>| <text:s text:c="2"/>| <text:s text:c="2"/>attribute_18 &gt; 5: 8 (28.0/1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<text:soft-page-break/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lt;= 7: 1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gt; 7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gt; 8: 1 (20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| <text:s text:c="2"/>| <text:s text:c="2"/>| <text:s text:c="2"/>| <text:s text:c="2"/>| <text:s text:c="2"/>| <text:s text:c="2"/>| <text:s text:c="2"/>| <text:s text:c="2"/>attribute_15 &gt; 13: 5 (3.0/1.0)</text:p>
      <text:p text:style-name="P5"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30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: 4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: 0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0 &gt; 3: 4 (251.0/1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<text:soft-page-break/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: 1 (82.0/2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210</text:p>
      <text:p text:style-name="P5"/>
      <text:p text:style-name="P5">Size of the tree : <text:tab/>419</text:p>
      <text:p text:style-name="P5"/>
      <text:p text:style-name="P5"/>
      <text:p text:style-name="P5">Time taken to build model: 0.27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40 <text:s text:c="14"/>90.6073 %</text:p>
      <text:p text:style-name="P5">Incorrectly Classified Instances <text:s text:c="6"/>481 <text:s text:c="15"/>9.3927 %</text:p>
      <text:p text:style-name="P5">Kappa statistic <text:s text:c="25"/>0.8956</text:p>
      <text:p text:style-name="P5">Mean absolute error <text:s text:c="21"/>0.0188</text:p>
      <text:p text:style-name="P5">Root mean squared error <text:s text:c="17"/>0.1258</text:p>
      <text:p text:style-name="P5">Relative absolute error <text:s text:c="16"/>11.5161 %</text:p>
      <text:p text:style-name="P5">Root relative squared error <text:s text:c="12"/>43.9674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1 <text:s text:c="4"/>0.971 <text:s text:c="4"/>0.966 <text:s text:c="5"/>0.989 <text:s text:c="3"/>0</text:p>
      <text:p text:style-name="P5">0.911 <text:s text:c="4"/>0.013 <text:s text:c="5"/>0.884 <text:s text:c="4"/>0.911 <text:s text:c="4"/>0.897 <text:s text:c="5"/>0.952 <text:s text:c="3"/>1</text:p>
      <text:p text:style-name="P5">0.917 <text:s text:c="4"/>0.009 <text:s text:c="5"/>0.919 <text:s text:c="4"/>0.917 <text:s text:c="4"/>0.918 <text:s text:c="5"/>0.957 <text:s text:c="3"/>2</text:p>
      <text:p text:style-name="P5">0.888 <text:s text:c="4"/>0.013 <text:s text:c="5"/>0.883 <text:s text:c="4"/>0.888 <text:s text:c="4"/>0.885 <text:s text:c="5"/>0.947 <text:s text:c="3"/>3</text:p>
      <text:p text:style-name="P5">0.89 <text:s text:c="5"/>0.012 <text:s text:c="5"/>0.888 <text:s text:c="4"/>0.89 <text:s text:c="5"/>0.889 <text:s text:c="5"/>0.949 <text:s text:c="3"/>4</text:p>
      <text:p text:style-name="P5">0.916 <text:s text:c="4"/>0.009 <text:s text:c="5"/>0.919 <text:s text:c="4"/>0.916 <text:s text:c="4"/>0.917 <text:s text:c="5"/>0.956 <text:s text:c="3"/>5</text:p>
      <text:p text:style-name="P5">0.955 <text:s text:c="4"/>0.006 <text:s text:c="5"/>0.944 <text:s text:c="4"/>0.955 <text:s text:c="4"/>0.95 <text:s text:c="6"/>0.978 <text:s text:c="3"/>6</text:p>
      <text:p text:style-name="P5">0.922 <text:s text:c="4"/>0.009 <text:s text:c="5"/>0.92 <text:s text:c="5"/>0.922 <text:s text:c="4"/>0.921 <text:s text:c="5"/>0.969 <text:s text:c="3"/>7</text:p>
      <text:p text:style-name="P5">0.838 <text:s text:c="4"/>0.015 <text:s text:c="5"/>0.858 <text:s text:c="4"/>0.838 <text:s text:c="4"/>0.848 <text:s text:c="5"/>0.917 <text:s text:c="3"/>8</text:p>
      <text:p text:style-name="P5">0.854 <text:s text:c="4"/>0.013 <text:s text:c="5"/>0.882 <text:s text:c="4"/>0.854 <text:s text:c="4"/>0.868 <text:s text:c="5"/>0.93 <text:s text:c="4"/>9</text:p>
      <text:p text:style-name="P5">0 <text:s text:c="8"/>0 <text:s text:c="9"/>0 <text:s text:c="8"/>0 <text:s text:c="8"/>0 <text:s text:c="9"/>0.5 <text:s text:c="5"/>64</text:p>
      <text:p text:style-name="P5">Weighted Avg. <text:s text:c="3"/>0.906 <text:s text:c="4"/>0.01 <text:s text:c="6"/>0.906 <text:s text:c="4"/>0.906 <text:s text:c="4"/>0.906 <text:s text:c="5"/>0.954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<text:soft-page-break/>495 <text:s text:c="2"/>0 <text:s text:c="2"/>2 <text:s text:c="2"/>1 <text:s text:c="2"/>8 <text:s text:c="2"/>1 <text:s text:c="2"/>0 <text:s text:c="2"/>0 <text:s text:c="2"/>3 <text:s text:c="2"/>0 <text:s text:c="2"/>0 | <text:s text:c="2"/>a = 0</text:p>
      <text:p text:style-name="P5">1 472 <text:s text:c="2"/>9 <text:s text:c="2"/>5 <text:s text:c="2"/>8 <text:s text:c="2"/>1 <text:s text:c="2"/>5 <text:s text:c="2"/>4 <text:s text:c="2"/>8 <text:s text:c="2"/>5 <text:s text:c="2"/>0 | <text:s text:c="2"/>b = 1</text:p>
      <text:p text:style-name="P5">1 <text:s/>10 464 <text:s text:c="2"/>8 <text:s text:c="2"/>2 <text:s text:c="2"/>3 <text:s text:c="2"/>3 <text:s text:c="2"/>0 <text:s/>10 <text:s text:c="2"/>5 <text:s text:c="2"/>0 | <text:s text:c="2"/>c = 2</text:p>
      <text:p text:style-name="P5">1 <text:s text:c="2"/>6 <text:s text:c="2"/>7 467 <text:s text:c="2"/>2 <text:s text:c="2"/>8 <text:s text:c="2"/>1 <text:s text:c="2"/>5 <text:s/>16 <text:s/>13 <text:s text:c="2"/>0 | <text:s text:c="2"/>d = 3</text:p>
      <text:p text:style-name="P5">5 <text:s/>10 <text:s text:c="2"/>0 <text:s text:c="2"/>1 452 <text:s text:c="2"/>5 <text:s text:c="2"/>8 <text:s/>13 <text:s/>10 <text:s text:c="2"/>4 <text:s text:c="2"/>0 | <text:s text:c="2"/>e = 4</text:p>
      <text:p text:style-name="P5">3 <text:s text:c="2"/>5 <text:s text:c="2"/>2 <text:s text:c="2"/>8 <text:s text:c="2"/>3 467 <text:s text:c="2"/>4 <text:s text:c="2"/>1 <text:s text:c="2"/>6 <text:s/>11 <text:s text:c="2"/>0 | <text:s text:c="2"/>f = 5</text:p>
      <text:p text:style-name="P5">1 <text:s text:c="2"/>4 <text:s text:c="2"/>1 <text:s text:c="2"/>1 <text:s text:c="2"/>8 <text:s text:c="2"/>4 493 <text:s text:c="2"/>3 <text:s text:c="2"/>0 <text:s text:c="2"/>1 <text:s text:c="2"/>0 | <text:s text:c="2"/>g = 6</text:p>
      <text:p text:style-name="P5">0 <text:s text:c="2"/>5 <text:s text:c="2"/>2 <text:s text:c="2"/>4 <text:s/>12 <text:s text:c="2"/>1 <text:s text:c="2"/>1 473 <text:s text:c="2"/>5 <text:s/>10 <text:s text:c="2"/>0 | <text:s text:c="2"/>h = 7</text:p>
      <text:p text:style-name="P5">7 <text:s/>17 <text:s/>14 <text:s/>13 <text:s text:c="2"/>4 <text:s text:c="2"/>4 <text:s text:c="2"/>7 <text:s text:c="2"/>7 424 <text:s text:c="2"/>9 <text:s text:c="2"/>0 | <text:s text:c="2"/>i = 8</text:p>
      <text:p text:style-name="P5">1 <text:s text:c="2"/>5 <text:s text:c="2"/>4 <text:s/>21 <text:s/>10 <text:s/>14 <text:s text:c="2"/>0 <text:s text:c="2"/>8 <text:s/>11 433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>best conf fact = 0.1</text:p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5 num obj min = 2</text:p>
      <text:p text:style-name="P5"/>
      <text:p text:style-name="P5">=== Run information ===</text:p>
      <text:p text:style-name="P5"/>
      <text:p text:style-name="P5">Scheme:weka.classifiers.trees.J48 -C 0.1 -M 2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<text:soft-page-break/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<text:soft-page-break/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</text:p>
      <text:p text:style-name="P5">| <text:s text:c="2"/>| <text:s text:c="2"/>| <text:s text:c="2"/>| <text:s text:c="2"/>| <text:s text:c="2"/>| <text:s text:c="2"/>attribute_8 &lt;= 14: 5 (2.0/1.0)</text:p>
      <text:p text:style-name="P5">| <text:s text:c="2"/>| <text:s text:c="2"/>| <text:s text:c="2"/>| <text:s text:c="2"/>| <text:s text:c="2"/>| <text:s text:c="2"/>attribute_8 &gt; 14: 8 (4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| <text:s text:c="2"/>| <text:s text:c="2"/>| <text:s text:c="2"/>| <text:s text:c="2"/>| <text:s text:c="2"/>| <text:s text:c="2"/>attribute_5 &gt; 5: 5 (2.0)</text:p>
      <text:p text:style-name="P5"><text:soft-page-break/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: 6 (476.0/5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</text:p>
      <text:p text:style-name="P5"><text:soft-page-break/>| <text:s text:c="2"/>| <text:s text:c="2"/>| <text:s text:c="2"/>| <text:s text:c="2"/>| <text:s text:c="2"/>| <text:s text:c="2"/>| <text:s text:c="2"/>| <text:s text:c="2"/>| <text:s text:c="2"/>attribute_0 &lt;= 1: 1 (3.0/2.0)</text:p>
      <text:p text:style-name="P5">| <text:s text:c="2"/>| <text:s text:c="2"/>| <text:s text:c="2"/>| <text:s text:c="2"/>| <text:s text:c="2"/>| <text:s text:c="2"/>| <text:s text:c="2"/>| <text:s text:c="2"/>| <text:s text:c="2"/>attribute_0 &gt; 1: 3 (2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</text:p>
      <text:p text:style-name="P5">| <text:s text:c="2"/>| <text:s text:c="2"/>| <text:s text:c="2"/>| <text:s text:c="2"/>| <text:s text:c="2"/>| <text:s text:c="2"/>| <text:s text:c="2"/>| <text:s text:c="2"/>| <text:s text:c="2"/>attribute_34 &lt;= 11: 7 (17.0/1.0)</text:p>
      <text:p text:style-name="P5">| <text:s text:c="2"/>| <text:s text:c="2"/>| <text:s text:c="2"/>| <text:s text:c="2"/>| <text:s text:c="2"/>| <text:s text:c="2"/>| <text:s text:c="2"/>| <text:s text:c="2"/>| <text:s text:c="2"/>attribute_34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9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9: 8 (2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| <text:s text:c="2"/>| <text:s text:c="2"/>| <text:s text:c="2"/>| <text:s text:c="2"/>| <text:s text:c="2"/>| <text:s text:c="2"/>| <text:s text:c="2"/>| <text:s text:c="2"/>attribute_29 &gt; 1: 7 (409.0/4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| <text:s text:c="2"/>| <text:s text:c="2"/>| <text:s text:c="2"/>| <text:s text:c="2"/>| <text:s text:c="2"/>| <text:s text:c="2"/>| <text:s text:c="2"/>| <text:s text:c="2"/>| <text:s text:c="2"/>attribute_14 &lt;= 0: 1 (4.0)</text:p>
      <text:p text:style-name="P5"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<text:soft-page-break/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attribute_10 &lt;= 14: 9 (5.0/2.0)</text:p>
      <text:p text:style-name="P5"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24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6: 2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6: 3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lt;=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5 &lt;= 8: 3 (318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1: 3 (3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17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10.0/3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0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gt;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2: 7 (2.0)</text:p>
      <text:p text:style-name="P5"><text:soft-page-break/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: 9 (194.0/6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37 &lt;= 8: 2 (259.0/4.0)</text:p>
      <text:p text:style-name="P5">| <text:s text:c="2"/>| <text:s text:c="2"/>| <text:s text:c="2"/>| <text:s text:c="2"/>| <text:s text:c="2"/>| <text:s text:c="2"/>| <text:s text:c="2"/>| <text:s text:c="2"/>| <text:s text:c="2"/>| <text:s text:c="2"/>attribute_37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lt;= 1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gt; 1: 2 (7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gt; 2: 3 (2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| <text:s text:c="2"/>| <text:s text:c="2"/>| <text:s text:c="2"/>| <text:s text:c="2"/>| <text:s text:c="2"/>| <text:s text:c="2"/>| <text:s text:c="2"/>| <text:s text:c="2"/>| <text:s text:c="2"/>attribute_4 &gt; 5: 7 (29.0/1.0)</text:p>
      <text:p text:style-name="P5"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<text:soft-page-break/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5 &lt;= 6</text:p>
      <text:p text:style-name="P5">| <text:s text:c="2"/>| <text:s text:c="2"/>| <text:s text:c="2"/>| <text:s text:c="2"/>| <text:s text:c="2"/>| <text:s text:c="2"/>| <text:s text:c="2"/>| <text:s text:c="2"/>| <text:s text:c="2"/>attribute_26 &lt;= 7: 8 (258.0/15.0)</text:p>
      <text:p text:style-name="P5">| <text:s text:c="2"/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| <text:s text:c="2"/>| <text:s text:c="2"/>| <text:s text:c="2"/>attribute_5 &gt; 6</text:p>
      <text:p text:style-name="P5">| <text:s text:c="2"/>| <text:s text:c="2"/>| <text:s text:c="2"/>| <text:s text:c="2"/>| <text:s text:c="2"/>| <text:s text:c="2"/>| <text:s text:c="2"/>| <text:s text:c="2"/>| <text:s text:c="2"/>attribute_18 &lt;= 13: 9 (2.0)</text:p>
      <text:p text:style-name="P5">| <text:s text:c="2"/>| <text:s text:c="2"/>| <text:s text:c="2"/>| <text:s text:c="2"/>| <text:s text:c="2"/>| <text:s text:c="2"/>| <text:s text:c="2"/>| <text:s text:c="2"/>| <text:s text:c="2"/>attribute_18 &gt; 13: 4 (2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| <text:s text:c="2"/>| <text:s text:c="2"/>| <text:s text:c="2"/>| <text:s text:c="2"/>| <text:s text:c="2"/>| <text:s text:c="2"/>| <text:s text:c="2"/>| <text:s text:c="2"/>attribute_32 &lt;= 2</text:p>
      <text:p text:style-name="P5">| <text:s text:c="2"/>| <text:s text:c="2"/>| <text:s text:c="2"/>| <text:s text:c="2"/>| <text:s text:c="2"/>| <text:s text:c="2"/>| <text:s text:c="2"/>| <text:s text:c="2"/>| <text:s text:c="2"/>attribute_18 &lt;= 5: 1 (3.0/1.0)</text:p>
      <text:p text:style-name="P5">| <text:s text:c="2"/>| <text:s text:c="2"/>| <text:s text:c="2"/>| <text:s text:c="2"/>| <text:s text:c="2"/>| <text:s text:c="2"/>| <text:s text:c="2"/>| <text:s text:c="2"/>| <text:s text:c="2"/>attribute_18 &gt; 5: 8 (28.0/1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lt;= 7: 1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gt; 7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gt; 8: 1 (20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| <text:s text:c="2"/>| <text:s text:c="2"/>| <text:s text:c="2"/>| <text:s text:c="2"/>| <text:s text:c="2"/>| <text:s text:c="2"/>| <text:s text:c="2"/>| <text:s text:c="2"/>attribute_15 &gt; 13: 5 (3.0/1.0)</text:p>
      <text:p text:style-name="P5"><text:soft-page-break/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: 4 (256.0/3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: 1 (82.0/2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186</text:p>
      <text:p text:style-name="P5"/>
      <text:p text:style-name="P5">Size of the tree : <text:tab/>371</text:p>
      <text:p text:style-name="P5"/>
      <text:p text:style-name="P5"/>
      <text:p text:style-name="P5">Time taken to build model: 0.27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44 <text:s text:c="14"/>90.6854 %</text:p>
      <text:p text:style-name="P5"><text:soft-page-break/>Incorrectly Classified Instances <text:s text:c="6"/>477 <text:s text:c="15"/>9.3146 %</text:p>
      <text:p text:style-name="P5">Kappa statistic <text:s text:c="25"/>0.8965</text:p>
      <text:p text:style-name="P5">Mean absolute error <text:s text:c="21"/>0.0193</text:p>
      <text:p text:style-name="P5">Root mean squared error <text:s text:c="17"/>0.1252</text:p>
      <text:p text:style-name="P5">Relative absolute error <text:s text:c="16"/>11.8207 %</text:p>
      <text:p text:style-name="P5">Root relative squared error <text:s text:c="12"/>43.7675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5 <text:s text:c="4"/>0.971 <text:s text:c="4"/>0.968 <text:s text:c="5"/>0.989 <text:s text:c="3"/>0</text:p>
      <text:p text:style-name="P5">0.913 <text:s text:c="4"/>0.015 <text:s text:c="5"/>0.874 <text:s text:c="4"/>0.913 <text:s text:c="4"/>0.893 <text:s text:c="5"/>0.949 <text:s text:c="3"/>1</text:p>
      <text:p text:style-name="P5">0.913 <text:s text:c="4"/>0.008 <text:s text:c="5"/>0.922 <text:s text:c="4"/>0.913 <text:s text:c="4"/>0.918 <text:s text:c="5"/>0.956 <text:s text:c="3"/>2</text:p>
      <text:p text:style-name="P5">0.892 <text:s text:c="4"/>0.013 <text:s text:c="5"/>0.89 <text:s text:c="5"/>0.892 <text:s text:c="4"/>0.891 <text:s text:c="5"/>0.948 <text:s text:c="3"/>3</text:p>
      <text:p text:style-name="P5">0.894 <text:s text:c="4"/>0.012 <text:s text:c="5"/>0.89 <text:s text:c="5"/>0.894 <text:s text:c="4"/>0.892 <text:s text:c="5"/>0.95 <text:s text:c="4"/>4</text:p>
      <text:p text:style-name="P5">0.918 <text:s text:c="4"/>0.008 <text:s text:c="5"/>0.923 <text:s text:c="4"/>0.918 <text:s text:c="4"/>0.92 <text:s text:c="6"/>0.956 <text:s text:c="3"/>5</text:p>
      <text:p text:style-name="P5">0.955 <text:s text:c="4"/>0.006 <text:s text:c="5"/>0.944 <text:s text:c="4"/>0.955 <text:s text:c="4"/>0.95 <text:s text:c="6"/>0.978 <text:s text:c="3"/>6</text:p>
      <text:p text:style-name="P5">0.924 <text:s text:c="4"/>0.009 <text:s text:c="5"/>0.919 <text:s text:c="4"/>0.924 <text:s text:c="4"/>0.921 <text:s text:c="5"/>0.969 <text:s text:c="3"/>7</text:p>
      <text:p text:style-name="P5">0.83 <text:s text:c="5"/>0.016 <text:s text:c="5"/>0.85 <text:s text:c="5"/>0.83 <text:s text:c="5"/>0.84 <text:s text:c="6"/>0.922 <text:s text:c="3"/>8</text:p>
      <text:p text:style-name="P5">0.86 <text:s text:c="5"/>0.012 <text:s text:c="5"/>0.89 <text:s text:c="5"/>0.86 <text:s text:c="5"/>0.875 <text:s text:c="5"/>0.934 <text:s text:c="3"/>9</text:p>
      <text:p text:style-name="P5">0 <text:s text:c="8"/>0 <text:s text:c="9"/>0 <text:s text:c="8"/>0 <text:s text:c="8"/>0 <text:s text:c="9"/>0.497 <text:s text:c="3"/>64</text:p>
      <text:p text:style-name="P5">Weighted Avg. <text:s text:c="3"/>0.907 <text:s text:c="4"/>0.01 <text:s text:c="6"/>0.907 <text:s text:c="4"/>0.907 <text:s text:c="4"/>0.907 <text:s text:c="5"/>0.955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2 <text:s text:c="2"/>1 <text:s text:c="2"/>8 <text:s text:c="2"/>1 <text:s text:c="2"/>0 <text:s text:c="2"/>0 <text:s text:c="2"/>3 <text:s text:c="2"/>0 <text:s text:c="2"/>0 | <text:s text:c="2"/>a = 0</text:p>
      <text:p text:style-name="P5">1 473 <text:s text:c="2"/>9 <text:s text:c="2"/>5 <text:s text:c="2"/>8 <text:s text:c="2"/>1 <text:s text:c="2"/>5 <text:s text:c="2"/>3 <text:s text:c="2"/>9 <text:s text:c="2"/>4 <text:s text:c="2"/>0 | <text:s text:c="2"/>b = 1</text:p>
      <text:p text:style-name="P5">1 <text:s/>10 462 <text:s text:c="2"/>8 <text:s text:c="2"/>2 <text:s text:c="2"/>3 <text:s text:c="2"/>3 <text:s text:c="2"/>0 <text:s/>12 <text:s text:c="2"/>5 <text:s text:c="2"/>0 | <text:s text:c="2"/>c = 2</text:p>
      <text:p text:style-name="P5">1 <text:s text:c="2"/>6 <text:s text:c="2"/>6 469 <text:s text:c="2"/>2 <text:s text:c="2"/>8 <text:s text:c="2"/>1 <text:s text:c="2"/>5 <text:s/>16 <text:s/>12 <text:s text:c="2"/>0 | <text:s text:c="2"/>d = 3</text:p>
      <text:p text:style-name="P5">3 <text:s/>10 <text:s text:c="2"/>0 <text:s text:c="2"/>1 454 <text:s text:c="2"/>5 <text:s text:c="2"/>8 <text:s/>13 <text:s/>10 <text:s text:c="2"/>4 <text:s text:c="2"/>0 | <text:s text:c="2"/>e = 4</text:p>
      <text:p text:style-name="P5">3 <text:s text:c="2"/>5 <text:s text:c="2"/>2 <text:s text:c="2"/>8 <text:s text:c="2"/>2 468 <text:s text:c="2"/>4 <text:s text:c="2"/>1 <text:s text:c="2"/>6 <text:s/>11 <text:s text:c="2"/>0 | <text:s text:c="2"/>f = 5</text:p>
      <text:p text:style-name="P5">1 <text:s text:c="2"/>4 <text:s text:c="2"/>1 <text:s text:c="2"/>1 <text:s text:c="2"/>8 <text:s text:c="2"/>4 493 <text:s text:c="2"/>3 <text:s text:c="2"/>0 <text:s text:c="2"/>1 <text:s text:c="2"/>0 | <text:s text:c="2"/>g = 6</text:p>
      <text:p text:style-name="P5">0 <text:s text:c="2"/>5 <text:s text:c="2"/>2 <text:s text:c="2"/>4 <text:s/>12 <text:s text:c="2"/>1 <text:s text:c="2"/>1 474 <text:s text:c="2"/>4 <text:s/>10 <text:s text:c="2"/>0 | <text:s text:c="2"/>h = 7</text:p>
      <text:p text:style-name="P5">7 <text:s/>23 <text:s/>14 <text:s/>11 <text:s text:c="2"/>4 <text:s text:c="2"/>4 <text:s text:c="2"/>7 <text:s text:c="2"/>9 420 <text:s text:c="2"/>7 <text:s text:c="2"/>0 | <text:s text:c="2"/>i = 8</text:p>
      <text:p text:style-name="P5">1 <text:s text:c="2"/>5 <text:s text:c="2"/>3 <text:s/>19 <text:s/>10 <text:s/>12 <text:s text:c="2"/>0 <text:s text:c="2"/>8 <text:s/>13 436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/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6 num obj min = 5</text:p>
      <text:p text:style-name="P5">=== Run information ===</text:p>
      <text:p text:style-name="P5"/>
      <text:p text:style-name="P5">Scheme:weka.classifiers.trees.J48 -C 0.1 -M 5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<text:soft-page-break/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<text:soft-page-break/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: 5 (93.0/10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26 &lt;= 1: 6 (22.0/4.0)</text:p>
      <text:p text:style-name="P5">| <text:s text:c="2"/>| <text:s text:c="2"/>| <text:s text:c="2"/>| <text:s text:c="2"/>| <text:s text:c="2"/>attribute_26 &gt; 1: 4 (22.0/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: 9 (5.0/2.0)</text:p>
      <text:p text:style-name="P5">| <text:s text:c="2"/>| <text:s text:c="2"/>| <text:s text:c="2"/>| <text:s text:c="2"/>| <text:s text:c="2"/>attribute_23 &gt; 14: 8 (6.0/2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8 &lt;= 9: 1 (10.0/2.0)</text:p>
      <text:p text:style-name="P5"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attribute_37 &lt;= 11: 2 (104.0)</text:p>
      <text:p text:style-name="P5">| <text:s text:c="2"/>| <text:s text:c="2"/>| <text:s text:c="2"/>| <text:s text:c="2"/>| <text:s text:c="2"/>| <text:s text:c="2"/>| <text:s text:c="2"/>attribute_37 &gt; 11: 3 (5.0/2.0)</text:p>
      <text:p text:style-name="P5">| <text:s text:c="2"/>| <text:s text:c="2"/>| <text:s text:c="2"/>| <text:s text:c="2"/>| <text:s text:c="2"/>attribute_23 &gt; 13: 1 (71.0/4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: 3 (34.0/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: 7 (9.0/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: 3 (12.0/3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<text:soft-page-break/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1 &lt;= 2</text:p>
      <text:p text:style-name="P5">| <text:s text:c="2"/>| <text:s text:c="2"/>| <text:s text:c="2"/>| <text:s text:c="2"/>| <text:s text:c="2"/>attribute_7 &lt;= 1: 6 (8.0)</text:p>
      <text:p text:style-name="P5">| <text:s text:c="2"/>| <text:s text:c="2"/>| <text:s text:c="2"/>| <text:s text:c="2"/>| <text:s text:c="2"/>attribute_7 &gt; 1: 2 (29.0/1.0)</text:p>
      <text:p text:style-name="P5">| <text:s text:c="2"/>| <text:s text:c="2"/>| <text:s text:c="2"/>| <text:s text:c="2"/>attribute_11 &gt; 2: 8 (5.0/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: 4 (21.0/2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: 4 (12.0/7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: 6 (476.0/5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9 &lt;= 14: 4 (5.0/3.0)</text:p>
      <text:p text:style-name="P5">| <text:s text:c="2"/>| <text:s text:c="2"/>| <text:s text:c="2"/>| <text:s text:c="2"/>| <text:s text:c="2"/>| <text:s text:c="2"/>| <text:s text:c="2"/>| <text:s text:c="2"/>attribute_9 &gt; 14: 1 (16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5 &lt;= 14: 4 (58.0)</text:p>
      <text:p text:style-name="P5">| <text:s text:c="2"/>| <text:s text:c="2"/>| <text:s text:c="2"/>| <text:s text:c="2"/>| <text:s text:c="2"/>attribute_15 &gt; 14: 6 (5.0/2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: 9 (7.0/2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8 &lt;= 12: 3 (5.0/3.0)</text:p>
      <text:p text:style-name="P5">| <text:s text:c="2"/>| <text:s text:c="2"/>| <text:s text:c="2"/>| <text:s text:c="2"/>| <text:s text:c="2"/>| <text:s text:c="2"/>| <text:s text:c="2"/>| <text:s text:c="2"/>attribute_8 &gt; 12: 9 (7.0/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: 7 (21.0/4.0)</text:p>
      <text:p text:style-name="P5">| <text:s text:c="2"/>| <text:s text:c="2"/>| <text:s text:c="2"/>| <text:s text:c="2"/>| <text:s text:c="2"/>| <text:s text:c="2"/>| <text:s text:c="2"/>| <text:s text:c="2"/>attribute_43 &gt; 5: 8 (14.0/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: 9 (9.0/2.0)</text:p>
      <text:p text:style-name="P5">| <text:s text:c="2"/>| <text:s text:c="2"/>| <text:s text:c="2"/>| <text:s text:c="2"/>| <text:s text:c="2"/>| <text:s text:c="2"/>| <text:s text:c="2"/>| <text:s text:c="2"/>attribute_29 &gt; 1: 7 (409.0/4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: 9 (17.0/2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4 &lt;= 3: 3 (14.0/3.0)</text:p>
      <text:p text:style-name="P5"><text:soft-page-break/>| <text:s text:c="2"/>| <text:s text:c="2"/>| <text:s text:c="2"/>| <text:s text:c="2"/>| <text:s text:c="2"/>| <text:s text:c="2"/>| <text:s text:c="2"/>attribute_34 &gt; 3: 7 (11.0/3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14 &lt;= 0: 1 (5.0/1.0)</text:p>
      <text:p text:style-name="P5">| <text:s text:c="2"/>| <text:s text:c="2"/>| <text:s text:c="2"/>| <text:s text:c="2"/>| <text:s text:c="2"/>| <text:s text:c="2"/>| <text:s text:c="2"/>| <text:s text:c="2"/>attribute_14 &gt; 0: 9 (9.0/2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: 2 (10.0/2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51 &lt;= 8: 9 (7.0/4.0)</text:p>
      <text:p text:style-name="P5"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15 &lt;= 8: 3 (328.0/3.0)</text:p>
      <text:p text:style-name="P5"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2 &lt;= 1: 3 (39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22.0/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14.0/2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: 3 (8.0/3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: 9 (34.0/3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43 &lt;= 14: 1 (5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43 &gt; 14: 2 (14.0)</text:p>
      <text:p text:style-name="P5">| <text:s text:c="2"/>| <text:s text:c="2"/>| <text:s text:c="2"/>| <text:s text:c="2"/>| <text:s text:c="2"/>| <text:s text:c="2"/>| <text:s text:c="2"/>| <text:s text:c="2"/>| <text:s text:c="2"/>attribute_38 &gt; 7: 3 (8.0/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35 &lt;= 0: 5 (20.0/4.0)</text:p>
      <text:p text:style-name="P5">| <text:s text:c="2"/>| <text:s text:c="2"/>| <text:s text:c="2"/>| <text:s text:c="2"/>| <text:s text:c="2"/>| <text:s text:c="2"/>| <text:s text:c="2"/>| <text:s text:c="2"/>| <text:s text:c="2"/>| <text:s text:c="2"/>attribute_35 &gt; 0: 7 (5.0/3.0)</text:p>
      <text:p text:style-name="P5"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: 9 (194.0/6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: 3 (9.0/2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<text:soft-page-break/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: 3 (12.0/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: 2 (271.0/9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: 2 (17.0/2.0)</text:p>
      <text:p text:style-name="P5">| <text:s text:c="2"/>| <text:s text:c="2"/>| <text:s text:c="2"/>| <text:s text:c="2"/>| <text:s text:c="2"/>| <text:s text:c="2"/>| <text:s text:c="2"/>| <text:s text:c="2"/>| <text:s text:c="2"/>attribute_29 &gt; 11: 8 (53.0/3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38 &lt;= 4</text:p>
      <text:p text:style-name="P5">| <text:s text:c="2"/>| <text:s text:c="2"/>| <text:s text:c="2"/>| <text:s text:c="2"/>| <text:s text:c="2"/>| <text:s text:c="2"/>| <text:s text:c="2"/>| <text:s text:c="2"/>| <text:s text:c="2"/>attribute_4 &lt;= 6: 4 (9.0/4.0)</text:p>
      <text:p text:style-name="P5">| <text:s text:c="2"/>| <text:s text:c="2"/>| <text:s text:c="2"/>| <text:s text:c="2"/>| <text:s text:c="2"/>| <text:s text:c="2"/>| <text:s text:c="2"/>| <text:s text:c="2"/>| <text:s text:c="2"/>attribute_4 &gt; 6: 7 (29.0/1.0)</text:p>
      <text:p text:style-name="P5">| <text:s text:c="2"/>| <text:s text:c="2"/>| <text:s text:c="2"/>| <text:s text:c="2"/>| <text:s text:c="2"/>| <text:s text:c="2"/>| <text:s text:c="2"/>| <text:s text:c="2"/>attribute_38 &gt; 4</text:p>
      <text:p text:style-name="P5">| <text:s text:c="2"/>| <text:s text:c="2"/>| <text:s text:c="2"/>| <text:s text:c="2"/>| <text:s text:c="2"/>| <text:s text:c="2"/>| <text:s text:c="2"/>| <text:s text:c="2"/>| <text:s text:c="2"/>attribute_22 &lt;= 6: 3 (9.0)</text:p>
      <text:p text:style-name="P5">| <text:s text:c="2"/>| <text:s text:c="2"/>| <text:s text:c="2"/>| <text:s text:c="2"/>| <text:s text:c="2"/>| <text:s text:c="2"/>| <text:s text:c="2"/>| <text:s text:c="2"/>| <text:s text:c="2"/>attribute_22 &gt; 6: 8 (8.0/3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: 3 (19.0/2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2 &lt;= 15: 8 (5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 &gt; 15: 2 (8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32 &lt;= 4: 8 (255.0/16.0)</text:p>
      <text:p text:style-name="P5">| <text:s text:c="2"/>| <text:s text:c="2"/>| <text:s text:c="2"/>| <text:s text:c="2"/>| <text:s text:c="2"/>| <text:s text:c="2"/>| <text:s text:c="2"/>| <text:s text:c="2"/>attribute_32 &gt; 4</text:p>
      <text:p text:style-name="P5">| <text:s text:c="2"/>| <text:s text:c="2"/>| <text:s text:c="2"/>| <text:s text:c="2"/>| <text:s text:c="2"/>| <text:s text:c="2"/>| <text:s text:c="2"/>| <text:s text:c="2"/>| <text:s text:c="2"/>attribute_34 &lt;= 6: 9 (5.0/1.0)</text:p>
      <text:p text:style-name="P5">| <text:s text:c="2"/>| <text:s text:c="2"/>| <text:s text:c="2"/>| <text:s text:c="2"/>| <text:s text:c="2"/>| <text:s text:c="2"/>| <text:s text:c="2"/>| <text:s text:c="2"/>| <text:s text:c="2"/>attribute_34 &gt; 6: 8 (5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28 &lt;= 10: 8 (8.0/4.0)</text:p>
      <text:p text:style-name="P5">| <text:s text:c="2"/>| <text:s text:c="2"/>| <text:s text:c="2"/>| <text:s text:c="2"/>| <text:s text:c="2"/>| <text:s text:c="2"/>| <text:s text:c="2"/>attribute_28 &gt; 10: 4 (7.0/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36 &lt;= 6: 8 (20.0/4.0)</text:p>
      <text:p text:style-name="P5">| <text:s text:c="2"/>| <text:s text:c="2"/>| <text:s text:c="2"/>| <text:s text:c="2"/>| <text:s text:c="2"/>| <text:s text:c="2"/>| <text:s text:c="2"/>attribute_36 &gt; 6</text:p>
      <text:p text:style-name="P5"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attribute_18 &lt;= 5: 1 (10.0)</text:p>
      <text:p text:style-name="P5">| <text:s text:c="2"/>| <text:s text:c="2"/>| <text:s text:c="2"/>| <text:s text:c="2"/>| <text:s text:c="2"/>| <text:s text:c="2"/>| <text:s text:c="2"/>| <text:s text:c="2"/>| <text:s text:c="2"/>attribute_18 &gt; 5: 8 (30.0/4.0)</text:p>
      <text:p text:style-name="P5">| <text:s text:c="2"/>| <text:s text:c="2"/>| <text:s text:c="2"/>| <text:s text:c="2"/>| <text:s text:c="2"/>| <text:s text:c="2"/>| <text:s text:c="2"/>| <text:s text:c="2"/>attribute_10 &gt; 15: 1 (226.0/9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1 &lt;= 6: 2 (6.0/4.0)</text:p>
      <text:p text:style-name="P5">| <text:s text:c="2"/>| <text:s text:c="2"/>| <text:s text:c="2"/>| <text:s text:c="2"/>| <text:s text:c="2"/>| <text:s text:c="2"/>attribute_41 &gt; 6: 8 (16.0/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<text:soft-page-break/>| <text:s text:c="2"/>| <text:s text:c="2"/>| <text:s text:c="2"/>| <text:s text:c="2"/>| <text:s text:c="2"/>| <text:s text:c="2"/>| <text:s text:c="2"/>attribute_36 &lt;= 7: 0 (8.0/5.0)</text:p>
      <text:p text:style-name="P5">| <text:s text:c="2"/>| <text:s text:c="2"/>| <text:s text:c="2"/>| <text:s text:c="2"/>| <text:s text:c="2"/>| <text:s text:c="2"/>| <text:s text:c="2"/>attribute_36 &gt; 7</text:p>
      <text:p text:style-name="P5">| <text:s text:c="2"/>| <text:s text:c="2"/>| <text:s text:c="2"/>| <text:s text:c="2"/>| <text:s text:c="2"/>| <text:s text:c="2"/>| <text:s text:c="2"/>| <text:s text:c="2"/>attribute_16 &lt;= 3</text:p>
      <text:p text:style-name="P5">| <text:s text:c="2"/>| <text:s text:c="2"/>| <text:s text:c="2"/>| <text:s text:c="2"/>| <text:s text:c="2"/>| <text:s text:c="2"/>| <text:s text:c="2"/>| <text:s text:c="2"/>| <text:s text:c="2"/>attribute_10 &lt;= 6: 4 (5.0/1.0)</text:p>
      <text:p text:style-name="P5">| <text:s text:c="2"/>| <text:s text:c="2"/>| <text:s text:c="2"/>| <text:s text:c="2"/>| <text:s text:c="2"/>| <text:s text:c="2"/>| <text:s text:c="2"/>| <text:s text:c="2"/>| <text:s text:c="2"/>attribute_10 &gt; 6: 7 (7.0)</text:p>
      <text:p text:style-name="P5">| <text:s text:c="2"/>| <text:s text:c="2"/>| <text:s text:c="2"/>| <text:s text:c="2"/>| <text:s text:c="2"/>| <text:s text:c="2"/>| <text:s text:c="2"/>| <text:s text:c="2"/>attribute_16 &gt; 3: 4 (253.0/3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: 5 (7.0/2.0)</text:p>
      <text:p text:style-name="P5"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41 &lt;= 13: 7 (5.0/1.0)</text:p>
      <text:p text:style-name="P5">| <text:s text:c="2"/>| <text:s text:c="2"/>| <text:s text:c="2"/>| <text:s text:c="2"/>| <text:s text:c="2"/>| <text:s text:c="2"/>| <text:s text:c="2"/>| <text:s text:c="2"/>attribute_41 &gt; 13: 0 (8.0/4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: 1 (84.0/4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5 &lt;= 0: 4 (25.0/1.0)</text:p>
      <text:p text:style-name="P5">| <text:s text:c="2"/>| <text:s text:c="2"/>| <text:s text:c="2"/>| <text:s text:c="2"/>| <text:s text:c="2"/>| <text:s text:c="2"/>| <text:s text:c="2"/>attribute_5 &gt; 0: 1 (7.0/1.0)</text:p>
      <text:p text:style-name="P5">| <text:s text:c="2"/>| <text:s text:c="2"/>| <text:s text:c="2"/>| <text:s text:c="2"/>| <text:s text:c="2"/>attribute_7 &gt; 2: 8 (7.0/3.0)</text:p>
      <text:p text:style-name="P5"/>
      <text:p text:style-name="P5">Number of Leaves <text:s/>: <text:tab/>110</text:p>
      <text:p text:style-name="P5"/>
      <text:p text:style-name="P5">Size of the tree : <text:tab/>219</text:p>
      <text:p text:style-name="P5"/>
      <text:p text:style-name="P5"/>
      <text:p text:style-name="P5">Time taken to build model: 0.25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08 <text:s text:c="14"/>89.9824 %</text:p>
      <text:p text:style-name="P5">Incorrectly Classified Instances <text:s text:c="6"/>513 <text:s text:c="14"/>10.0176 %</text:p>
      <text:p text:style-name="P5">Kappa statistic <text:s text:c="25"/>0.8887</text:p>
      <text:p text:style-name="P5">Mean absolute error <text:s text:c="21"/>0.0231</text:p>
      <text:p text:style-name="P5">Root mean squared error <text:s text:c="17"/>0.1249</text:p>
      <text:p text:style-name="P5">Relative absolute error <text:s text:c="16"/>14.1085 %</text:p>
      <text:p text:style-name="P5">Root relative squared error <text:s text:c="12"/>43.6554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3 <text:s text:c="4"/>0.971 <text:s text:c="4"/>0.967 <text:s text:c="5"/>0.991 <text:s text:c="3"/>0</text:p>
      <text:p text:style-name="P5">0.898 <text:s text:c="4"/>0.015 <text:s text:c="5"/>0.868 <text:s text:c="4"/>0.898 <text:s text:c="4"/>0.882 <text:s text:c="5"/>0.955 <text:s text:c="3"/>1</text:p>
      <text:p text:style-name="P5">0.907 <text:s text:c="4"/>0.009 <text:s text:c="5"/>0.918 <text:s text:c="4"/>0.907 <text:s text:c="4"/>0.913 <text:s text:c="5"/>0.961 <text:s text:c="3"/>2</text:p>
      <text:p text:style-name="P5">0.878 <text:s text:c="4"/>0.012 <text:s text:c="5"/>0.89 <text:s text:c="5"/>0.878 <text:s text:c="4"/>0.884 <text:s text:c="5"/>0.959 <text:s text:c="3"/>3</text:p>
      <text:p text:style-name="P5">0.874 <text:s text:c="4"/>0.012 <text:s text:c="5"/>0.89 <text:s text:c="5"/>0.874 <text:s text:c="4"/>0.882 <text:s text:c="5"/>0.955 <text:s text:c="3"/>4</text:p>
      <text:p text:style-name="P5">0.922 <text:s text:c="4"/>0.011 <text:s text:c="5"/>0.906 <text:s text:c="4"/>0.922 <text:s text:c="4"/>0.914 <text:s text:c="5"/>0.967 <text:s text:c="3"/>5</text:p>
      <text:p text:style-name="P5">0.946 <text:s text:c="4"/>0.008 <text:s text:c="5"/>0.931 <text:s text:c="4"/>0.946 <text:s text:c="4"/>0.938 <text:s text:c="5"/>0.982 <text:s text:c="3"/>6</text:p>
      <text:p text:style-name="P5">0.92 <text:s text:c="5"/>0.01 <text:s text:c="6"/>0.913 <text:s text:c="4"/>0.92 <text:s text:c="5"/>0.917 <text:s text:c="5"/>0.981 <text:s text:c="3"/>7</text:p>
      <text:p text:style-name="P5">0.832 <text:s text:c="4"/>0.017 <text:s text:c="5"/>0.84 <text:s text:c="5"/>0.832 <text:s text:c="4"/>0.836 <text:s text:c="5"/>0.937 <text:s text:c="3"/>8</text:p>
      <text:p text:style-name="P5">0.852 <text:s text:c="4"/>0.013 <text:s text:c="5"/>0.878 <text:s text:c="4"/>0.852 <text:s text:c="4"/>0.865 <text:s text:c="5"/>0.945 <text:s text:c="3"/>9</text:p>
      <text:p text:style-name="P5">0 <text:s text:c="8"/>0 <text:s text:c="9"/>0 <text:s text:c="8"/>0 <text:s text:c="8"/>0 <text:s text:c="9"/>0.494 <text:s text:c="3"/>64</text:p>
      <text:p text:style-name="P5"><text:soft-page-break/>Weighted Avg. <text:s text:c="3"/>0.9 <text:s text:c="6"/>0.011 <text:s text:c="5"/>0.9 <text:s text:c="6"/>0.9 <text:s text:c="6"/>0.9 <text:s text:c="7"/>0.963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1 <text:s text:c="2"/>1 <text:s text:c="2"/>7 <text:s text:c="2"/>2 <text:s text:c="2"/>1 <text:s text:c="2"/>1 <text:s text:c="2"/>2 <text:s text:c="2"/>0 <text:s text:c="2"/>0 | <text:s text:c="2"/>a = 0</text:p>
      <text:p text:style-name="P5">0 465 <text:s text:c="2"/>8 <text:s text:c="2"/>8 <text:s text:c="2"/>6 <text:s text:c="2"/>5 <text:s text:c="2"/>6 <text:s text:c="2"/>6 <text:s text:c="2"/>9 <text:s text:c="2"/>5 <text:s text:c="2"/>0 | <text:s text:c="2"/>b = 1</text:p>
      <text:p text:style-name="P5">2 <text:s/>10 459 <text:s text:c="2"/>8 <text:s text:c="2"/>1 <text:s text:c="2"/>3 <text:s text:c="2"/>5 <text:s text:c="2"/>1 <text:s/>13 <text:s text:c="2"/>4 <text:s text:c="2"/>0 | <text:s text:c="2"/>c = 2</text:p>
      <text:p text:style-name="P5">1 <text:s text:c="2"/>3 <text:s text:c="2"/>5 462 <text:s text:c="2"/>2 <text:s/>12 <text:s text:c="2"/>0 <text:s text:c="2"/>6 <text:s/>19 <text:s/>16 <text:s text:c="2"/>0 | <text:s text:c="2"/>d = 3</text:p>
      <text:p text:style-name="P5">5 <text:s/>10 <text:s text:c="2"/>1 <text:s text:c="2"/>0 444 <text:s text:c="2"/>6 <text:s/>12 <text:s/>10 <text:s text:c="2"/>9 <text:s/>11 <text:s text:c="2"/>0 | <text:s text:c="2"/>e = 4</text:p>
      <text:p text:style-name="P5">2 <text:s text:c="2"/>5 <text:s text:c="2"/>4 <text:s text:c="2"/>4 <text:s text:c="2"/>5 470 <text:s text:c="2"/>4 <text:s text:c="2"/>1 <text:s text:c="2"/>6 <text:s text:c="2"/>9 <text:s text:c="2"/>0 | <text:s text:c="2"/>f = 5</text:p>
      <text:p text:style-name="P5">2 <text:s text:c="2"/>3 <text:s text:c="2"/>3 <text:s text:c="2"/>1 <text:s/>11 <text:s text:c="2"/>4 488 <text:s text:c="2"/>1 <text:s text:c="2"/>3 <text:s text:c="2"/>0 <text:s text:c="2"/>0 | <text:s text:c="2"/>g = 6</text:p>
      <text:p text:style-name="P5">2 <text:s text:c="2"/>3 <text:s text:c="2"/>0 <text:s text:c="2"/>5 <text:s text:c="2"/>9 <text:s text:c="2"/>2 <text:s text:c="2"/>4 472 <text:s text:c="2"/>5 <text:s/>11 <text:s text:c="2"/>0 | <text:s text:c="2"/>h = 7</text:p>
      <text:p text:style-name="P5">4 <text:s/>28 <text:s/>15 <text:s text:c="2"/>9 <text:s text:c="2"/>7 <text:s text:c="2"/>5 <text:s text:c="2"/>4 <text:s text:c="2"/>9 421 <text:s text:c="2"/>4 <text:s text:c="2"/>0 | <text:s text:c="2"/>i = 8</text:p>
      <text:p text:style-name="P5">1 <text:s text:c="2"/>9 <text:s text:c="2"/>4 <text:s/>21 <text:s text:c="2"/>7 <text:s/>10 <text:s text:c="2"/>0 <text:s/>10 <text:s/>13 432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/>
      <text:p text:style-name="P5"/>
      <text:p text:style-name="P5"/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7 num obj min = 10</text:p>
      <text:p text:style-name="P5"/>
      <text:p text:style-name="P5">=== Run information ===</text:p>
      <text:p text:style-name="P5"/>
      <text:p text:style-name="P5">Scheme:weka.classifiers.trees.J48 -C 0.1 -M 10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<text:soft-page-break/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: 5 (93.0/10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: 8 (17.0/5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<text:soft-page-break/>| <text:s text:c="2"/>| <text:s text:c="2"/>| <text:s text:c="2"/>attribute_18 &lt;= 3</text:p>
      <text:p text:style-name="P5">| <text:s text:c="2"/>| <text:s text:c="2"/>| <text:s text:c="2"/>| <text:s text:c="2"/>attribute_26 &lt;= 3: 6 (24.0/6.0)</text:p>
      <text:p text:style-name="P5">| <text:s text:c="2"/>| <text:s text:c="2"/>| <text:s text:c="2"/>| <text:s text:c="2"/>attribute_26 &gt; 3</text:p>
      <text:p text:style-name="P5">| <text:s text:c="2"/>| <text:s text:c="2"/>| <text:s text:c="2"/>| <text:s text:c="2"/>| <text:s text:c="2"/>attribute_8 &lt;= 0: 4 (16.0)</text:p>
      <text:p text:style-name="P5">| <text:s text:c="2"/>| <text:s text:c="2"/>| <text:s text:c="2"/>| <text:s text:c="2"/>| <text:s text:c="2"/>attribute_8 &gt; 0: 0 (10.0/4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: 0 (491.0/2.0)</text:p>
      <text:p text:style-name="P5">| <text:s text:c="2"/>| <text:s text:c="2"/>| <text:s text:c="2"/>| <text:s text:c="2"/>attribute_24 &gt; 9: 8 (11.0/7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8 &lt;= 9: 1 (10.0/2.0)</text:p>
      <text:p text:style-name="P5">| <text:s text:c="2"/>| <text:s text:c="2"/>| <text:s text:c="2"/>| <text:s text:c="2"/>| <text:s text:c="2"/>| <text:s text:c="2"/>attribute_8 &gt; 9: 2 (109.0/4.0)</text:p>
      <text:p text:style-name="P5">| <text:s text:c="2"/>| <text:s text:c="2"/>| <text:s text:c="2"/>| <text:s text:c="2"/>| <text:s text:c="2"/>attribute_23 &gt; 13: 1 (71.0/4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: 3 (34.0/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2 &lt;= 11: 7 (10.0/5.0)</text:p>
      <text:p text:style-name="P5">| <text:s text:c="2"/>| <text:s text:c="2"/>| <text:s text:c="2"/>| <text:s text:c="2"/>| <text:s text:c="2"/>| <text:s text:c="2"/>attribute_22 &gt; 11: 4 (17.0)</text:p>
      <text:p text:style-name="P5">| <text:s text:c="2"/>| <text:s text:c="2"/>| <text:s text:c="2"/>attribute_4 &gt; 1</text:p>
      <text:p text:style-name="P5">| <text:s text:c="2"/>| <text:s text:c="2"/>| <text:s text:c="2"/>| <text:s text:c="2"/>attribute_15 &lt;= 4: 3 (15.0/6.0)</text:p>
      <text:p text:style-name="P5">| <text:s text:c="2"/>| <text:s text:c="2"/>| <text:s text:c="2"/>| <text:s text:c="2"/>attribute_15 &gt; 4: 5 (367.0/8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: 6 (10.0/2.0)</text:p>
      <text:p text:style-name="P5">| <text:s text:c="2"/>| <text:s text:c="2"/>| <text:s text:c="2"/>| <text:s text:c="2"/>attribute_1 &gt; 6: 2 (32.0/4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: 4 (21.0/2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: 4 (12.0/7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: 6 (476.0/5.0)</text:p>
      <text:p text:style-name="P5">| <text:s text:c="2"/>| <text:s text:c="2"/>| <text:s text:c="2"/>| <text:s text:c="2"/>| <text:s text:c="2"/>| <text:s text:c="2"/>| <text:s text:c="2"/>attribute_17 &gt; 9: 1 (21.0/5.0)</text:p>
      <text:p text:style-name="P5">| <text:s text:c="2"/>| <text:s text:c="2"/>| <text:s text:c="2"/>| <text:s text:c="2"/>attribute_33 &gt; 8: 4 (63.0/4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: 7 (13.0/7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: 9 (12.0/8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: 7 (21.0/4.0)</text:p>
      <text:p text:style-name="P5">| <text:s text:c="2"/>| <text:s text:c="2"/>| <text:s text:c="2"/>| <text:s text:c="2"/>| <text:s text:c="2"/>| <text:s text:c="2"/>| <text:s text:c="2"/>| <text:s text:c="2"/>attribute_43 &gt; 5: 8 (14.0/2.0)</text:p>
      <text:p text:style-name="P5">| <text:s text:c="2"/>| <text:s text:c="2"/>| <text:s text:c="2"/>| <text:s text:c="2"/>| <text:s text:c="2"/>| <text:s text:c="2"/>attribute_31 &gt; 0</text:p>
      <text:p text:style-name="P5"><text:soft-page-break/>| <text:s text:c="2"/>| <text:s text:c="2"/>| <text:s text:c="2"/>| <text:s text:c="2"/>| <text:s text:c="2"/>| <text:s text:c="2"/>| <text:s text:c="2"/>attribute_22 &lt;= 12: 7 (418.0/11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14 &lt;= 2</text:p>
      <text:p text:style-name="P5">| <text:s text:c="2"/>| <text:s text:c="2"/>| <text:s text:c="2"/>| <text:s text:c="2"/>| <text:s text:c="2"/>| <text:s text:c="2"/>| <text:s text:c="2"/>| <text:s text:c="2"/>| <text:s text:c="2"/>attribute_28 &lt;= 10: 7 (14.0)</text:p>
      <text:p text:style-name="P5">| <text:s text:c="2"/>| <text:s text:c="2"/>| <text:s text:c="2"/>| <text:s text:c="2"/>| <text:s text:c="2"/>| <text:s text:c="2"/>| <text:s text:c="2"/>| <text:s text:c="2"/>| <text:s text:c="2"/>attribute_28 &gt; 10: 4 (10.0/3.0)</text:p>
      <text:p text:style-name="P5">| <text:s text:c="2"/>| <text:s text:c="2"/>| <text:s text:c="2"/>| <text:s text:c="2"/>| <text:s text:c="2"/>| <text:s text:c="2"/>| <text:s text:c="2"/>| <text:s text:c="2"/>attribute_14 &gt; 2: 9 (17.0/2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43 &lt;= 14: 7 (10.0/1.0)</text:p>
      <text:p text:style-name="P5">| <text:s text:c="2"/>| <text:s text:c="2"/>| <text:s text:c="2"/>| <text:s text:c="2"/>| <text:s text:c="2"/>| <text:s text:c="2"/>| <text:s text:c="2"/>attribute_43 &gt; 14: 3 (15.0/5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8 &lt;= 11: 1 (10.0/6.0)</text:p>
      <text:p text:style-name="P5">| <text:s text:c="2"/>| <text:s text:c="2"/>| <text:s text:c="2"/>| <text:s text:c="2"/>| <text:s text:c="2"/>| <text:s text:c="2"/>| <text:s text:c="2"/>attribute_8 &gt; 11: 5 (10.0/5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: 2 (10.0/2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: 1 (44.0/5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1: 3 (381.0/1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4: 9 (12.0/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4: 3 (10.0/3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7: 3 (16.0/8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7: 9 (26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3: 2 (17.0/2.0)</text:p>
      <text:p text:style-name="P5">| <text:s text:c="2"/>| <text:s text:c="2"/>| <text:s text:c="2"/>| <text:s text:c="2"/>| <text:s text:c="2"/>| <text:s text:c="2"/>| <text:s text:c="2"/>| <text:s text:c="2"/>| <text:s text:c="2"/>attribute_38 &gt; 3: 3 (10.0/6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: 5 (25.0/9.0)</text:p>
      <text:p text:style-name="P5">| <text:s text:c="2"/>| <text:s text:c="2"/>| <text:s text:c="2"/>| <text:s text:c="2"/>| <text:s text:c="2"/>| <text:s text:c="2"/>| <text:s text:c="2"/>| <text:s text:c="2"/>| <text:s text:c="2"/>attribute_18 &gt; 5: 9 (211.0/12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8: 3 (10.0/3.0)</text:p>
      <text:p text:style-name="P5">| <text:s text:c="2"/>| <text:s text:c="2"/>| <text:s text:c="2"/>| <text:s text:c="2"/>| <text:s text:c="2"/>| <text:s text:c="2"/>attribute_29 &gt; 8: 8 (63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41 &lt;= 11: 3 (13.0/3.0)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attribute_41 &gt; 11: 2 (15.0/5.0)</text:p>
      <text:p text:style-name="P5">| <text:s text:c="2"/>| <text:s text:c="2"/>| <text:s text:c="2"/>| <text:s text:c="2"/>| <text:s text:c="2"/>| <text:s text:c="2"/>| <text:s text:c="2"/>| <text:s text:c="2"/>| <text:s text:c="2"/>attribute_42 &gt; 8: 2 (271.0/9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: 2 (17.0/2.0)</text:p>
      <text:p text:style-name="P5">| <text:s text:c="2"/>| <text:s text:c="2"/>| <text:s text:c="2"/>| <text:s text:c="2"/>| <text:s text:c="2"/>| <text:s text:c="2"/>| <text:s text:c="2"/>| <text:s text:c="2"/>| <text:s text:c="2"/>attribute_29 &gt; 11: 8 (53.0/3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38 &lt;= 4</text:p>
      <text:p text:style-name="P5">| <text:s text:c="2"/>| <text:s text:c="2"/>| <text:s text:c="2"/>| <text:s text:c="2"/>| <text:s text:c="2"/>| <text:s text:c="2"/>| <text:s text:c="2"/>| <text:s text:c="2"/>| <text:s text:c="2"/>attribute_4 &lt;= 9: 4 (10.0/5.0)</text:p>
      <text:p text:style-name="P5">| <text:s text:c="2"/>| <text:s text:c="2"/>| <text:s text:c="2"/>| <text:s text:c="2"/>| <text:s text:c="2"/>| <text:s text:c="2"/>| <text:s text:c="2"/>| <text:s text:c="2"/>| <text:s text:c="2"/>attribute_4 &gt; 9: 7 (28.0/1.0)</text:p>
      <text:p text:style-name="P5">| <text:s text:c="2"/>| <text:s text:c="2"/>| <text:s text:c="2"/>| <text:s text:c="2"/>| <text:s text:c="2"/>| <text:s text:c="2"/>| <text:s text:c="2"/>| <text:s text:c="2"/>attribute_38 &gt; 4: 3 (17.0/8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: 1 (29.0/6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: 3 (19.0/2.0)</text:p>
      <text:p text:style-name="P5">| <text:s text:c="2"/>| <text:s text:c="2"/>| <text:s text:c="2"/>| <text:s text:c="2"/>| <text:s text:c="2"/>| <text:s text:c="2"/>| <text:s text:c="2"/>| <text:s text:c="2"/>| <text:s text:c="2"/>attribute_34 &gt; 8: 2 (13.0/4.0)</text:p>
      <text:p text:style-name="P5">| <text:s text:c="2"/>| <text:s text:c="2"/>| <text:s text:c="2"/>| <text:s text:c="2"/>| <text:s text:c="2"/>| <text:s text:c="2"/>| <text:s text:c="2"/>attribute_15 &gt; 6: 8 (265.0/2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: 4 (15.0/10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attribute_18 &lt;= 5: 1 (15.0/4.0)</text:p>
      <text:p text:style-name="P5">| <text:s text:c="2"/>| <text:s text:c="2"/>| <text:s text:c="2"/>| <text:s text:c="2"/>| <text:s text:c="2"/>| <text:s text:c="2"/>| <text:s text:c="2"/>| <text:s text:c="2"/>attribute_18 &gt; 5: 8 (40.0/4.0)</text:p>
      <text:p text:style-name="P5">| <text:s text:c="2"/>| <text:s text:c="2"/>| <text:s text:c="2"/>| <text:s text:c="2"/>| <text:s text:c="2"/>| <text:s text:c="2"/>| <text:s text:c="2"/>attribute_10 &gt; 15: 1 (231.0/1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: 8 (22.0/8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16 &lt;= 3: 7 (15.0/8.0)</text:p>
      <text:p text:style-name="P5">| <text:s text:c="2"/>| <text:s text:c="2"/>| <text:s text:c="2"/>| <text:s text:c="2"/>| <text:s text:c="2"/>| <text:s text:c="2"/>| <text:s text:c="2"/>attribute_16 &gt; 3: 4 (258.0/7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41 &lt;= 10: 5 (10.0/5.0)</text:p>
      <text:p text:style-name="P5">| <text:s text:c="2"/>| <text:s text:c="2"/>| <text:s text:c="2"/>| <text:s text:c="2"/>| <text:s text:c="2"/>| <text:s text:c="2"/>| <text:s text:c="2"/>attribute_41 &gt; 10: 0 (10.0/6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32 &lt;= 0: 1 (88.0/8.0)</text:p>
      <text:p text:style-name="P5"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attribute_33 &lt;= 0: 1 (11.0/5.0)</text:p>
      <text:p text:style-name="P5">| <text:s text:c="2"/>| <text:s text:c="2"/>| <text:s text:c="2"/>| <text:s text:c="2"/>| <text:s text:c="2"/>| <text:s text:c="2"/>attribute_33 &gt; 0: 4 (24.0/1.0)</text:p>
      <text:p text:style-name="P5"/>
      <text:p text:style-name="P5">Number of Leaves <text:s/>: <text:tab/>78</text:p>
      <text:p text:style-name="P5"/>
      <text:p text:style-name="P5">Size of the tree : <text:tab/>155</text:p>
      <text:p text:style-name="P5"/>
      <text:p text:style-name="P5"/>
      <text:p text:style-name="P5">Time taken to build model: 0.23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573 <text:s text:c="14"/>89.299 <text:s/>%</text:p>
      <text:p text:style-name="P5">Incorrectly Classified Instances <text:s text:c="6"/>548 <text:s text:c="14"/>10.701 <text:s/>%</text:p>
      <text:p text:style-name="P5"><text:soft-page-break/>Kappa statistic <text:s text:c="25"/>0.8811</text:p>
      <text:p text:style-name="P5">Mean absolute error <text:s text:c="21"/>0.0272</text:p>
      <text:p text:style-name="P5">Root mean squared error <text:s text:c="17"/>0.1271</text:p>
      <text:p text:style-name="P5">Relative absolute error <text:s text:c="16"/>16.6349 %</text:p>
      <text:p text:style-name="P5">Root relative squared error <text:s text:c="12"/>44.4291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63 <text:s text:c="4"/>0.003 <text:s text:c="5"/>0.972 <text:s text:c="4"/>0.963 <text:s text:c="4"/>0.967 <text:s text:c="5"/>0.99 <text:s text:c="4"/>0</text:p>
      <text:p text:style-name="P5">0.888 <text:s text:c="4"/>0.017 <text:s text:c="5"/>0.852 <text:s text:c="4"/>0.888 <text:s text:c="4"/>0.87 <text:s text:c="6"/>0.966 <text:s text:c="3"/>1</text:p>
      <text:p text:style-name="P5">0.899 <text:s text:c="4"/>0.011 <text:s text:c="5"/>0.903 <text:s text:c="4"/>0.899 <text:s text:c="4"/>0.901 <text:s text:c="5"/>0.967 <text:s text:c="3"/>2</text:p>
      <text:p text:style-name="P5">0.886 <text:s text:c="4"/>0.015 <text:s text:c="5"/>0.869 <text:s text:c="4"/>0.886 <text:s text:c="4"/>0.878 <text:s text:c="5"/>0.972 <text:s text:c="3"/>3</text:p>
      <text:p text:style-name="P5">0.876 <text:s text:c="4"/>0.014 <text:s text:c="5"/>0.874 <text:s text:c="4"/>0.876 <text:s text:c="4"/>0.875 <text:s text:c="5"/>0.966 <text:s text:c="3"/>4</text:p>
      <text:p text:style-name="P5">0.916 <text:s text:c="4"/>0.011 <text:s text:c="5"/>0.902 <text:s text:c="4"/>0.916 <text:s text:c="4"/>0.909 <text:s text:c="5"/>0.971 <text:s text:c="3"/>5</text:p>
      <text:p text:style-name="P5">0.944 <text:s text:c="4"/>0.008 <text:s text:c="5"/>0.933 <text:s text:c="4"/>0.944 <text:s text:c="4"/>0.938 <text:s text:c="5"/>0.985 <text:s text:c="3"/>6</text:p>
      <text:p text:style-name="P5">0.906 <text:s text:c="4"/>0.014 <text:s text:c="5"/>0.881 <text:s text:c="4"/>0.906 <text:s text:c="4"/>0.893 <text:s text:c="5"/>0.982 <text:s text:c="3"/>7</text:p>
      <text:p text:style-name="P5">0.816 <text:s text:c="4"/>0.015 <text:s text:c="5"/>0.855 <text:s text:c="4"/>0.816 <text:s text:c="4"/>0.835 <text:s text:c="5"/>0.947 <text:s text:c="3"/>8</text:p>
      <text:p text:style-name="P5">0.836 <text:s text:c="4"/>0.011 <text:s text:c="5"/>0.891 <text:s text:c="4"/>0.836 <text:s text:c="4"/>0.863 <text:s text:c="5"/>0.956 <text:s text:c="3"/>9</text:p>
      <text:p text:style-name="P5">0 <text:s text:c="8"/>0 <text:s text:c="9"/>0 <text:s text:c="8"/>0 <text:s text:c="8"/>0 <text:s text:c="9"/>0.494 <text:s text:c="3"/>64</text:p>
      <text:p text:style-name="P5">Weighted Avg. <text:s text:c="3"/>0.893 <text:s text:c="4"/>0.012 <text:s text:c="5"/>0.893 <text:s text:c="4"/>0.893 <text:s text:c="4"/>0.893 <text:s text:c="5"/>0.97 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1 <text:s text:c="2"/>0 <text:s text:c="2"/>1 <text:s text:c="2"/>0 <text:s/>10 <text:s text:c="2"/>2 <text:s text:c="2"/>1 <text:s text:c="2"/>3 <text:s text:c="2"/>2 <text:s text:c="2"/>0 <text:s text:c="2"/>0 | <text:s text:c="2"/>a = 0</text:p>
      <text:p text:style-name="P5">0 460 <text:s/>16 <text:s text:c="2"/>6 <text:s text:c="2"/>8 <text:s text:c="2"/>6 <text:s text:c="2"/>4 <text:s text:c="2"/>8 <text:s text:c="2"/>8 <text:s text:c="2"/>2 <text:s text:c="2"/>0 | <text:s text:c="2"/>b = 1</text:p>
      <text:p text:style-name="P5">1 <text:s/>14 455 <text:s/>11 <text:s text:c="2"/>1 <text:s text:c="2"/>2 <text:s text:c="2"/>5 <text:s text:c="2"/>0 <text:s/>12 <text:s text:c="2"/>5 <text:s text:c="2"/>0 | <text:s text:c="2"/>c = 2</text:p>
      <text:p text:style-name="P5">2 <text:s text:c="2"/>3 <text:s text:c="2"/>8 466 <text:s text:c="2"/>2 <text:s/>12 <text:s text:c="2"/>0 <text:s text:c="2"/>6 <text:s/>15 <text:s/>12 <text:s text:c="2"/>0 | <text:s text:c="2"/>d = 3</text:p>
      <text:p text:style-name="P5">3 <text:s/>12 <text:s text:c="2"/>5 <text:s text:c="2"/>3 445 <text:s text:c="2"/>6 <text:s/>10 <text:s/>10 <text:s text:c="2"/>9 <text:s text:c="2"/>5 <text:s text:c="2"/>0 | <text:s text:c="2"/>e = 4</text:p>
      <text:p text:style-name="P5">3 <text:s text:c="2"/>4 <text:s text:c="2"/>1 <text:s text:c="2"/>5 <text:s text:c="2"/>4 467 <text:s text:c="2"/>5 <text:s text:c="2"/>1 <text:s text:c="2"/>7 <text:s/>13 <text:s text:c="2"/>0 | <text:s text:c="2"/>f = 5</text:p>
      <text:p text:style-name="P5">3 <text:s text:c="2"/>5 <text:s text:c="2"/>3 <text:s text:c="2"/>1 <text:s/>12 <text:s text:c="2"/>3 487 <text:s text:c="2"/>2 <text:s text:c="2"/>0 <text:s text:c="2"/>0 <text:s text:c="2"/>0 | <text:s text:c="2"/>g = 6</text:p>
      <text:p text:style-name="P5">0 <text:s text:c="2"/>4 <text:s text:c="2"/>2 <text:s text:c="2"/>9 <text:s/>14 <text:s text:c="2"/>5 <text:s text:c="2"/>1 465 <text:s text:c="2"/>3 <text:s/>10 <text:s text:c="2"/>0 | <text:s text:c="2"/>h = 7</text:p>
      <text:p text:style-name="P5">2 <text:s/>31 <text:s/>11 <text:s/>12 <text:s text:c="2"/>6 <text:s text:c="2"/>6 <text:s text:c="2"/>7 <text:s/>13 413 <text:s text:c="2"/>5 <text:s text:c="2"/>0 | <text:s text:c="2"/>i = 8</text:p>
      <text:p text:style-name="P5">0 <text:s text:c="2"/>7 <text:s text:c="2"/>2 <text:s/>23 <text:s text:c="2"/>6 <text:s text:c="2"/>9 <text:s text:c="2"/>2 <text:s/>20 <text:s/>14 424 <text:s text:c="2"/>0 | <text:s text:c="2"/>j = 9</text:p>
      <text:p text:style-name="P5">0 <text:s text:c="2"/>0 <text:s text:c="2"/>0 <text:s text:c="2"/>0 <text:s text:c="2"/>1 <text:s text:c="2"/>0 <text:s text:c="2"/>0 <text:s text:c="2"/>0 <text:s text:c="2"/>0 <text:s text:c="2"/>0 <text:s text:c="2"/>0 | <text:s text:c="2"/>k = 64</text:p>
      <text:p text:style-name="P5"/>
      <text:p text:style-name="P5"/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8 num obj min = 15</text:p>
      <text:p text:style-name="P5"/>
      <text:p text:style-name="P5">=== Run information ===</text:p>
      <text:p text:style-name="P5"/>
      <text:p text:style-name="P5">Scheme:weka.classifiers.trees.J48 -C 0.1 -M 15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<text:soft-page-break/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<text:soft-page-break/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: 5 (93.0/10.0)</text:p>
      <text:p text:style-name="P5">| <text:s text:c="2"/>| <text:s text:c="2"/>attribute_18 &gt; 8: 9 (166.0/6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24 &lt;= 0: 5 (15.0/2.0)</text:p>
      <text:p text:style-name="P5">| <text:s text:c="2"/>| <text:s text:c="2"/>| <text:s text:c="2"/>| <text:s text:c="2"/>attribute_24 &gt; 0: 8 (16.0/5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26 &lt;= 3: 6 (24.0/6.0)</text:p>
      <text:p text:style-name="P5">| <text:s text:c="2"/>| <text:s text:c="2"/>| <text:s text:c="2"/>| <text:s text:c="2"/>attribute_26 &gt; 3: 4 (26.0/7.0)</text:p>
      <text:p text:style-name="P5">| <text:s text:c="2"/>| <text:s text:c="2"/>| <text:s text:c="2"/>attribute_18 &gt; 3: 0 (502.0/11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31 &lt;= 1: 2 (101.0/1.0)</text:p>
      <text:p text:style-name="P5">| <text:s text:c="2"/>| <text:s text:c="2"/>| <text:s text:c="2"/>| <text:s text:c="2"/>| <text:s text:c="2"/>| <text:s text:c="2"/>attribute_31 &gt; 1: 1 (18.0/10.0)</text:p>
      <text:p text:style-name="P5">| <text:s text:c="2"/>| <text:s text:c="2"/>| <text:s text:c="2"/>| <text:s text:c="2"/>| <text:s text:c="2"/>attribute_23 &gt; 13: 1 (71.0/4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: 3 (34.0/2.0)</text:p>
      <text:p text:style-name="P5">| <text:s text:c="2"/>| <text:s text:c="2"/>| <text:s text:c="2"/>| <text:s text:c="2"/>| <text:s text:c="2"/>attribute_35 &gt; 5: 4 (27.0/9.0)</text:p>
      <text:p text:style-name="P5">| <text:s text:c="2"/>| <text:s text:c="2"/>| <text:s text:c="2"/>attribute_4 &gt; 1</text:p>
      <text:p text:style-name="P5">| <text:s text:c="2"/>| <text:s text:c="2"/>| <text:s text:c="2"/>| <text:s text:c="2"/>attribute_15 &lt;= 4: 3 (15.0/6.0)</text:p>
      <text:p text:style-name="P5">| <text:s text:c="2"/>| <text:s text:c="2"/>| <text:s text:c="2"/>| <text:s text:c="2"/>attribute_15 &gt; 4: 5 (367.0/8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37 &lt;= 3: 2 (27.0/1.0)</text:p>
      <text:p text:style-name="P5">| <text:s text:c="2"/>| <text:s text:c="2"/>| <text:s text:c="2"/>| <text:s text:c="2"/>attribute_37 &gt; 3: 6 (15.0/7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: 4 (21.0/2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17 &lt;= 5: 6 (467.0/6.0)</text:p>
      <text:p text:style-name="P5">| <text:s text:c="2"/>| <text:s text:c="2"/>| <text:s text:c="2"/>| <text:s text:c="2"/>| <text:s text:c="2"/>| <text:s text:c="2"/>attribute_17 &gt; 5</text:p>
      <text:p text:style-name="P5">| <text:s text:c="2"/>| <text:s text:c="2"/>| <text:s text:c="2"/>| <text:s text:c="2"/>| <text:s text:c="2"/>| <text:s text:c="2"/>| <text:s text:c="2"/>attribute_49 &lt;= 7: 6 (16.0/7.0)</text:p>
      <text:p text:style-name="P5">| <text:s text:c="2"/>| <text:s text:c="2"/>| <text:s text:c="2"/>| <text:s text:c="2"/>| <text:s text:c="2"/>| <text:s text:c="2"/>| <text:s text:c="2"/>attribute_49 &gt; 7: 1 (26.0/6.0)</text:p>
      <text:p text:style-name="P5">| <text:s text:c="2"/>| <text:s text:c="2"/>| <text:s text:c="2"/>| <text:s text:c="2"/>attribute_33 &gt; 8: 4 (63.0/4.0)</text:p>
      <text:p text:style-name="P5">| <text:s text:c="2"/>attribute_18 &gt; 0</text:p>
      <text:p text:style-name="P5"><text:soft-page-break/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3 &lt;= 12: 4 (55.0)</text:p>
      <text:p text:style-name="P5">| <text:s text:c="2"/>| <text:s text:c="2"/>| <text:s text:c="2"/>| <text:s text:c="2"/>| <text:s text:c="2"/>attribute_3 &gt; 12: 7 (16.0/10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3 &lt;= 5: 7 (24.0/6.0)</text:p>
      <text:p text:style-name="P5">| <text:s text:c="2"/>| <text:s text:c="2"/>| <text:s text:c="2"/>| <text:s text:c="2"/>| <text:s text:c="2"/>| <text:s text:c="2"/>| <text:s text:c="2"/>attribute_43 &gt; 5: 8 (23.0/11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: 7 (418.0/11.0)</text:p>
      <text:p text:style-name="P5"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14 &lt;= 2: 7 (24.0/7.0)</text:p>
      <text:p text:style-name="P5">| <text:s text:c="2"/>| <text:s text:c="2"/>| <text:s text:c="2"/>| <text:s text:c="2"/>| <text:s text:c="2"/>| <text:s text:c="2"/>| <text:s text:c="2"/>| <text:s text:c="2"/>attribute_14 &gt; 2: 9 (17.0/2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34 &lt;= 3: 3 (29.0/18.0)</text:p>
      <text:p text:style-name="P5">| <text:s text:c="2"/>| <text:s text:c="2"/>| <text:s text:c="2"/>| <text:s text:c="2"/>| <text:s text:c="2"/>| <text:s text:c="2"/>attribute_34 &gt; 3: 7 (16.0/8.0)</text:p>
      <text:p text:style-name="P5">| <text:s text:c="2"/>| <text:s text:c="2"/>| <text:s text:c="2"/>attribute_52 &gt; 0: 1 (22.0/10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1 &lt;= 8: 9 (18.0/4.0)</text:p>
      <text:p text:style-name="P5">| <text:s text:c="2"/>| <text:s text:c="2"/>| <text:s text:c="2"/>| <text:s text:c="2"/>| <text:s text:c="2"/>| <text:s text:c="2"/>| <text:s text:c="2"/>attribute_51 &gt; 8: 1 (38.0/1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: 3 (403.0/24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7: 3 (16.0/8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7: 9 (26.0)</text:p>
      <text:p text:style-name="P5">| <text:s text:c="2"/>| <text:s text:c="2"/>| <text:s text:c="2"/>| <text:s text:c="2"/>| <text:s text:c="2"/>| <text:s text:c="2"/>| <text:s text:c="2"/>| <text:s text:c="2"/>attribute_53 &gt; 0: 2 (27.0/12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: 5 (25.0/9.0)</text:p>
      <text:p text:style-name="P5">| <text:s text:c="2"/>| <text:s text:c="2"/>| <text:s text:c="2"/>| <text:s text:c="2"/>| <text:s text:c="2"/>| <text:s text:c="2"/>| <text:s text:c="2"/>| <text:s text:c="2"/>| <text:s text:c="2"/>attribute_18 &gt; 5: 9 (211.0/12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11: 3 (15.0/8.0)</text:p>
      <text:p text:style-name="P5">| <text:s text:c="2"/>| <text:s text:c="2"/>| <text:s text:c="2"/>| <text:s text:c="2"/>| <text:s text:c="2"/>| <text:s text:c="2"/>attribute_29 &gt; 11: 8 (58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: 2 (299.0/27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: 2 (17.0/2.0)</text:p>
      <text:p text:style-name="P5">| <text:s text:c="2"/>| <text:s text:c="2"/>| <text:s text:c="2"/>| <text:s text:c="2"/>| <text:s text:c="2"/>| <text:s text:c="2"/>| <text:s text:c="2"/>| <text:s text:c="2"/>| <text:s text:c="2"/>attribute_29 &gt; 11: 8 (53.0/3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38 &lt;= 4: 7 (38.0/10.0)</text:p>
      <text:p text:style-name="P5"><text:soft-page-break/>| <text:s text:c="2"/>| <text:s text:c="2"/>| <text:s text:c="2"/>| <text:s text:c="2"/>| <text:s text:c="2"/>| <text:s text:c="2"/>| <text:s text:c="2"/>| <text:s text:c="2"/>attribute_38 &gt; 4: 3 (17.0/8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: 1 (29.0/6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41 &lt;= 12: 3 (17.0/1.0)</text:p>
      <text:p text:style-name="P5">| <text:s text:c="2"/>| <text:s text:c="2"/>| <text:s text:c="2"/>| <text:s text:c="2"/>| <text:s text:c="2"/>| <text:s text:c="2"/>| <text:s text:c="2"/>| <text:s text:c="2"/>| <text:s text:c="2"/>attribute_41 &gt; 12: 2 (15.0/6.0)</text:p>
      <text:p text:style-name="P5">| <text:s text:c="2"/>| <text:s text:c="2"/>| <text:s text:c="2"/>| <text:s text:c="2"/>| <text:s text:c="2"/>| <text:s text:c="2"/>| <text:s text:c="2"/>attribute_15 &gt; 6: 8 (265.0/2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: 4 (15.0/10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: 8 (33.0/5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8 &lt;= 2: 1 (238.0/15.0)</text:p>
      <text:p text:style-name="P5">| <text:s text:c="2"/>| <text:s text:c="2"/>| <text:s text:c="2"/>| <text:s text:c="2"/>| <text:s text:c="2"/>| <text:s text:c="2"/>| <text:s text:c="2"/>| <text:s text:c="2"/>attribute_38 &gt; 2: 8 (15.0/8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: 8 (22.0/8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16 &lt;= 3: 7 (15.0/8.0)</text:p>
      <text:p text:style-name="P5">| <text:s text:c="2"/>| <text:s text:c="2"/>| <text:s text:c="2"/>| <text:s text:c="2"/>| <text:s text:c="2"/>| <text:s text:c="2"/>| <text:s text:c="2"/>attribute_16 &gt; 3: 4 (258.0/7.0)</text:p>
      <text:p text:style-name="P5">| <text:s text:c="2"/>| <text:s text:c="2"/>| <text:s text:c="2"/>| <text:s text:c="2"/>| <text:s text:c="2"/>| <text:s text:c="2"/>attribute_8 &gt; 11: 5 (20.0/15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32 &lt;= 0: 1 (88.0/8.0)</text:p>
      <text:p text:style-name="P5">| <text:s text:c="2"/>| <text:s text:c="2"/>| <text:s text:c="2"/>| <text:s text:c="2"/>| <text:s text:c="2"/>attribute_32 &gt; 0: 4 (35.0/11.0)</text:p>
      <text:p text:style-name="P5"/>
      <text:p text:style-name="P5">Number of Leaves <text:s/>: <text:tab/>62</text:p>
      <text:p text:style-name="P5"/>
      <text:p text:style-name="P5">Size of the tree : <text:tab/>123</text:p>
      <text:p text:style-name="P5"/>
      <text:p text:style-name="P5"/>
      <text:p text:style-name="P5">Time taken to build model: 0.22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472 <text:s text:c="14"/>87.3267 %</text:p>
      <text:p text:style-name="P5">Incorrectly Classified Instances <text:s text:c="6"/>649 <text:s text:c="14"/>12.6733 %</text:p>
      <text:p text:style-name="P5">Kappa statistic <text:s text:c="25"/>0.8592</text:p>
      <text:p text:style-name="P5">Mean absolute error <text:s text:c="21"/>0.0322</text:p>
      <text:p text:style-name="P5">Root mean squared error <text:s text:c="17"/>0.135 </text:p>
      <text:p text:style-name="P5">Relative absolute error <text:s text:c="16"/>19.6626 %</text:p>
      <text:p text:style-name="P5">Root relative squared error <text:s text:c="12"/>47.2048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57 <text:s text:c="4"/>0.003 <text:s text:c="5"/>0.972 <text:s text:c="4"/>0.957 <text:s text:c="4"/>0.964 <text:s text:c="5"/>0.991 <text:s text:c="3"/>0</text:p>
      <text:p text:style-name="P5">0.869 <text:s text:c="4"/>0.019 <text:s text:c="5"/>0.835 <text:s text:c="4"/>0.869 <text:s text:c="4"/>0.851 <text:s text:c="5"/>0.964 <text:s text:c="3"/>1</text:p>
      <text:p text:style-name="P5">0.852 <text:s text:c="4"/>0.013 <text:s text:c="5"/>0.88 <text:s text:c="5"/>0.852 <text:s text:c="4"/>0.865 <text:s text:c="5"/>0.965 <text:s text:c="3"/>2</text:p>
      <text:p text:style-name="P5"><text:soft-page-break/>0.863 <text:s text:c="4"/>0.019 <text:s text:c="5"/>0.836 <text:s text:c="4"/>0.863 <text:s text:c="4"/>0.849 <text:s text:c="5"/>0.971 <text:s text:c="3"/>3</text:p>
      <text:p text:style-name="P5">0.843 <text:s text:c="4"/>0.014 <text:s text:c="5"/>0.872 <text:s text:c="4"/>0.843 <text:s text:c="4"/>0.857 <text:s text:c="5"/>0.967 <text:s text:c="3"/>4</text:p>
      <text:p text:style-name="P5">0.904 <text:s text:c="4"/>0.013 <text:s text:c="5"/>0.883 <text:s text:c="4"/>0.904 <text:s text:c="4"/>0.893 <text:s text:c="5"/>0.973 <text:s text:c="3"/>5</text:p>
      <text:p text:style-name="P5">0.948 <text:s text:c="4"/>0.011 <text:s text:c="5"/>0.909 <text:s text:c="4"/>0.948 <text:s text:c="4"/>0.928 <text:s text:c="5"/>0.981 <text:s text:c="3"/>6</text:p>
      <text:p text:style-name="P5">0.91 <text:s text:c="5"/>0.015 <text:s text:c="5"/>0.871 <text:s text:c="4"/>0.91 <text:s text:c="5"/>0.89 <text:s text:c="6"/>0.98 <text:s text:c="4"/>7</text:p>
      <text:p text:style-name="P5">0.769 <text:s text:c="4"/>0.017 <text:s text:c="5"/>0.831 <text:s text:c="4"/>0.769 <text:s text:c="4"/>0.799 <text:s text:c="5"/>0.955 <text:s text:c="3"/>8</text:p>
      <text:p text:style-name="P5">0.819 <text:s text:c="4"/>0.017 <text:s text:c="5"/>0.843 <text:s text:c="4"/>0.819 <text:s text:c="4"/>0.831 <text:s text:c="5"/>0.964 <text:s text:c="3"/>9</text:p>
      <text:p text:style-name="P5">0 <text:s text:c="8"/>0 <text:s text:c="9"/>0 <text:s text:c="8"/>0 <text:s text:c="8"/>0 <text:s text:c="9"/>0.492 <text:s text:c="3"/>64</text:p>
      <text:p text:style-name="P5">Weighted Avg. <text:s text:c="3"/>0.873 <text:s text:c="4"/>0.014 <text:s text:c="5"/>0.873 <text:s text:c="4"/>0.873 <text:s text:c="4"/>0.873 <text:s text:c="5"/>0.971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88 <text:s text:c="2"/>1 <text:s text:c="2"/>1 <text:s text:c="2"/>0 <text:s text:c="2"/>9 <text:s text:c="2"/>2 <text:s text:c="2"/>4 <text:s text:c="2"/>0 <text:s text:c="2"/>4 <text:s text:c="2"/>1 <text:s text:c="2"/>0 | <text:s text:c="2"/>a = 0</text:p>
      <text:p text:style-name="P5">0 450 <text:s/>18 <text:s text:c="2"/>3 <text:s text:c="2"/>8 <text:s text:c="2"/>8 <text:s text:c="2"/>3 <text:s text:c="2"/>9 <text:s text:c="2"/>8 <text:s/>11 <text:s text:c="2"/>0 | <text:s text:c="2"/>b = 1</text:p>
      <text:p text:style-name="P5">1 <text:s/>21 431 <text:s/>14 <text:s text:c="2"/>5 <text:s text:c="2"/>3 <text:s/>14 <text:s text:c="2"/>0 <text:s/>12 <text:s text:c="2"/>5 <text:s text:c="2"/>0 | <text:s text:c="2"/>c = 2</text:p>
      <text:p text:style-name="P5">0 <text:s text:c="2"/>4 <text:s text:c="2"/>9 454 <text:s text:c="2"/>0 <text:s/>12 <text:s text:c="2"/>1 <text:s text:c="2"/>7 <text:s/>17 <text:s/>22 <text:s text:c="2"/>0 | <text:s text:c="2"/>d = 3</text:p>
      <text:p text:style-name="P5">3 <text:s/>12 <text:s text:c="2"/>4 <text:s text:c="2"/>5 428 <text:s text:c="2"/>6 <text:s/>15 <text:s/>15 <text:s/>10 <text:s/>10 <text:s text:c="2"/>0 | <text:s text:c="2"/>e = 4</text:p>
      <text:p text:style-name="P5">2 <text:s text:c="2"/>4 <text:s text:c="2"/>1 <text:s/>10 <text:s text:c="2"/>2 461 <text:s text:c="2"/>7 <text:s text:c="2"/>0 <text:s/>12 <text:s/>11 <text:s text:c="2"/>0 | <text:s text:c="2"/>f = 5</text:p>
      <text:p text:style-name="P5">3 <text:s text:c="2"/>3 <text:s text:c="2"/>4 <text:s text:c="2"/>4 <text:s text:c="2"/>8 <text:s text:c="2"/>1 489 <text:s text:c="2"/>1 <text:s text:c="2"/>3 <text:s text:c="2"/>0 <text:s text:c="2"/>0 | <text:s text:c="2"/>g = 6</text:p>
      <text:p text:style-name="P5">0 <text:s text:c="2"/>2 <text:s text:c="2"/>2 <text:s/>10 <text:s/>13 <text:s text:c="2"/>6 <text:s text:c="2"/>0 467 <text:s text:c="2"/>3 <text:s/>10 <text:s text:c="2"/>0 | <text:s text:c="2"/>h = 7</text:p>
      <text:p text:style-name="P5">2 <text:s/>34 <text:s/>17 <text:s/>18 <text:s text:c="2"/>7 <text:s/>13 <text:s text:c="2"/>5 <text:s/>14 389 <text:s text:c="2"/>7 <text:s text:c="2"/>0 | <text:s text:c="2"/>i = 8</text:p>
      <text:p text:style-name="P5">3 <text:s text:c="2"/>8 <text:s text:c="2"/>3 <text:s/>25 <text:s/>10 <text:s/>10 <text:s text:c="2"/>0 <text:s/>23 <text:s/>10 415 <text:s text:c="2"/>0 | <text:s text:c="2"/>j = 9</text:p>
      <text:p text:style-name="P5">0 <text:s text:c="2"/>0 <text:s text:c="2"/>0 <text:s text:c="2"/>0 <text:s text:c="2"/>1 <text:s text:c="2"/>0 <text:s text:c="2"/>0 <text:s text:c="2"/>0 <text:s text:c="2"/>0 <text:s text:c="2"/>0 <text:s text:c="2"/>0 | <text:s text:c="2"/>k = 64</text:p>
      <text:p text:style-name="P5"/>
      <text:p text:style-name="P5"/>
      <text:p text:style-name="P5">best num min obj = 2 (default)</text:p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9 unpruned = TRUE</text:p>
      <text:p text:style-name="P5"/>
      <text:p text:style-name="P5">=== Run information ===</text:p>
      <text:p text:style-name="P5"/>
      <text:p text:style-name="P5">Scheme:weka.classifiers.trees.J48 -U -M 2</text:p>
      <text:p text:style-name="P5">Relation: <text:s text:c="4"/>optestingDROP</text:p>
      <text:p text:style-name="P5">Instances: <text:s text:c="3"/>5121</text:p>
      <text:p text:style-name="P5">Attributes: <text:s text:c="2"/>55</text:p>
      <text:p text:style-name="P5">attribute_0</text:p>
      <text:p text:style-name="P5">attribute_1</text:p>
      <text:p text:style-name="P5">attribute_2</text:p>
      <text:p text:style-name="P5">attribute_3</text:p>
      <text:p text:style-name="P5">attribute_4</text:p>
      <text:p text:style-name="P5">attribute_5</text:p>
      <text:p text:style-name="P5">attribute_6</text:p>
      <text:p text:style-name="P5">attribute_7</text:p>
      <text:p text:style-name="P5">attribute_8</text:p>
      <text:p text:style-name="P5">attribute_9</text:p>
      <text:p text:style-name="P5">attribute_10</text:p>
      <text:p text:style-name="P5">attribute_11</text:p>
      <text:p text:style-name="P5">attribute_12</text:p>
      <text:p text:style-name="P5">attribute_13</text:p>
      <text:p text:style-name="P5"><text:soft-page-break/>attribute_14</text:p>
      <text:p text:style-name="P5">attribute_15</text:p>
      <text:p text:style-name="P5">attribute_16</text:p>
      <text:p text:style-name="P5">attribute_17</text:p>
      <text:p text:style-name="P5">attribute_18</text:p>
      <text:p text:style-name="P5">attribute_19</text:p>
      <text:p text:style-name="P5">attribute_20</text:p>
      <text:p text:style-name="P5">attribute_21</text:p>
      <text:p text:style-name="P5">attribute_22</text:p>
      <text:p text:style-name="P5">attribute_23</text:p>
      <text:p text:style-name="P5">attribute_24</text:p>
      <text:p text:style-name="P5">attribute_25</text:p>
      <text:p text:style-name="P5">attribute_26</text:p>
      <text:p text:style-name="P5">attribute_27</text:p>
      <text:p text:style-name="P5">attribute_28</text:p>
      <text:p text:style-name="P5">attribute_29</text:p>
      <text:p text:style-name="P5">attribute_30</text:p>
      <text:p text:style-name="P5">attribute_31</text:p>
      <text:p text:style-name="P5">attribute_32</text:p>
      <text:p text:style-name="P5">attribute_33</text:p>
      <text:p text:style-name="P5">attribute_34</text:p>
      <text:p text:style-name="P5">attribute_35</text:p>
      <text:p text:style-name="P5">attribute_36</text:p>
      <text:p text:style-name="P5">attribute_37</text:p>
      <text:p text:style-name="P5">attribute_38</text:p>
      <text:p text:style-name="P5">attribute_39</text:p>
      <text:p text:style-name="P5">attribute_40</text:p>
      <text:p text:style-name="P5">attribute_41</text:p>
      <text:p text:style-name="P5">attribute_42</text:p>
      <text:p text:style-name="P5">attribute_43</text:p>
      <text:p text:style-name="P5">attribute_44</text:p>
      <text:p text:style-name="P5">attribute_45</text:p>
      <text:p text:style-name="P5">attribute_46</text:p>
      <text:p text:style-name="P5">attribute_47</text:p>
      <text:p text:style-name="P5">attribute_48</text:p>
      <text:p text:style-name="P5">attribute_49</text:p>
      <text:p text:style-name="P5">attribute_50</text:p>
      <text:p text:style-name="P5">attribute_51</text:p>
      <text:p text:style-name="P5">attribute_52</text:p>
      <text:p text:style-name="P5">attribute_53</text:p>
      <text:p text:style-name="P5">attribute_54</text:p>
      <text:p text:style-name="P5">Test mode:10-fold cross-validation</text:p>
      <text:p text:style-name="P5"/>
      <text:p text:style-name="P5">=== Classifier model (full training set) ===</text:p>
      <text:p text:style-name="P5"/>
      <text:p text:style-name="P5">J48 unpruned tree</text:p>
      <text:p text:style-name="P5">------------------</text:p>
      <text:p text:style-name="P5"/>
      <text:p text:style-name="P5">attribute_30 &lt;= 1</text:p>
      <text:p text:style-name="P5">| <text:s text:c="2"/>attribute_34 &lt;= 5</text:p>
      <text:p text:style-name="P5">| <text:s text:c="2"/>| <text:s text:c="2"/>attribute_18 &lt;= 8</text:p>
      <text:p text:style-name="P5">| <text:s text:c="2"/>| <text:s text:c="2"/>| <text:s text:c="2"/>attribute_15 &lt;= 1: 3 (3.0)</text:p>
      <text:p text:style-name="P5"><text:soft-page-break/>| <text:s text:c="2"/>| <text:s text:c="2"/>| <text:s text:c="2"/>attribute_15 &gt; 1</text:p>
      <text:p text:style-name="P5">| <text:s text:c="2"/>| <text:s text:c="2"/>| <text:s text:c="2"/>| <text:s text:c="2"/>attribute_3 &lt;= 6</text:p>
      <text:p text:style-name="P5">| <text:s text:c="2"/>| <text:s text:c="2"/>| <text:s text:c="2"/>| <text:s text:c="2"/>| <text:s text:c="2"/>attribute_1 &lt;= 12: 9 (2.0)</text:p>
      <text:p text:style-name="P5">| <text:s text:c="2"/>| <text:s text:c="2"/>| <text:s text:c="2"/>| <text:s text:c="2"/>| <text:s text:c="2"/>attribute_1 &gt; 12: 2 (2.0)</text:p>
      <text:p text:style-name="P5">| <text:s text:c="2"/>| <text:s text:c="2"/>| <text:s text:c="2"/>| <text:s text:c="2"/>attribute_3 &gt; 6</text:p>
      <text:p text:style-name="P5">| <text:s text:c="2"/>| <text:s text:c="2"/>| <text:s text:c="2"/>| <text:s text:c="2"/>| <text:s text:c="2"/>attribute_19 &lt;= 6: 5 (84.0/1.0)</text:p>
      <text:p text:style-name="P5">| <text:s text:c="2"/>| <text:s text:c="2"/>| <text:s text:c="2"/>| <text:s text:c="2"/>| <text:s text:c="2"/>attribute_19 &gt; 6: 0 (2.0/1.0)</text:p>
      <text:p text:style-name="P5">| <text:s text:c="2"/>| <text:s text:c="2"/>attribute_18 &gt; 8</text:p>
      <text:p text:style-name="P5">| <text:s text:c="2"/>| <text:s text:c="2"/>| <text:s text:c="2"/>attribute_53 &lt;= 3: 9 (163.0/4.0)</text:p>
      <text:p text:style-name="P5">| <text:s text:c="2"/>| <text:s text:c="2"/>| <text:s text:c="2"/>attribute_53 &gt; 3: 2 (3.0/1.0)</text:p>
      <text:p text:style-name="P5">| <text:s text:c="2"/>attribute_34 &gt; 5</text:p>
      <text:p text:style-name="P5">| <text:s text:c="2"/>| <text:s text:c="2"/>attribute_37 &lt;= 0</text:p>
      <text:p text:style-name="P5">| <text:s text:c="2"/>| <text:s text:c="2"/>| <text:s text:c="2"/>attribute_45 &lt;= 0</text:p>
      <text:p text:style-name="P5">| <text:s text:c="2"/>| <text:s text:c="2"/>| <text:s text:c="2"/>| <text:s text:c="2"/>attribute_17 &lt;= 2: 5 (14.0/1.0)</text:p>
      <text:p text:style-name="P5">| <text:s text:c="2"/>| <text:s text:c="2"/>| <text:s text:c="2"/>| <text:s text:c="2"/>attribute_17 &gt; 2</text:p>
      <text:p text:style-name="P5">| <text:s text:c="2"/>| <text:s text:c="2"/>| <text:s text:c="2"/>| <text:s text:c="2"/>| <text:s text:c="2"/>attribute_1 &lt;= 3: 1 (5.0)</text:p>
      <text:p text:style-name="P5">| <text:s text:c="2"/>| <text:s text:c="2"/>| <text:s text:c="2"/>| <text:s text:c="2"/>| <text:s text:c="2"/>attribute_1 &gt; 3: 8 (12.0)</text:p>
      <text:p text:style-name="P5">| <text:s text:c="2"/>| <text:s text:c="2"/>| <text:s text:c="2"/>attribute_45 &gt; 0: 2 (26.0)</text:p>
      <text:p text:style-name="P5">| <text:s text:c="2"/>| <text:s text:c="2"/>attribute_37 &gt; 0</text:p>
      <text:p text:style-name="P5">| <text:s text:c="2"/>| <text:s text:c="2"/>| <text:s text:c="2"/>attribute_18 &lt;= 3</text:p>
      <text:p text:style-name="P5">| <text:s text:c="2"/>| <text:s text:c="2"/>| <text:s text:c="2"/>| <text:s text:c="2"/>attribute_12 &lt;= 2</text:p>
      <text:p text:style-name="P5"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attribute_26 &lt;= 3</text:p>
      <text:p text:style-name="P5">| <text:s text:c="2"/>| <text:s text:c="2"/>| <text:s text:c="2"/>| <text:s text:c="2"/>| <text:s text:c="2"/>| <text:s text:c="2"/>| <text:s text:c="2"/>attribute_18 &lt;= 1: 6 (19.0/1.0)</text:p>
      <text:p text:style-name="P5">| <text:s text:c="2"/>| <text:s text:c="2"/>| <text:s text:c="2"/>| <text:s text:c="2"/>| <text:s text:c="2"/>| <text:s text:c="2"/>| <text:s text:c="2"/>attribute_18 &gt; 1: 5 (2.0)</text:p>
      <text:p text:style-name="P5">| <text:s text:c="2"/>| <text:s text:c="2"/>| <text:s text:c="2"/>| <text:s text:c="2"/>| <text:s text:c="2"/>| <text:s text:c="2"/>attribute_26 &gt; 3: 4 (20.0/1.0)</text:p>
      <text:p text:style-name="P5">| <text:s text:c="2"/>| <text:s text:c="2"/>| <text:s text:c="2"/>| <text:s text:c="2"/>| <text:s text:c="2"/>attribute_0 &gt; 0: 2 (3.0)</text:p>
      <text:p text:style-name="P5">| <text:s text:c="2"/>| <text:s text:c="2"/>| <text:s text:c="2"/>| <text:s text:c="2"/>attribute_12 &gt; 2: 0 (6.0)</text:p>
      <text:p text:style-name="P5">| <text:s text:c="2"/>| <text:s text:c="2"/>| <text:s text:c="2"/>attribute_18 &gt; 3</text:p>
      <text:p text:style-name="P5">| <text:s text:c="2"/>| <text:s text:c="2"/>| <text:s text:c="2"/>| <text:s text:c="2"/>attribute_24 &lt;= 9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25 &lt;= 9: 0 (3.0)</text:p>
      <text:p text:style-name="P5">| <text:s text:c="2"/>| <text:s text:c="2"/>| <text:s text:c="2"/>| <text:s text:c="2"/>| <text:s text:c="2"/>| <text:s text:c="2"/>attribute_25 &gt; 9: 2 (2.0/1.0)</text:p>
      <text:p text:style-name="P5">| <text:s text:c="2"/>| <text:s text:c="2"/>| <text:s text:c="2"/>| <text:s text:c="2"/>| <text:s text:c="2"/>attribute_15 &gt; 4: 0 (486.0)</text:p>
      <text:p text:style-name="P5">| <text:s text:c="2"/>| <text:s text:c="2"/>| <text:s text:c="2"/>| <text:s text:c="2"/>attribute_24 &gt; 9</text:p>
      <text:p text:style-name="P5">| <text:s text:c="2"/>| <text:s text:c="2"/>| <text:s text:c="2"/>| <text:s text:c="2"/>| <text:s text:c="2"/>attribute_23 &lt;= 14</text:p>
      <text:p text:style-name="P5">| <text:s text:c="2"/>| <text:s text:c="2"/>| <text:s text:c="2"/>| <text:s text:c="2"/>| <text:s text:c="2"/>| <text:s text:c="2"/>attribute_11 &lt;= 8: 0 (2.0)</text:p>
      <text:p text:style-name="P5">| <text:s text:c="2"/>| <text:s text:c="2"/>| <text:s text:c="2"/>| <text:s text:c="2"/>| <text:s text:c="2"/>| <text:s text:c="2"/>attribute_11 &gt; 8: 9 (3.0)</text:p>
      <text:p text:style-name="P5">| <text:s text:c="2"/>| <text:s text:c="2"/>| <text:s text:c="2"/>| <text:s text:c="2"/>| <text:s text:c="2"/>attribute_23 &gt; 14</text:p>
      <text:p text:style-name="P5">| <text:s text:c="2"/>| <text:s text:c="2"/>| <text:s text:c="2"/>| <text:s text:c="2"/>| <text:s text:c="2"/>| <text:s text:c="2"/>attribute_8 &lt;= 14: 5 (2.0/1.0)</text:p>
      <text:p text:style-name="P5">| <text:s text:c="2"/>| <text:s text:c="2"/>| <text:s text:c="2"/>| <text:s text:c="2"/>| <text:s text:c="2"/>| <text:s text:c="2"/>attribute_8 &gt; 14: 8 (4.0)</text:p>
      <text:p text:style-name="P5">attribute_30 &gt; 1</text:p>
      <text:p text:style-name="P5">| <text:s text:c="2"/>attribute_18 &lt;= 0</text:p>
      <text:p text:style-name="P5">| <text:s text:c="2"/>| <text:s text:c="2"/>attribute_34 &lt;= 8</text:p>
      <text:p text:style-name="P5">| <text:s text:c="2"/>| <text:s text:c="2"/>| <text:s text:c="2"/>attribute_4 &lt;= 1</text:p>
      <text:p text:style-name="P5">| <text:s text:c="2"/>| <text:s text:c="2"/>| <text:s text:c="2"/>| <text:s text:c="2"/>attribute_32 &lt;= 0</text:p>
      <text:p text:style-name="P5">| <text:s text:c="2"/>| <text:s text:c="2"/>| <text:s text:c="2"/>| <text:s text:c="2"/>| <text:s text:c="2"/>attribute_23 &lt;= 13</text:p>
      <text:p text:style-name="P5">| <text:s text:c="2"/>| <text:s text:c="2"/>| <text:s text:c="2"/>| <text:s text:c="2"/>| <text:s text:c="2"/>| <text:s text:c="2"/>attribute_4 &lt;= 0</text:p>
      <text:p text:style-name="P5">| <text:s text:c="2"/>| <text:s text:c="2"/>| <text:s text:c="2"/>| <text:s text:c="2"/>| <text:s text:c="2"/>| <text:s text:c="2"/>| <text:s text:c="2"/>attribute_8 &lt;= 9: 1 (9.0/1.0)</text:p>
      <text:p text:style-name="P5"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attribute_37 &lt;= 13: 2 (105.0)</text:p>
      <text:p text:style-name="P5">| <text:s text:c="2"/>| <text:s text:c="2"/>| <text:s text:c="2"/>| <text:s text:c="2"/>| <text:s text:c="2"/>| <text:s text:c="2"/>| <text:s text:c="2"/>| <text:s text:c="2"/>attribute_37 &gt; 13: 3 (3.0)</text:p>
      <text:p text:style-name="P5"><text:soft-page-break/>| <text:s text:c="2"/>| <text:s text:c="2"/>| <text:s text:c="2"/>| <text:s text:c="2"/>| <text:s text:c="2"/>| <text:s text:c="2"/>attribute_4 &gt; 0: 6 (2.0/1.0)</text:p>
      <text:p text:style-name="P5">| <text:s text:c="2"/>| <text:s text:c="2"/>| <text:s text:c="2"/>| <text:s text:c="2"/>| <text:s text:c="2"/>attribute_23 &gt; 13</text:p>
      <text:p text:style-name="P5"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attribute_16 &lt;= 10: 5 (2.0/1.0)</text:p>
      <text:p text:style-name="P5">| <text:s text:c="2"/>| <text:s text:c="2"/>| <text:s text:c="2"/>| <text:s text:c="2"/>| <text:s text:c="2"/>| <text:s text:c="2"/>| <text:s text:c="2"/>attribute_16 &gt; 10: 1 (67.0)</text:p>
      <text:p text:style-name="P5">| <text:s text:c="2"/>| <text:s text:c="2"/>| <text:s text:c="2"/>| <text:s text:c="2"/>| <text:s text:c="2"/>| <text:s text:c="2"/>attribute_0 &gt; 0: 2 (2.0/1.0)</text:p>
      <text:p text:style-name="P5">| <text:s text:c="2"/>| <text:s text:c="2"/>| <text:s text:c="2"/>| <text:s text:c="2"/>attribute_32 &gt; 0</text:p>
      <text:p text:style-name="P5">| <text:s text:c="2"/>| <text:s text:c="2"/>| <text:s text:c="2"/>| <text:s text:c="2"/>| <text:s text:c="2"/>attribute_35 &lt;= 5</text:p>
      <text:p text:style-name="P5">| <text:s text:c="2"/>| <text:s text:c="2"/>| <text:s text:c="2"/>| <text:s text:c="2"/>| <text:s text:c="2"/>| <text:s text:c="2"/>attribute_2 &lt;= 11: 5 (2.0/1.0)</text:p>
      <text:p text:style-name="P5">| <text:s text:c="2"/>| <text:s text:c="2"/>| <text:s text:c="2"/>| <text:s text:c="2"/>| <text:s text:c="2"/>| <text:s text:c="2"/>attribute_2 &gt; 11: 3 (32.0)</text:p>
      <text:p text:style-name="P5">| <text:s text:c="2"/>| <text:s text:c="2"/>| <text:s text:c="2"/>| <text:s text:c="2"/>| <text:s text:c="2"/>attribute_35 &gt; 5</text:p>
      <text:p text:style-name="P5">| <text:s text:c="2"/>| <text:s text:c="2"/>| <text:s text:c="2"/>| <text:s text:c="2"/>| <text:s text:c="2"/>| <text:s text:c="2"/>attribute_21 &lt;= 0</text:p>
      <text:p text:style-name="P5">| <text:s text:c="2"/>| <text:s text:c="2"/>| <text:s text:c="2"/>| <text:s text:c="2"/>| <text:s text:c="2"/>| <text:s text:c="2"/>| <text:s text:c="2"/>attribute_50 &lt;= 7: 7 (5.0)</text:p>
      <text:p text:style-name="P5">| <text:s text:c="2"/>| <text:s text:c="2"/>| <text:s text:c="2"/>| <text:s text:c="2"/>| <text:s text:c="2"/>| <text:s text:c="2"/>| <text:s text:c="2"/>attribute_50 &gt; 7: 6 (4.0)</text:p>
      <text:p text:style-name="P5">| <text:s text:c="2"/>| <text:s text:c="2"/>| <text:s text:c="2"/>| <text:s text:c="2"/>| <text:s text:c="2"/>| <text:s text:c="2"/>attribute_21 &gt; 0: 4 (18.0)</text:p>
      <text:p text:style-name="P5">| <text:s text:c="2"/>| <text:s text:c="2"/>| <text:s text:c="2"/>attribute_4 &gt; 1</text:p>
      <text:p text:style-name="P5">| <text:s text:c="2"/>| <text:s text:c="2"/>| <text:s text:c="2"/>| <text:s text:c="2"/>attribute_26 &lt;= 4</text:p>
      <text:p text:style-name="P5">| <text:s text:c="2"/>| <text:s text:c="2"/>| <text:s text:c="2"/>| <text:s text:c="2"/>| <text:s text:c="2"/>attribute_15 &lt;= 4</text:p>
      <text:p text:style-name="P5">| <text:s text:c="2"/>| <text:s text:c="2"/>| <text:s text:c="2"/>| <text:s text:c="2"/>| <text:s text:c="2"/>| <text:s text:c="2"/>attribute_5 &lt;= 5: 3 (10.0/1.0)</text:p>
      <text:p text:style-name="P5">| <text:s text:c="2"/>| <text:s text:c="2"/>| <text:s text:c="2"/>| <text:s text:c="2"/>| <text:s text:c="2"/>| <text:s text:c="2"/>attribute_5 &gt; 5: 5 (2.0)</text:p>
      <text:p text:style-name="P5">| <text:s text:c="2"/>| <text:s text:c="2"/>| <text:s text:c="2"/>| <text:s text:c="2"/>| <text:s text:c="2"/>attribute_15 &gt; 4</text:p>
      <text:p text:style-name="P5">| <text:s text:c="2"/>| <text:s text:c="2"/>| <text:s text:c="2"/>| <text:s text:c="2"/>| <text:s text:c="2"/>| <text:s text:c="2"/>attribute_17 &lt;= 7: 5 (355.0)</text:p>
      <text:p text:style-name="P5">| <text:s text:c="2"/>| <text:s text:c="2"/>| <text:s text:c="2"/>| <text:s text:c="2"/>| <text:s text:c="2"/>| <text:s text:c="2"/>attribute_17 &gt; 7</text:p>
      <text:p text:style-name="P5">| <text:s text:c="2"/>| <text:s text:c="2"/>| <text:s text:c="2"/>| <text:s text:c="2"/>| <text:s text:c="2"/>| <text:s text:c="2"/>| <text:s text:c="2"/>attribute_1 &lt;= 2: 1 (5.0/1.0)</text:p>
      <text:p text:style-name="P5">| <text:s text:c="2"/>| <text:s text:c="2"/>| <text:s text:c="2"/>| <text:s text:c="2"/>| <text:s text:c="2"/>| <text:s text:c="2"/>| <text:s text:c="2"/>attribute_1 &gt; 2: 5 (5.0/1.0)</text:p>
      <text:p text:style-name="P5">| <text:s text:c="2"/>| <text:s text:c="2"/>| <text:s text:c="2"/>| <text:s text:c="2"/>attribute_26 &gt; 4: 4 (5.0/1.0)</text:p>
      <text:p text:style-name="P5">| <text:s text:c="2"/>| <text:s text:c="2"/>attribute_34 &gt; 8</text:p>
      <text:p text:style-name="P5">| <text:s text:c="2"/>| <text:s text:c="2"/>| <text:s text:c="2"/>attribute_28 &lt;= 8</text:p>
      <text:p text:style-name="P5">| <text:s text:c="2"/>| <text:s text:c="2"/>| <text:s text:c="2"/>| <text:s text:c="2"/>attribute_1 &lt;= 6</text:p>
      <text:p text:style-name="P5">| <text:s text:c="2"/>| <text:s text:c="2"/>| <text:s text:c="2"/>| <text:s text:c="2"/>| <text:s text:c="2"/>attribute_11 &lt;= 2: 6 (8.0)</text:p>
      <text:p text:style-name="P5">| <text:s text:c="2"/>| <text:s text:c="2"/>| <text:s text:c="2"/>| <text:s text:c="2"/>| <text:s text:c="2"/>attribute_11 &gt; 2: 1 (2.0/1.0)</text:p>
      <text:p text:style-name="P5">| <text:s text:c="2"/>| <text:s text:c="2"/>| <text:s text:c="2"/>| <text:s text:c="2"/>attribute_1 &gt; 6</text:p>
      <text:p text:style-name="P5">| <text:s text:c="2"/>| <text:s text:c="2"/>| <text:s text:c="2"/>| <text:s text:c="2"/>| <text:s text:c="2"/>attribute_5 &lt;= 1</text:p>
      <text:p text:style-name="P5">| <text:s text:c="2"/>| <text:s text:c="2"/>| <text:s text:c="2"/>| <text:s text:c="2"/>| <text:s text:c="2"/>| <text:s text:c="2"/>attribute_31 &lt;= 3: 2 (28.0)</text:p>
      <text:p text:style-name="P5">| <text:s text:c="2"/>| <text:s text:c="2"/>| <text:s text:c="2"/>| <text:s text:c="2"/>| <text:s text:c="2"/>| <text:s text:c="2"/>attribute_31 &gt; 3: 8 (2.0)</text:p>
      <text:p text:style-name="P5">| <text:s text:c="2"/>| <text:s text:c="2"/>| <text:s text:c="2"/>| <text:s text:c="2"/>| <text:s text:c="2"/>attribute_5 &gt; 1: 5 (2.0)</text:p>
      <text:p text:style-name="P5">| <text:s text:c="2"/>| <text:s text:c="2"/>| <text:s text:c="2"/>attribute_28 &gt; 8</text:p>
      <text:p text:style-name="P5">| <text:s text:c="2"/>| <text:s text:c="2"/>| <text:s text:c="2"/>| <text:s text:c="2"/>attribute_33 &lt;= 8</text:p>
      <text:p text:style-name="P5">| <text:s text:c="2"/>| <text:s text:c="2"/>| <text:s text:c="2"/>| <text:s text:c="2"/>| <text:s text:c="2"/>attribute_41 &lt;= 0</text:p>
      <text:p text:style-name="P5">| <text:s text:c="2"/>| <text:s text:c="2"/>| <text:s text:c="2"/>| <text:s text:c="2"/>| <text:s text:c="2"/>| <text:s text:c="2"/>attribute_45 &lt;= 0: 4 (19.0)</text:p>
      <text:p text:style-name="P5">| <text:s text:c="2"/>| <text:s text:c="2"/>| <text:s text:c="2"/>| <text:s text:c="2"/>| <text:s text:c="2"/>| <text:s text:c="2"/>attribute_45 &gt; 0: 5 (2.0/1.0)</text:p>
      <text:p text:style-name="P5">| <text:s text:c="2"/>| <text:s text:c="2"/>| <text:s text:c="2"/>| <text:s text:c="2"/>| <text:s text:c="2"/>attribute_41 &gt; 0</text:p>
      <text:p text:style-name="P5">| <text:s text:c="2"/>| <text:s text:c="2"/>| <text:s text:c="2"/>| <text:s text:c="2"/>| <text:s text:c="2"/>| <text:s text:c="2"/>attribute_50 &lt;= 9</text:p>
      <text:p text:style-name="P5">| <text:s text:c="2"/>| <text:s text:c="2"/>| <text:s text:c="2"/>| <text:s text:c="2"/>| <text:s text:c="2"/>| <text:s text:c="2"/>| <text:s text:c="2"/>attribute_0 &lt;= 0</text:p>
      <text:p text:style-name="P5">| <text:s text:c="2"/>| <text:s text:c="2"/>| <text:s text:c="2"/>| <text:s text:c="2"/>| <text:s text:c="2"/>| <text:s text:c="2"/>| <text:s text:c="2"/>| <text:s text:c="2"/>attribute_9 &lt;= 15: 4 (6.0/1.0)</text:p>
      <text:p text:style-name="P5">| <text:s text:c="2"/>| <text:s text:c="2"/>| <text:s text:c="2"/>| <text:s text:c="2"/>| <text:s text:c="2"/>| <text:s text:c="2"/>| <text:s text:c="2"/>| <text:s text:c="2"/>attribute_9 &gt; 15: 1 (3.0/1.0)</text:p>
      <text:p text:style-name="P5">| <text:s text:c="2"/>| <text:s text:c="2"/>| <text:s text:c="2"/>| <text:s text:c="2"/>| <text:s text:c="2"/>| <text:s text:c="2"/>| <text:s text:c="2"/>attribute_0 &gt; 0: 7 (3.0/1.0)</text:p>
      <text:p text:style-name="P5">| <text:s text:c="2"/>| <text:s text:c="2"/>| <text:s text:c="2"/>| <text:s text:c="2"/>| <text:s text:c="2"/>| <text:s text:c="2"/>attribute_50 &gt; 9</text:p>
      <text:p text:style-name="P5">| <text:s text:c="2"/>| <text:s text:c="2"/>| <text:s text:c="2"/>| <text:s text:c="2"/>| <text:s text:c="2"/>| <text:s text:c="2"/>| <text:s text:c="2"/>attribute_17 &lt;= 9</text:p>
      <text:p text:style-name="P5">| <text:s text:c="2"/>| <text:s text:c="2"/>| <text:s text:c="2"/>| <text:s text:c="2"/>| <text:s text:c="2"/>| <text:s text:c="2"/>| <text:s text:c="2"/>| <text:s text:c="2"/>attribute_51 &lt;= 3</text:p>
      <text:p text:style-name="P5">| <text:s text:c="2"/>| <text:s text:c="2"/>| <text:s text:c="2"/>| <text:s text:c="2"/>| <text:s text:c="2"/>| <text:s text:c="2"/>| <text:s text:c="2"/>| <text:s text:c="2"/>| <text:s text:c="2"/>attribute_3 &lt;= 6: 6 (4.0)</text:p>
      <text:p text:style-name="P5">| <text:s text:c="2"/>| <text:s text:c="2"/>| <text:s text:c="2"/>| <text:s text:c="2"/>| <text:s text:c="2"/>| <text:s text:c="2"/>| <text:s text:c="2"/>| <text:s text:c="2"/>| <text:s text:c="2"/>attribute_3 &gt; 6: 1 (2.0)</text:p>
      <text:p text:style-name="P5"><text:soft-page-break/>| <text:s text:c="2"/>| <text:s text:c="2"/>| <text:s text:c="2"/>| <text:s text:c="2"/>| <text:s text:c="2"/>| <text:s text:c="2"/>| <text:s text:c="2"/>| <text:s text:c="2"/>attribute_51 &gt; 3</text:p>
      <text:p text:style-name="P5">| <text:s text:c="2"/>| <text:s text:c="2"/>| <text:s text:c="2"/>| <text:s text:c="2"/>| <text:s text:c="2"/>| <text:s text:c="2"/>| <text:s text:c="2"/>| <text:s text:c="2"/>| <text:s text:c="2"/>attribute_7 &lt;= 0: 6 (447.0)</text:p>
      <text:p text:style-name="P5">| <text:s text:c="2"/>| <text:s text:c="2"/>| <text:s text:c="2"/>| <text:s text:c="2"/>| <text:s text:c="2"/>| <text:s text:c="2"/>| <text:s text:c="2"/>| <text:s text:c="2"/>| <text:s text:c="2"/>attribute_7 &gt; 0</text:p>
      <text:p text:style-name="P5">| <text:s text:c="2"/>| <text:s text:c="2"/>| <text:s text:c="2"/>| <text:s text:c="2"/>| <text:s text:c="2"/>| <text:s text:c="2"/>| <text:s text:c="2"/>| <text:s text:c="2"/>| <text:s text:c="2"/>| <text:s text:c="2"/>attribute_34 &lt;= 15: 5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4 &gt; 15: 6 (21.0/1.0)</text:p>
      <text:p text:style-name="P5">| <text:s text:c="2"/>| <text:s text:c="2"/>| <text:s text:c="2"/>| <text:s text:c="2"/>| <text:s text:c="2"/>| <text:s text:c="2"/>| <text:s text:c="2"/>attribute_17 &gt; 9</text:p>
      <text:p text:style-name="P5">| <text:s text:c="2"/>| <text:s text:c="2"/>| <text:s text:c="2"/>| <text:s text:c="2"/>| <text:s text:c="2"/>| <text:s text:c="2"/>| <text:s text:c="2"/>| <text:s text:c="2"/>attribute_35 &lt;= 15</text:p>
      <text:p text:style-name="P5">| <text:s text:c="2"/>| <text:s text:c="2"/>| <text:s text:c="2"/>| <text:s text:c="2"/>| <text:s text:c="2"/>| <text:s text:c="2"/>| <text:s text:c="2"/>| <text:s text:c="2"/>| <text:s text:c="2"/>attribute_1 &lt;= 2: 4 (2.0)</text:p>
      <text:p text:style-name="P5">| <text:s text:c="2"/>| <text:s text:c="2"/>| <text:s text:c="2"/>| <text:s text:c="2"/>| <text:s text:c="2"/>| <text:s text:c="2"/>| <text:s text:c="2"/>| <text:s text:c="2"/>| <text:s text:c="2"/>attribute_1 &gt; 2: 8 (2.0)</text:p>
      <text:p text:style-name="P5">| <text:s text:c="2"/>| <text:s text:c="2"/>| <text:s text:c="2"/>| <text:s text:c="2"/>| <text:s text:c="2"/>| <text:s text:c="2"/>| <text:s text:c="2"/>| <text:s text:c="2"/>attribute_35 &gt; 15: 1 (17.0/1.0)</text:p>
      <text:p text:style-name="P5">| <text:s text:c="2"/>| <text:s text:c="2"/>| <text:s text:c="2"/>| <text:s text:c="2"/>attribute_33 &gt; 8</text:p>
      <text:p text:style-name="P5">| <text:s text:c="2"/>| <text:s text:c="2"/>| <text:s text:c="2"/>| <text:s text:c="2"/>| <text:s text:c="2"/>attribute_1 &lt;= 2: 4 (59.0)</text:p>
      <text:p text:style-name="P5">| <text:s text:c="2"/>| <text:s text:c="2"/>| <text:s text:c="2"/>| <text:s text:c="2"/>| <text:s text:c="2"/>attribute_1 &gt; 2: 6 (4.0/1.0)</text:p>
      <text:p text:style-name="P5">| <text:s text:c="2"/>attribute_18 &gt; 0</text:p>
      <text:p text:style-name="P5">| <text:s text:c="2"/>| <text:s text:c="2"/>attribute_50 &lt;= 5</text:p>
      <text:p text:style-name="P5">| <text:s text:c="2"/>| <text:s text:c="2"/>| <text:s text:c="2"/>attribute_52 &lt;= 0</text:p>
      <text:p text:style-name="P5">| <text:s text:c="2"/>| <text:s text:c="2"/>| <text:s text:c="2"/>| <text:s text:c="2"/>attribute_10 &lt;= 3</text:p>
      <text:p text:style-name="P5">| <text:s text:c="2"/>| <text:s text:c="2"/>| <text:s text:c="2"/>| <text:s text:c="2"/>| <text:s text:c="2"/>attribute_4 &lt;= 9: 4 (58.0/1.0)</text:p>
      <text:p text:style-name="P5">| <text:s text:c="2"/>| <text:s text:c="2"/>| <text:s text:c="2"/>| <text:s text:c="2"/>| <text:s text:c="2"/>attribute_4 &gt; 9</text:p>
      <text:p text:style-name="P5">| <text:s text:c="2"/>| <text:s text:c="2"/>| <text:s text:c="2"/>| <text:s text:c="2"/>| <text:s text:c="2"/>| <text:s text:c="2"/>attribute_8 &lt;= 10: 7 (6.0)</text:p>
      <text:p text:style-name="P5">| <text:s text:c="2"/>| <text:s text:c="2"/>| <text:s text:c="2"/>| <text:s text:c="2"/>| <text:s text:c="2"/>| <text:s text:c="2"/>attribute_8 &gt; 10</text:p>
      <text:p text:style-name="P5">| <text:s text:c="2"/>| <text:s text:c="2"/>| <text:s text:c="2"/>| <text:s text:c="2"/>| <text:s text:c="2"/>| <text:s text:c="2"/>| <text:s text:c="2"/>attribute_25 &lt;= 5: 8 (2.0)</text:p>
      <text:p text:style-name="P5">| <text:s text:c="2"/>| <text:s text:c="2"/>| <text:s text:c="2"/>| <text:s text:c="2"/>| <text:s text:c="2"/>| <text:s text:c="2"/>| <text:s text:c="2"/>attribute_25 &gt; 5: 9 (5.0)</text:p>
      <text:p text:style-name="P5">| <text:s text:c="2"/>| <text:s text:c="2"/>| <text:s text:c="2"/>| <text:s text:c="2"/>attribute_10 &gt; 3</text:p>
      <text:p text:style-name="P5">| <text:s text:c="2"/>| <text:s text:c="2"/>| <text:s text:c="2"/>| <text:s text:c="2"/>| <text:s text:c="2"/>attribute_44 &lt;= 0</text:p>
      <text:p text:style-name="P5">| <text:s text:c="2"/>| <text:s text:c="2"/>| <text:s text:c="2"/>| <text:s text:c="2"/>| <text:s text:c="2"/>| <text:s text:c="2"/>attribute_31 &lt;= 0</text:p>
      <text:p text:style-name="P5">| <text:s text:c="2"/>| <text:s text:c="2"/>| <text:s text:c="2"/>| <text:s text:c="2"/>| <text:s text:c="2"/>| <text:s text:c="2"/>| <text:s text:c="2"/>attribute_41 &lt;= 7</text:p>
      <text:p text:style-name="P5">| <text:s text:c="2"/>| <text:s text:c="2"/>| <text:s text:c="2"/>| <text:s text:c="2"/>| <text:s text:c="2"/>| <text:s text:c="2"/>| <text:s text:c="2"/>| <text:s text:c="2"/>attribute_14 &lt;= 1</text:p>
      <text:p text:style-name="P5">| <text:s text:c="2"/>| <text:s text:c="2"/>| <text:s text:c="2"/>| <text:s text:c="2"/>| <text:s text:c="2"/>| <text:s text:c="2"/>| <text:s text:c="2"/>| <text:s text:c="2"/>| <text:s text:c="2"/>attribute_0 &lt;= 1: 1 (3.0/2.0)</text:p>
      <text:p text:style-name="P5">| <text:s text:c="2"/>| <text:s text:c="2"/>| <text:s text:c="2"/>| <text:s text:c="2"/>| <text:s text:c="2"/>| <text:s text:c="2"/>| <text:s text:c="2"/>| <text:s text:c="2"/>| <text:s text:c="2"/>attribute_0 &gt; 1: 3 (2.0)</text:p>
      <text:p text:style-name="P5"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attribute_29 &lt;= 14: 9 (4.0)</text:p>
      <text:p text:style-name="P5">| <text:s text:c="2"/>| <text:s text:c="2"/>| <text:s text:c="2"/>| <text:s text:c="2"/>| <text:s text:c="2"/>| <text:s text:c="2"/>| <text:s text:c="2"/>| <text:s text:c="2"/>| <text:s text:c="2"/>attribute_29 &gt; 14: 5 (3.0)</text:p>
      <text:p text:style-name="P5">| <text:s text:c="2"/>| <text:s text:c="2"/>| <text:s text:c="2"/>| <text:s text:c="2"/>| <text:s text:c="2"/>| <text:s text:c="2"/>| <text:s text:c="2"/>attribute_41 &gt; 7</text:p>
      <text:p text:style-name="P5">| <text:s text:c="2"/>| <text:s text:c="2"/>| <text:s text:c="2"/>| <text:s text:c="2"/>| <text:s text:c="2"/>| <text:s text:c="2"/>| <text:s text:c="2"/>| <text:s text:c="2"/>attribute_43 &lt;= 5</text:p>
      <text:p text:style-name="P5">| <text:s text:c="2"/>| <text:s text:c="2"/>| <text:s text:c="2"/>| <text:s text:c="2"/>| <text:s text:c="2"/>| <text:s text:c="2"/>| <text:s text:c="2"/>| <text:s text:c="2"/>| <text:s text:c="2"/>attribute_34 &lt;= 11: 7 (17.0/1.0)</text:p>
      <text:p text:style-name="P5">| <text:s text:c="2"/>| <text:s text:c="2"/>| <text:s text:c="2"/>| <text:s text:c="2"/>| <text:s text:c="2"/>| <text:s text:c="2"/>| <text:s text:c="2"/>| <text:s text:c="2"/>| <text:s text:c="2"/>attribute_34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9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9: 8 (2.0)</text:p>
      <text:p text:style-name="P5">| <text:s text:c="2"/>| <text:s text:c="2"/>| <text:s text:c="2"/>| <text:s text:c="2"/>| <text:s text:c="2"/>| <text:s text:c="2"/>| <text:s text:c="2"/>| <text:s text:c="2"/>attribute_43 &gt; 5</text:p>
      <text:p text:style-name="P5">| <text:s text:c="2"/>| <text:s text:c="2"/>| <text:s text:c="2"/>| <text:s text:c="2"/>| <text:s text:c="2"/>| <text:s text:c="2"/>| <text:s text:c="2"/>| <text:s text:c="2"/>| <text:s text:c="2"/>attribute_27 &lt;= 0: 8 (12.0)</text:p>
      <text:p text:style-name="P5">| <text:s text:c="2"/>| <text:s text:c="2"/>| <text:s text:c="2"/>| <text:s text:c="2"/>| <text:s text:c="2"/>| <text:s text:c="2"/>| <text:s text:c="2"/>| <text:s text:c="2"/>| <text:s text:c="2"/>attribute_27 &gt; 0: 1 (2.0)</text:p>
      <text:p text:style-name="P5">| <text:s text:c="2"/>| <text:s text:c="2"/>| <text:s text:c="2"/>| <text:s text:c="2"/>| <text:s text:c="2"/>| <text:s text:c="2"/>attribute_31 &gt; 0</text:p>
      <text:p text:style-name="P5">| <text:s text:c="2"/>| <text:s text:c="2"/>| <text:s text:c="2"/>| <text:s text:c="2"/>| <text:s text:c="2"/>| <text:s text:c="2"/>| <text:s text:c="2"/>attribute_22 &lt;= 12</text:p>
      <text:p text:style-name="P5">| <text:s text:c="2"/>| <text:s text:c="2"/>| <text:s text:c="2"/>| <text:s text:c="2"/>| <text:s text:c="2"/>| <text:s text:c="2"/>| <text:s text:c="2"/>| <text:s text:c="2"/>attribute_29 &lt;= 1</text:p>
      <text:p text:style-name="P5">| <text:s text:c="2"/>| <text:s text:c="2"/>| <text:s text:c="2"/>| <text:s text:c="2"/>| <text:s text:c="2"/>| <text:s text:c="2"/>| <text:s text:c="2"/>| <text:s text:c="2"/>| <text:s text:c="2"/>attribute_6 &lt;= 1: 9 (7.0)</text:p>
      <text:p text:style-name="P5">| <text:s text:c="2"/>| <text:s text:c="2"/>| <text:s text:c="2"/>| <text:s text:c="2"/>| <text:s text:c="2"/>| <text:s text:c="2"/>| <text:s text:c="2"/>| <text:s text:c="2"/>| <text:s text:c="2"/>attribute_6 &gt; 1: 7 (2.0)</text:p>
      <text:p text:style-name="P5">| <text:s text:c="2"/>| <text:s text:c="2"/>| <text:s text:c="2"/>| <text:s text:c="2"/>| <text:s text:c="2"/>| <text:s text:c="2"/>| <text:s text:c="2"/>| <text:s text:c="2"/>attribute_29 &gt; 1</text:p>
      <text:p text:style-name="P5">| <text:s text:c="2"/>| <text:s text:c="2"/>| <text:s text:c="2"/>| <text:s text:c="2"/>| <text:s text:c="2"/>| <text:s text:c="2"/>| <text:s text:c="2"/>| <text:s text:c="2"/>| <text:s text:c="2"/>attribute_16 &lt;= 9: 7 (399.0/1.0)</text:p>
      <text:p text:style-name="P5">| <text:s text:c="2"/>| <text:s text:c="2"/>| <text:s text:c="2"/>| <text:s text:c="2"/>| <text:s text:c="2"/>| <text:s text:c="2"/>| <text:s text:c="2"/>| <text:s text:c="2"/>| <text:s text:c="2"/>attribute_16 &gt; 9</text:p>
      <text:p text:style-name="P5">| <text:s text:c="2"/>| <text:s text:c="2"/>| <text:s text:c="2"/>| <text:s text:c="2"/>| <text:s text:c="2"/>| <text:s text:c="2"/>| <text:s text:c="2"/>| <text:s text:c="2"/>| <text:s text:c="2"/>| <text:s text:c="2"/>attribute_14 &lt;= 1: 7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14 &gt; 1: 9 (2.0)</text:p>
      <text:p text:style-name="P5"><text:soft-page-break/>| <text:s text:c="2"/>| <text:s text:c="2"/>| <text:s text:c="2"/>| <text:s text:c="2"/>| <text:s text:c="2"/>| <text:s text:c="2"/>| <text:s text:c="2"/>attribute_22 &gt; 12</text:p>
      <text:p text:style-name="P5">| <text:s text:c="2"/>| <text:s text:c="2"/>| <text:s text:c="2"/>| <text:s text:c="2"/>| <text:s text:c="2"/>| <text:s text:c="2"/>| <text:s text:c="2"/>| <text:s text:c="2"/>attribute_28 &lt;= 15</text:p>
      <text:p text:style-name="P5">| <text:s text:c="2"/>| <text:s text:c="2"/>| <text:s text:c="2"/>| <text:s text:c="2"/>| <text:s text:c="2"/>| <text:s text:c="2"/>| <text:s text:c="2"/>| <text:s text:c="2"/>| <text:s text:c="2"/>attribute_14 &lt;= 1: 7 (17.0)</text:p>
      <text:p text:style-name="P5">| <text:s text:c="2"/>| <text:s text:c="2"/>| <text:s text:c="2"/>| <text:s text:c="2"/>| <text:s text:c="2"/>| <text:s text:c="2"/>| <text:s text:c="2"/>| <text:s text:c="2"/>| <text:s text:c="2"/>attribute_14 &gt; 1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0: 9 (15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0: 4 (2.0/1.0)</text:p>
      <text:p text:style-name="P5">| <text:s text:c="2"/>| <text:s text:c="2"/>| <text:s text:c="2"/>| <text:s text:c="2"/>| <text:s text:c="2"/>| <text:s text:c="2"/>| <text:s text:c="2"/>| <text:s text:c="2"/>attribute_28 &gt; 15: 4 (7.0)</text:p>
      <text:p text:style-name="P5">| <text:s text:c="2"/>| <text:s text:c="2"/>| <text:s text:c="2"/>| <text:s text:c="2"/>| <text:s text:c="2"/>attribute_44 &gt; 0</text:p>
      <text:p text:style-name="P5">| <text:s text:c="2"/>| <text:s text:c="2"/>| <text:s text:c="2"/>| <text:s text:c="2"/>| <text:s text:c="2"/>| <text:s text:c="2"/>attribute_22 &lt;= 11</text:p>
      <text:p text:style-name="P5">| <text:s text:c="2"/>| <text:s text:c="2"/>| <text:s text:c="2"/>| <text:s text:c="2"/>| <text:s text:c="2"/>| <text:s text:c="2"/>| <text:s text:c="2"/>attribute_35 &lt;= 2</text:p>
      <text:p text:style-name="P5">| <text:s text:c="2"/>| <text:s text:c="2"/>| <text:s text:c="2"/>| <text:s text:c="2"/>| <text:s text:c="2"/>| <text:s text:c="2"/>| <text:s text:c="2"/>| <text:s text:c="2"/>attribute_24 &lt;= 8: 9 (2.0)</text:p>
      <text:p text:style-name="P5">| <text:s text:c="2"/>| <text:s text:c="2"/>| <text:s text:c="2"/>| <text:s text:c="2"/>| <text:s text:c="2"/>| <text:s text:c="2"/>| <text:s text:c="2"/>| <text:s text:c="2"/>attribute_24 &gt; 8: 3 (10.0)</text:p>
      <text:p text:style-name="P5">| <text:s text:c="2"/>| <text:s text:c="2"/>| <text:s text:c="2"/>| <text:s text:c="2"/>| <text:s text:c="2"/>| <text:s text:c="2"/>| <text:s text:c="2"/>attribute_35 &gt; 2</text:p>
      <text:p text:style-name="P5">| <text:s text:c="2"/>| <text:s text:c="2"/>| <text:s text:c="2"/>| <text:s text:c="2"/>| <text:s text:c="2"/>| <text:s text:c="2"/>| <text:s text:c="2"/>| <text:s text:c="2"/>attribute_40 &lt;= 0</text:p>
      <text:p text:style-name="P5">| <text:s text:c="2"/>| <text:s text:c="2"/>| <text:s text:c="2"/>| <text:s text:c="2"/>| <text:s text:c="2"/>| <text:s text:c="2"/>| <text:s text:c="2"/>| <text:s text:c="2"/>| <text:s text:c="2"/>attribute_32 &lt;= 0: 3 (2.0/1.0)</text:p>
      <text:p text:style-name="P5">| <text:s text:c="2"/>| <text:s text:c="2"/>| <text:s text:c="2"/>| <text:s text:c="2"/>| <text:s text:c="2"/>| <text:s text:c="2"/>| <text:s text:c="2"/>| <text:s text:c="2"/>| <text:s text:c="2"/>attribute_32 &gt; 0: 7 (9.0)</text:p>
      <text:p text:style-name="P5">| <text:s text:c="2"/>| <text:s text:c="2"/>| <text:s text:c="2"/>| <text:s text:c="2"/>| <text:s text:c="2"/>| <text:s text:c="2"/>| <text:s text:c="2"/>| <text:s text:c="2"/>attribute_40 &gt; 0: 1 (2.0/1.0)</text:p>
      <text:p text:style-name="P5">| <text:s text:c="2"/>| <text:s text:c="2"/>| <text:s text:c="2"/>| <text:s text:c="2"/>| <text:s text:c="2"/>| <text:s text:c="2"/>attribute_22 &gt; 11</text:p>
      <text:p text:style-name="P5">| <text:s text:c="2"/>| <text:s text:c="2"/>| <text:s text:c="2"/>| <text:s text:c="2"/>| <text:s text:c="2"/>| <text:s text:c="2"/>| <text:s text:c="2"/>attribute_18 &lt;= 9: 5 (6.0/1.0)</text:p>
      <text:p text:style-name="P5">| <text:s text:c="2"/>| <text:s text:c="2"/>| <text:s text:c="2"/>| <text:s text:c="2"/>| <text:s text:c="2"/>| <text:s text:c="2"/>| <text:s text:c="2"/>attribute_18 &gt; 9</text:p>
      <text:p text:style-name="P5">| <text:s text:c="2"/>| <text:s text:c="2"/>| <text:s text:c="2"/>| <text:s text:c="2"/>| <text:s text:c="2"/>| <text:s text:c="2"/>| <text:s text:c="2"/>| <text:s text:c="2"/>attribute_25 &lt;= 10: 4 (3.0/1.0)</text:p>
      <text:p text:style-name="P5">| <text:s text:c="2"/>| <text:s text:c="2"/>| <text:s text:c="2"/>| <text:s text:c="2"/>| <text:s text:c="2"/>| <text:s text:c="2"/>| <text:s text:c="2"/>| <text:s text:c="2"/>attribute_25 &gt; 10</text:p>
      <text:p text:style-name="P5">| <text:s text:c="2"/>| <text:s text:c="2"/>| <text:s text:c="2"/>| <text:s text:c="2"/>| <text:s text:c="2"/>| <text:s text:c="2"/>| <text:s text:c="2"/>| <text:s text:c="2"/>| <text:s text:c="2"/>attribute_14 &lt;= 0: 1 (4.0)</text:p>
      <text:p text:style-name="P5">| <text:s text:c="2"/>| <text:s text:c="2"/>| <text:s text:c="2"/>| <text:s text:c="2"/>| <text:s text:c="2"/>| <text:s text:c="2"/>| <text:s text:c="2"/>| <text:s text:c="2"/>| <text:s text:c="2"/>attribute_14 &gt; 0: 9 (7.0)</text:p>
      <text:p text:style-name="P5">| <text:s text:c="2"/>| <text:s text:c="2"/>| <text:s text:c="2"/>attribute_52 &gt; 0</text:p>
      <text:p text:style-name="P5">| <text:s text:c="2"/>| <text:s text:c="2"/>| <text:s text:c="2"/>| <text:s text:c="2"/>attribute_1 &lt;= 1: 1 (12.0)</text:p>
      <text:p text:style-name="P5">| <text:s text:c="2"/>| <text:s text:c="2"/>| <text:s text:c="2"/>| <text:s text:c="2"/>attribute_1 &gt; 1</text:p>
      <text:p text:style-name="P5">| <text:s text:c="2"/>| <text:s text:c="2"/>| <text:s text:c="2"/>| <text:s text:c="2"/>| <text:s text:c="2"/>attribute_26 &lt;= 1: 2 (8.0)</text:p>
      <text:p text:style-name="P5">| <text:s text:c="2"/>| <text:s text:c="2"/>| <text:s text:c="2"/>| <text:s text:c="2"/>| <text:s text:c="2"/>attribute_26 &gt; 1: 8 (2.0/1.0)</text:p>
      <text:p text:style-name="P5">| <text:s text:c="2"/>| <text:s text:c="2"/>attribute_50 &gt; 5</text:p>
      <text:p text:style-name="P5">| <text:s text:c="2"/>| <text:s text:c="2"/>| <text:s text:c="2"/>attribute_27 &lt;= 2</text:p>
      <text:p text:style-name="P5">| <text:s text:c="2"/>| <text:s text:c="2"/>| <text:s text:c="2"/>| <text:s text:c="2"/>attribute_35 &lt;= 2</text:p>
      <text:p text:style-name="P5">| <text:s text:c="2"/>| <text:s text:c="2"/>| <text:s text:c="2"/>| <text:s text:c="2"/>| <text:s text:c="2"/>attribute_34 &lt;= 7</text:p>
      <text:p text:style-name="P5">| <text:s text:c="2"/>| <text:s text:c="2"/>| <text:s text:c="2"/>| <text:s text:c="2"/>| <text:s text:c="2"/>| <text:s text:c="2"/>attribute_2 &lt;= 3</text:p>
      <text:p text:style-name="P5">| <text:s text:c="2"/>| <text:s text:c="2"/>| <text:s text:c="2"/>| <text:s text:c="2"/>| <text:s text:c="2"/>| <text:s text:c="2"/>| <text:s text:c="2"/>attribute_5 &lt;= 8</text:p>
      <text:p text:style-name="P5">| <text:s text:c="2"/>| <text:s text:c="2"/>| <text:s text:c="2"/>| <text:s text:c="2"/>| <text:s text:c="2"/>| <text:s text:c="2"/>| <text:s text:c="2"/>| <text:s text:c="2"/>attribute_17 &lt;= 4: 4 (3.0/1.0)</text:p>
      <text:p text:style-name="P5">| <text:s text:c="2"/>| <text:s text:c="2"/>| <text:s text:c="2"/>| <text:s text:c="2"/>| <text:s text:c="2"/>| <text:s text:c="2"/>| <text:s text:c="2"/>| <text:s text:c="2"/>attribute_17 &gt; 4</text:p>
      <text:p text:style-name="P5">| <text:s text:c="2"/>| <text:s text:c="2"/>| <text:s text:c="2"/>| <text:s text:c="2"/>| <text:s text:c="2"/>| <text:s text:c="2"/>| <text:s text:c="2"/>| <text:s text:c="2"/>| <text:s text:c="2"/>attribute_51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0 &lt;= 14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0 &gt; 14: 1 (2.0)</text:p>
      <text:p text:style-name="P5">| <text:s text:c="2"/>| <text:s text:c="2"/>| <text:s text:c="2"/>| <text:s text:c="2"/>| <text:s text:c="2"/>| <text:s text:c="2"/>| <text:s text:c="2"/>| <text:s text:c="2"/>| <text:s text:c="2"/>attribute_51 &gt; 8: 1 (37.0)</text:p>
      <text:p text:style-name="P5">| <text:s text:c="2"/>| <text:s text:c="2"/>| <text:s text:c="2"/>| <text:s text:c="2"/>| <text:s text:c="2"/>| <text:s text:c="2"/>| <text:s text:c="2"/>attribute_5 &gt; 8: 9 (12.0)</text:p>
      <text:p text:style-name="P5">| <text:s text:c="2"/>| <text:s text:c="2"/>| <text:s text:c="2"/>| <text:s text:c="2"/>| <text:s text:c="2"/>| <text:s text:c="2"/>attribute_2 &gt; 3</text:p>
      <text:p text:style-name="P5">| <text:s text:c="2"/>| <text:s text:c="2"/>| <text:s text:c="2"/>| <text:s text:c="2"/>| <text:s text:c="2"/>| <text:s text:c="2"/>| <text:s text:c="2"/>attribute_22 &lt;= 7</text:p>
      <text:p text:style-name="P5"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attribute_26 &lt;= 2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lt;= 6: 2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 &gt; 6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lt;= 11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1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lt;= 8: 3 (31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5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1: 3 (3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lt;= 11: 3 (1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5 &gt; 11: 9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1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 &lt;= 13: 2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 &gt; 13: 3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16 &gt;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14: 9 (10.0/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14: 3 (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6: 5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6: 3 (2.0)</text:p>
      <text:p text:style-name="P5">| <text:s text:c="2"/>| <text:s text:c="2"/>| <text:s text:c="2"/>| <text:s text:c="2"/>| <text:s text:c="2"/>| <text:s text:c="2"/>| <text:s text:c="2"/>| <text:s text:c="2"/>| <text:s text:c="2"/>attribute_26 &gt; 2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lt;= 1: 3 (6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 &gt; 1: 7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lt;= 11: 9 (3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 &gt; 11: 3 (2.0)</text:p>
      <text:p text:style-name="P5">| <text:s text:c="2"/>| <text:s text:c="2"/>| <text:s text:c="2"/>| <text:s text:c="2"/>| <text:s text:c="2"/>| <text:s text:c="2"/>| <text:s text:c="2"/>| <text:s text:c="2"/>attribute_53 &gt; 0</text:p>
      <text:p text:style-name="P5">| <text:s text:c="2"/>| <text:s text:c="2"/>| <text:s text:c="2"/>| <text:s text:c="2"/>| <text:s text:c="2"/>| <text:s text:c="2"/>| <text:s text:c="2"/>| <text:s text:c="2"/>| <text:s text:c="2"/>attribute_38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1 &lt;= 5: 1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 &gt; 5: 2 (15.0)</text:p>
      <text:p text:style-name="P5">| <text:s text:c="2"/>| <text:s text:c="2"/>| <text:s text:c="2"/>| <text:s text:c="2"/>| <text:s text:c="2"/>| <text:s text:c="2"/>| <text:s text:c="2"/>| <text:s text:c="2"/>| <text:s text:c="2"/>attribute_38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25 &lt;= 12: 3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25 &gt; 12: 9 (4.0)</text:p>
      <text:p text:style-name="P5">| <text:s text:c="2"/>| <text:s text:c="2"/>| <text:s text:c="2"/>| <text:s text:c="2"/>| <text:s text:c="2"/>| <text:s text:c="2"/>| <text:s text:c="2"/>attribute_22 &gt; 7</text:p>
      <text:p text:style-name="P5">| <text:s text:c="2"/>| <text:s text:c="2"/>| <text:s text:c="2"/>| <text:s text:c="2"/>| <text:s text:c="2"/>| <text:s text:c="2"/>| <text:s text:c="2"/>| <text:s text:c="2"/>attribute_15 &lt;= 3: 3 (15.0/1.0)</text:p>
      <text:p text:style-name="P5">| <text:s text:c="2"/>| <text:s text:c="2"/>| <text:s text:c="2"/>| <text:s text:c="2"/>| <text:s text:c="2"/>| <text:s text:c="2"/>| <text:s text:c="2"/>| <text:s text:c="2"/>attribute_15 &gt; 3</text:p>
      <text:p text:style-name="P5">| <text:s text:c="2"/>| <text:s text:c="2"/>| <text:s text:c="2"/>| <text:s text:c="2"/>| <text:s text:c="2"/>| <text:s text:c="2"/>| <text:s text:c="2"/>| <text:s text:c="2"/>| <text:s text:c="2"/>attribute_18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6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lt;= 4: 5 (17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52 &gt;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0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3 &gt;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6 &gt; 2: 7 (2.0)</text:p>
      <text:p text:style-name="P5">| <text:s text:c="2"/>| <text:s text:c="2"/>| <text:s text:c="2"/>| <text:s text:c="2"/>| <text:s text:c="2"/>| <text:s text:c="2"/>| <text:s text:c="2"/>| <text:s text:c="2"/>| <text:s text:c="2"/>attribute_18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lt;= 4: 4 (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 &gt; 4: 9 (1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lt;= 11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1 &lt;= 4: 3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1 &gt; 4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lt;= 0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gt; 0</text:p>
      <text:p text:style-name="P5"><text:soft-page-break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6 &lt;= 10: 9 (17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6 &gt; 1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8 &lt;= 1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8 &lt;= 14: 5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8 &gt; 14: 9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8 &gt; 10: 9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52 &gt; 11: 2 (3.0/1.0)</text:p>
      <text:p text:style-name="P5">| <text:s text:c="2"/>| <text:s text:c="2"/>| <text:s text:c="2"/>| <text:s text:c="2"/>| <text:s text:c="2"/>attribute_34 &gt; 7</text:p>
      <text:p text:style-name="P5">| <text:s text:c="2"/>| <text:s text:c="2"/>| <text:s text:c="2"/>| <text:s text:c="2"/>| <text:s text:c="2"/>| <text:s text:c="2"/>attribute_29 &lt;= 6</text:p>
      <text:p text:style-name="P5">| <text:s text:c="2"/>| <text:s text:c="2"/>| <text:s text:c="2"/>| <text:s text:c="2"/>| <text:s text:c="2"/>| <text:s text:c="2"/>| <text:s text:c="2"/>attribute_36 &lt;= 1: 3 (7.0)</text:p>
      <text:p text:style-name="P5">| <text:s text:c="2"/>| <text:s text:c="2"/>| <text:s text:c="2"/>| <text:s text:c="2"/>| <text:s text:c="2"/>| <text:s text:c="2"/>| <text:s text:c="2"/>attribute_36 &gt; 1: 5 (2.0/1.0)</text:p>
      <text:p text:style-name="P5">| <text:s text:c="2"/>| <text:s text:c="2"/>| <text:s text:c="2"/>| <text:s text:c="2"/>| <text:s text:c="2"/>| <text:s text:c="2"/>attribute_29 &gt; 6: 8 (64.0)</text:p>
      <text:p text:style-name="P5">| <text:s text:c="2"/>| <text:s text:c="2"/>| <text:s text:c="2"/>| <text:s text:c="2"/>attribute_35 &gt; 2</text:p>
      <text:p text:style-name="P5">| <text:s text:c="2"/>| <text:s text:c="2"/>| <text:s text:c="2"/>| <text:s text:c="2"/>| <text:s text:c="2"/>attribute_16 &lt;= 13</text:p>
      <text:p text:style-name="P5">| <text:s text:c="2"/>| <text:s text:c="2"/>| <text:s text:c="2"/>| <text:s text:c="2"/>| <text:s text:c="2"/>| <text:s text:c="2"/>attribute_23 &lt;= 10</text:p>
      <text:p text:style-name="P5">| <text:s text:c="2"/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| <text:s text:c="2"/>attribute_22 &lt;= 9</text:p>
      <text:p text:style-name="P5">| <text:s text:c="2"/>| <text:s text:c="2"/>| <text:s text:c="2"/>| <text:s text:c="2"/>| <text:s text:c="2"/>| <text:s text:c="2"/>| <text:s text:c="2"/>| <text:s text:c="2"/>| <text:s text:c="2"/>attribute_42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lt;= 0: 2 (10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37 &gt; 0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lt;= 8: 1 (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9 &gt; 8: 3 (10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5: 8 (6.0/1.0)</text:p>
      <text:p text:style-name="P5">| <text:s text:c="2"/>| <text:s text:c="2"/>| <text:s text:c="2"/>| <text:s text:c="2"/>| <text:s text:c="2"/>| <text:s text:c="2"/>| <text:s text:c="2"/>| <text:s text:c="2"/>| <text:s text:c="2"/>attribute_42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37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lt;=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8 &lt;= 2: 2 (23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28 &gt;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lt;= 5: 2 (15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2 &gt; 5: 8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6 &gt; 9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7 &lt;= 1: 2 (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7 &gt; 1: 1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7 &gt;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lt;= 2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lt;= 1: 9 (3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5 &gt; 1: 2 (7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9 &gt; 2: 3 (2.0)</text:p>
      <text:p text:style-name="P5">| <text:s text:c="2"/>| <text:s text:c="2"/>| <text:s text:c="2"/>| <text:s text:c="2"/>| <text:s text:c="2"/>| <text:s text:c="2"/>| <text:s text:c="2"/>| <text:s text:c="2"/>attribute_22 &gt; 9</text:p>
      <text:p text:style-name="P5">| <text:s text:c="2"/>| <text:s text:c="2"/>| <text:s text:c="2"/>| <text:s text:c="2"/>| <text:s text:c="2"/>| <text:s text:c="2"/>| <text:s text:c="2"/>| <text:s text:c="2"/>| <text:s text:c="2"/>attribute_29 &lt;= 11</text:p>
      <text:p text:style-name="P5">| <text:s text:c="2"/>| <text:s text:c="2"/>| <text:s text:c="2"/>| <text:s text:c="2"/>| <text:s text:c="2"/>| <text:s text:c="2"/>| <text:s text:c="2"/>| <text:s text:c="2"/>| <text:s text:c="2"/>| <text:s text:c="2"/>attribute_8 &lt;= 10: 0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8 &gt; 10: 2 (15.0)</text:p>
      <text:p text:style-name="P5">| <text:s text:c="2"/>| <text:s text:c="2"/>| <text:s text:c="2"/>| <text:s text:c="2"/>| <text:s text:c="2"/>| <text:s text:c="2"/>| <text:s text:c="2"/>| <text:s text:c="2"/>| <text:s text:c="2"/>attribute_29 &gt; 11</text:p>
      <text:p text:style-name="P5">| <text:s text:c="2"/>| <text:s text:c="2"/>| <text:s text:c="2"/>| <text:s text:c="2"/>| <text:s text:c="2"/>| <text:s text:c="2"/>| <text:s text:c="2"/>| <text:s text:c="2"/>| <text:s text:c="2"/>| <text:s text:c="2"/>attribute_31 &lt;= 12: 8 (51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1 &gt; 12: 9 (2.0)</text:p>
      <text:p text:style-name="P5">| <text:s text:c="2"/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| <text:s text:c="2"/>attribute_44 &lt;= 5</text:p>
      <text:p text:style-name="P5">| <text:s text:c="2"/>| <text:s text:c="2"/>| <text:s text:c="2"/>| <text:s text:c="2"/>| <text:s text:c="2"/>| <text:s text:c="2"/>| <text:s text:c="2"/>| <text:s text:c="2"/>| <text:s text:c="2"/>attribute_4 &lt;= 5</text:p>
      <text:p text:style-name="P5">| <text:s text:c="2"/>| <text:s text:c="2"/>| <text:s text:c="2"/>| <text:s text:c="2"/>| <text:s text:c="2"/>| <text:s text:c="2"/>| <text:s text:c="2"/>| <text:s text:c="2"/>| <text:s text:c="2"/>| <text:s text:c="2"/>attribute_27 &lt;= 0: 1 (2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7 &gt; 0: 4 (5.0)</text:p>
      <text:p text:style-name="P5">| <text:s text:c="2"/>| <text:s text:c="2"/>| <text:s text:c="2"/>| <text:s text:c="2"/>| <text:s text:c="2"/>| <text:s text:c="2"/>| <text:s text:c="2"/>| <text:s text:c="2"/>| <text:s text:c="2"/>attribute_4 &gt; 5: 7 (29.0/1.0)</text:p>
      <text:p text:style-name="P5"><text:soft-page-break/>| <text:s text:c="2"/>| <text:s text:c="2"/>| <text:s text:c="2"/>| <text:s text:c="2"/>| <text:s text:c="2"/>| <text:s text:c="2"/>| <text:s text:c="2"/>| <text:s text:c="2"/>attribute_44 &gt; 5</text:p>
      <text:p text:style-name="P5">| <text:s text:c="2"/>| <text:s text:c="2"/>| <text:s text:c="2"/>| <text:s text:c="2"/>| <text:s text:c="2"/>| <text:s text:c="2"/>| <text:s text:c="2"/>| <text:s text:c="2"/>| <text:s text:c="2"/>attribute_22 &lt;= 6: 3 (10.0/1.0)</text:p>
      <text:p text:style-name="P5">| <text:s text:c="2"/>| <text:s text:c="2"/>| <text:s text:c="2"/>| <text:s text:c="2"/>| <text:s text:c="2"/>| <text:s text:c="2"/>| <text:s text:c="2"/>| <text:s text:c="2"/>| <text:s text:c="2"/>attribute_22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6 &lt;= 0: 8 (5.0)</text:p>
      <text:p text:style-name="P5">| <text:s text:c="2"/>| <text:s text:c="2"/>| <text:s text:c="2"/>| <text:s text:c="2"/>| <text:s text:c="2"/>| <text:s text:c="2"/>| <text:s text:c="2"/>| <text:s text:c="2"/>| <text:s text:c="2"/>| <text:s text:c="2"/>attribute_16 &gt; 0: 9 (4.0/1.0)</text:p>
      <text:p text:style-name="P5">| <text:s text:c="2"/>| <text:s text:c="2"/>| <text:s text:c="2"/>| <text:s text:c="2"/>| <text:s text:c="2"/>| <text:s text:c="2"/>attribute_23 &gt; 10</text:p>
      <text:p text:style-name="P5">| <text:s text:c="2"/>| <text:s text:c="2"/>| <text:s text:c="2"/>| <text:s text:c="2"/>| <text:s text:c="2"/>| <text:s text:c="2"/>| <text:s text:c="2"/>attribute_15 &lt;= 6</text:p>
      <text:p text:style-name="P5">| <text:s text:c="2"/>| <text:s text:c="2"/>| <text:s text:c="2"/>| <text:s text:c="2"/>| <text:s text:c="2"/>| <text:s text:c="2"/>| <text:s text:c="2"/>| <text:s text:c="2"/>attribute_8 &lt;= 5</text:p>
      <text:p text:style-name="P5">| <text:s text:c="2"/>| <text:s text:c="2"/>| <text:s text:c="2"/>| <text:s text:c="2"/>| <text:s text:c="2"/>| <text:s text:c="2"/>| <text:s text:c="2"/>| <text:s text:c="2"/>| <text:s text:c="2"/>attribute_24 &lt;= 12: 4 (5.0)</text:p>
      <text:p text:style-name="P5">| <text:s text:c="2"/>| <text:s text:c="2"/>| <text:s text:c="2"/>| <text:s text:c="2"/>| <text:s text:c="2"/>| <text:s text:c="2"/>| <text:s text:c="2"/>| <text:s text:c="2"/>| <text:s text:c="2"/>attribute_24 &gt; 12: 1 (24.0/1.0)</text:p>
      <text:p text:style-name="P5">| <text:s text:c="2"/>| <text:s text:c="2"/>| <text:s text:c="2"/>| <text:s text:c="2"/>| <text:s text:c="2"/>| <text:s text:c="2"/>| <text:s text:c="2"/>| <text:s text:c="2"/>attribute_8 &gt; 5</text:p>
      <text:p text:style-name="P5">| <text:s text:c="2"/>| <text:s text:c="2"/>| <text:s text:c="2"/>| <text:s text:c="2"/>| <text:s text:c="2"/>| <text:s text:c="2"/>| <text:s text:c="2"/>| <text:s text:c="2"/>| <text:s text:c="2"/>attribute_34 &lt;= 8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1: 3 (17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1: 7 (2.0/1.0)</text:p>
      <text:p text:style-name="P5">| <text:s text:c="2"/>| <text:s text:c="2"/>| <text:s text:c="2"/>| <text:s text:c="2"/>| <text:s text:c="2"/>| <text:s text:c="2"/>| <text:s text:c="2"/>| <text:s text:c="2"/>| <text:s text:c="2"/>attribute_34 &gt; 8</text:p>
      <text:p text:style-name="P5">| <text:s text:c="2"/>| <text:s text:c="2"/>| <text:s text:c="2"/>| <text:s text:c="2"/>| <text:s text:c="2"/>| <text:s text:c="2"/>| <text:s text:c="2"/>| <text:s text:c="2"/>| <text:s text:c="2"/>| <text:s text:c="2"/>attribute_17 &lt;= 14: 8 (4.0)</text:p>
      <text:p text:style-name="P5">| <text:s text:c="2"/>| <text:s text:c="2"/>| <text:s text:c="2"/>| <text:s text:c="2"/>| <text:s text:c="2"/>| <text:s text:c="2"/>| <text:s text:c="2"/>| <text:s text:c="2"/>| <text:s text:c="2"/>| <text:s text:c="2"/>attribute_17 &gt; 14: 2 (9.0)</text:p>
      <text:p text:style-name="P5">| <text:s text:c="2"/>| <text:s text:c="2"/>| <text:s text:c="2"/>| <text:s text:c="2"/>| <text:s text:c="2"/>| <text:s text:c="2"/>| <text:s text:c="2"/>attribute_15 &gt; 6</text:p>
      <text:p text:style-name="P5">| <text:s text:c="2"/>| <text:s text:c="2"/>| <text:s text:c="2"/>| <text:s text:c="2"/>| <text:s text:c="2"/>| <text:s text:c="2"/>| <text:s text:c="2"/>| <text:s text:c="2"/>attribute_24 &lt;= 3: 5 (3.0/1.0)</text:p>
      <text:p text:style-name="P5">| <text:s text:c="2"/>| <text:s text:c="2"/>| <text:s text:c="2"/>| <text:s text:c="2"/>| <text:s text:c="2"/>| <text:s text:c="2"/>| <text:s text:c="2"/>| <text:s text:c="2"/>attribute_24 &gt; 3</text:p>
      <text:p text:style-name="P5">| <text:s text:c="2"/>| <text:s text:c="2"/>| <text:s text:c="2"/>| <text:s text:c="2"/>| <text:s text:c="2"/>| <text:s text:c="2"/>| <text:s text:c="2"/>| <text:s text:c="2"/>| <text:s text:c="2"/>attribute_5 &lt;= 6</text:p>
      <text:p text:style-name="P5">| <text:s text:c="2"/>| <text:s text:c="2"/>| <text:s text:c="2"/>| <text:s text:c="2"/>| <text:s text:c="2"/>| <text:s text:c="2"/>| <text:s text:c="2"/>| <text:s text:c="2"/>| <text:s text:c="2"/>| <text:s text:c="2"/>attribute_26 &lt;= 7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2 &lt;= 4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7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lt;= 6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lt;= 11: 8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4 &gt; 11: 3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5 &gt; 6: 8 (4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gt; 6: 8 (18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17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lt;= 13: 2 (5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23 &gt; 13: 8 (9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32 &gt; 4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lt;= 4: 9 (4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34 &gt; 4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21 &gt; 8: 9 (3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26 &gt; 7: 4 (3.0/1.0)</text:p>
      <text:p text:style-name="P5">| <text:s text:c="2"/>| <text:s text:c="2"/>| <text:s text:c="2"/>| <text:s text:c="2"/>| <text:s text:c="2"/>| <text:s text:c="2"/>| <text:s text:c="2"/>| <text:s text:c="2"/>| <text:s text:c="2"/>attribute_5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18 &lt;= 13: 9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18 &gt; 13: 4 (2.0/1.0)</text:p>
      <text:p text:style-name="P5">| <text:s text:c="2"/>| <text:s text:c="2"/>| <text:s text:c="2"/>| <text:s text:c="2"/>| <text:s text:c="2"/>attribute_16 &gt; 13</text:p>
      <text:p text:style-name="P5">| <text:s text:c="2"/>| <text:s text:c="2"/>| <text:s text:c="2"/>| <text:s text:c="2"/>| <text:s text:c="2"/>| <text:s text:c="2"/>attribute_24 &lt;= 9</text:p>
      <text:p text:style-name="P5">| <text:s text:c="2"/>| <text:s text:c="2"/>| <text:s text:c="2"/>| <text:s text:c="2"/>| <text:s text:c="2"/>| <text:s text:c="2"/>| <text:s text:c="2"/>attribute_37 &lt;= 6</text:p>
      <text:p text:style-name="P5">| <text:s text:c="2"/>| <text:s text:c="2"/>| <text:s text:c="2"/>| <text:s text:c="2"/>| <text:s text:c="2"/>| <text:s text:c="2"/>| <text:s text:c="2"/>| <text:s text:c="2"/>attribute_24 &lt;= 3: 5 (2.0)</text:p>
      <text:p text:style-name="P5">| <text:s text:c="2"/>| <text:s text:c="2"/>| <text:s text:c="2"/>| <text:s text:c="2"/>| <text:s text:c="2"/>| <text:s text:c="2"/>| <text:s text:c="2"/>| <text:s text:c="2"/>attribute_24 &gt; 3: 8 (5.0/1.0)</text:p>
      <text:p text:style-name="P5">| <text:s text:c="2"/>| <text:s text:c="2"/>| <text:s text:c="2"/>| <text:s text:c="2"/>| <text:s text:c="2"/>| <text:s text:c="2"/>| <text:s text:c="2"/>attribute_37 &gt; 6</text:p>
      <text:p text:style-name="P5">| <text:s text:c="2"/>| <text:s text:c="2"/>| <text:s text:c="2"/>| <text:s text:c="2"/>| <text:s text:c="2"/>| <text:s text:c="2"/>| <text:s text:c="2"/>| <text:s text:c="2"/>attribute_7 &lt;= 3: 4 (6.0/1.0)</text:p>
      <text:p text:style-name="P5">| <text:s text:c="2"/>| <text:s text:c="2"/>| <text:s text:c="2"/>| <text:s text:c="2"/>| <text:s text:c="2"/>| <text:s text:c="2"/>| <text:s text:c="2"/>| <text:s text:c="2"/>attribute_7 &gt; 3: 3 (2.0)</text:p>
      <text:p text:style-name="P5">| <text:s text:c="2"/>| <text:s text:c="2"/>| <text:s text:c="2"/>| <text:s text:c="2"/>| <text:s text:c="2"/>| <text:s text:c="2"/>attribute_24 &gt; 9</text:p>
      <text:p text:style-name="P5">| <text:s text:c="2"/>| <text:s text:c="2"/>| <text:s text:c="2"/>| <text:s text:c="2"/>| <text:s text:c="2"/>| <text:s text:c="2"/>| <text:s text:c="2"/>attribute_17 &lt;= 13</text:p>
      <text:p text:style-name="P5"><text:soft-page-break/>| <text:s text:c="2"/>| <text:s text:c="2"/>| <text:s text:c="2"/>| <text:s text:c="2"/>| <text:s text:c="2"/>| <text:s text:c="2"/>| <text:s text:c="2"/>| <text:s text:c="2"/>attribute_32 &lt;= 2</text:p>
      <text:p text:style-name="P5">| <text:s text:c="2"/>| <text:s text:c="2"/>| <text:s text:c="2"/>| <text:s text:c="2"/>| <text:s text:c="2"/>| <text:s text:c="2"/>| <text:s text:c="2"/>| <text:s text:c="2"/>| <text:s text:c="2"/>attribute_18 &lt;= 5: 1 (3.0/1.0)</text:p>
      <text:p text:style-name="P5">| <text:s text:c="2"/>| <text:s text:c="2"/>| <text:s text:c="2"/>| <text:s text:c="2"/>| <text:s text:c="2"/>| <text:s text:c="2"/>| <text:s text:c="2"/>| <text:s text:c="2"/>| <text:s text:c="2"/>attribute_18 &gt; 5: 8 (28.0/1.0)</text:p>
      <text:p text:style-name="P5">| <text:s text:c="2"/>| <text:s text:c="2"/>| <text:s text:c="2"/>| <text:s text:c="2"/>| <text:s text:c="2"/>| <text:s text:c="2"/>| <text:s text:c="2"/>| <text:s text:c="2"/>attribute_32 &gt; 2: 1 (2.0/1.0)</text:p>
      <text:p text:style-name="P5">| <text:s text:c="2"/>| <text:s text:c="2"/>| <text:s text:c="2"/>| <text:s text:c="2"/>| <text:s text:c="2"/>| <text:s text:c="2"/>| <text:s text:c="2"/>attribute_17 &gt; 13</text:p>
      <text:p text:style-name="P5">| <text:s text:c="2"/>| <text:s text:c="2"/>| <text:s text:c="2"/>| <text:s text:c="2"/>| <text:s text:c="2"/>| <text:s text:c="2"/>| <text:s text:c="2"/>| <text:s text:c="2"/>attribute_33 &lt;= 6</text:p>
      <text:p text:style-name="P5">| <text:s text:c="2"/>| <text:s text:c="2"/>| <text:s text:c="2"/>| <text:s text:c="2"/>| <text:s text:c="2"/>| <text:s text:c="2"/>| <text:s text:c="2"/>| <text:s text:c="2"/>| <text:s text:c="2"/>attribute_3 &lt;= 5: 8 (3.0/1.0)</text:p>
      <text:p text:style-name="P5">| <text:s text:c="2"/>| <text:s text:c="2"/>| <text:s text:c="2"/>| <text:s text:c="2"/>| <text:s text:c="2"/>| <text:s text:c="2"/>| <text:s text:c="2"/>| <text:s text:c="2"/>| <text:s text:c="2"/>attribute_3 &gt; 5</text:p>
      <text:p text:style-name="P5">| <text:s text:c="2"/>| <text:s text:c="2"/>| <text:s text:c="2"/>| <text:s text:c="2"/>| <text:s text:c="2"/>| <text:s text:c="2"/>| <text:s text:c="2"/>| <text:s text:c="2"/>| <text:s text:c="2"/>| <text:s text:c="2"/>attribute_38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lt;= 12: 8 (8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2 &gt; 12: 1 (12.0/1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lt;= 8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lt;= 7: 1 (6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| <text:s text:c="2"/>attribute_44 &gt; 7: 8 (4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| <text:s text:c="2"/>attribute_43 &gt; 8: 1 (208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38 &gt;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lt;= 10: 1 (2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49 &gt; 10: 8 (7.0)</text:p>
      <text:p text:style-name="P5">| <text:s text:c="2"/>| <text:s text:c="2"/>| <text:s text:c="2"/>| <text:s text:c="2"/>| <text:s text:c="2"/>| <text:s text:c="2"/>| <text:s text:c="2"/>| <text:s text:c="2"/>attribute_33 &gt; 6: 4 (3.0)</text:p>
      <text:p text:style-name="P5">| <text:s text:c="2"/>| <text:s text:c="2"/>| <text:s text:c="2"/>attribute_27 &gt; 2</text:p>
      <text:p text:style-name="P5">| <text:s text:c="2"/>| <text:s text:c="2"/>| <text:s text:c="2"/>| <text:s text:c="2"/>attribute_17 &lt;= 14</text:p>
      <text:p text:style-name="P5">| <text:s text:c="2"/>| <text:s text:c="2"/>| <text:s text:c="2"/>| <text:s text:c="2"/>| <text:s text:c="2"/>attribute_31 &lt;= 6</text:p>
      <text:p text:style-name="P5">| <text:s text:c="2"/>| <text:s text:c="2"/>| <text:s text:c="2"/>| <text:s text:c="2"/>| <text:s text:c="2"/>| <text:s text:c="2"/>attribute_47 &lt;= 1</text:p>
      <text:p text:style-name="P5">| <text:s text:c="2"/>| <text:s text:c="2"/>| <text:s text:c="2"/>| <text:s text:c="2"/>| <text:s text:c="2"/>| <text:s text:c="2"/>| <text:s text:c="2"/>attribute_41 &lt;= 6</text:p>
      <text:p text:style-name="P5">| <text:s text:c="2"/>| <text:s text:c="2"/>| <text:s text:c="2"/>| <text:s text:c="2"/>| <text:s text:c="2"/>| <text:s text:c="2"/>| <text:s text:c="2"/>| <text:s text:c="2"/>attribute_15 &lt;= 13: 2 (2.0)</text:p>
      <text:p text:style-name="P5">| <text:s text:c="2"/>| <text:s text:c="2"/>| <text:s text:c="2"/>| <text:s text:c="2"/>| <text:s text:c="2"/>| <text:s text:c="2"/>| <text:s text:c="2"/>| <text:s text:c="2"/>attribute_15 &gt; 13: 5 (3.0/1.0)</text:p>
      <text:p text:style-name="P5">| <text:s text:c="2"/>| <text:s text:c="2"/>| <text:s text:c="2"/>| <text:s text:c="2"/>| <text:s text:c="2"/>| <text:s text:c="2"/>| <text:s text:c="2"/>attribute_41 &gt; 6: 8 (15.0/1.0)</text:p>
      <text:p text:style-name="P5">| <text:s text:c="2"/>| <text:s text:c="2"/>| <text:s text:c="2"/>| <text:s text:c="2"/>| <text:s text:c="2"/>| <text:s text:c="2"/>attribute_47 &gt; 1: 3 (2.0)</text:p>
      <text:p text:style-name="P5">| <text:s text:c="2"/>| <text:s text:c="2"/>| <text:s text:c="2"/>| <text:s text:c="2"/>| <text:s text:c="2"/>attribute_31 &gt; 6</text:p>
      <text:p text:style-name="P5">| <text:s text:c="2"/>| <text:s text:c="2"/>| <text:s text:c="2"/>| <text:s text:c="2"/>| <text:s text:c="2"/>| <text:s text:c="2"/>attribute_8 &lt;= 11</text:p>
      <text:p text:style-name="P5">| <text:s text:c="2"/>| <text:s text:c="2"/>| <text:s text:c="2"/>| <text:s text:c="2"/>| <text:s text:c="2"/>| <text:s text:c="2"/>| <text:s text:c="2"/>attribute_28 &lt;= 8</text:p>
      <text:p text:style-name="P5">| <text:s text:c="2"/>| <text:s text:c="2"/>| <text:s text:c="2"/>| <text:s text:c="2"/>| <text:s text:c="2"/>| <text:s text:c="2"/>| <text:s text:c="2"/>| <text:s text:c="2"/>attribute_3 &lt;= 14: 7 (2.0)</text:p>
      <text:p text:style-name="P5">| <text:s text:c="2"/>| <text:s text:c="2"/>| <text:s text:c="2"/>| <text:s text:c="2"/>| <text:s text:c="2"/>| <text:s text:c="2"/>| <text:s text:c="2"/>| <text:s text:c="2"/>attribute_3 &gt; 14: 3 (2.0)</text:p>
      <text:p text:style-name="P5">| <text:s text:c="2"/>| <text:s text:c="2"/>| <text:s text:c="2"/>| <text:s text:c="2"/>| <text:s text:c="2"/>| <text:s text:c="2"/>| <text:s text:c="2"/>attribute_28 &gt; 8</text:p>
      <text:p text:style-name="P5">| <text:s text:c="2"/>| <text:s text:c="2"/>| <text:s text:c="2"/>| <text:s text:c="2"/>| <text:s text:c="2"/>| <text:s text:c="2"/>| <text:s text:c="2"/>| <text:s text:c="2"/>attribute_16 &lt;= 1</text:p>
      <text:p text:style-name="P5">| <text:s text:c="2"/>| <text:s text:c="2"/>| <text:s text:c="2"/>| <text:s text:c="2"/>| <text:s text:c="2"/>| <text:s text:c="2"/>| <text:s text:c="2"/>| <text:s text:c="2"/>| <text:s text:c="2"/>attribute_30 &lt;= 15: 4 (2.0/1.0)</text:p>
      <text:p text:style-name="P5">| <text:s text:c="2"/>| <text:s text:c="2"/>| <text:s text:c="2"/>| <text:s text:c="2"/>| <text:s text:c="2"/>| <text:s text:c="2"/>| <text:s text:c="2"/>| <text:s text:c="2"/>| <text:s text:c="2"/>attribute_30 &gt; 15: 7 (5.0)</text:p>
      <text:p text:style-name="P5">| <text:s text:c="2"/>| <text:s text:c="2"/>| <text:s text:c="2"/>| <text:s text:c="2"/>| <text:s text:c="2"/>| <text:s text:c="2"/>| <text:s text:c="2"/>| <text:s text:c="2"/>attribute_16 &gt; 1</text:p>
      <text:p text:style-name="P5">| <text:s text:c="2"/>| <text:s text:c="2"/>| <text:s text:c="2"/>| <text:s text:c="2"/>| <text:s text:c="2"/>| <text:s text:c="2"/>| <text:s text:c="2"/>| <text:s text:c="2"/>| <text:s text:c="2"/>attribute_36 &lt;= 7</text:p>
      <text:p text:style-name="P5">| <text:s text:c="2"/>| <text:s text:c="2"/>| <text:s text:c="2"/>| <text:s text:c="2"/>| <text:s text:c="2"/>| <text:s text:c="2"/>| <text:s text:c="2"/>| <text:s text:c="2"/>| <text:s text:c="2"/>| <text:s text:c="2"/>attribute_5 &lt;= 3: 0 (4.0/1.0)</text:p>
      <text:p text:style-name="P5">| <text:s text:c="2"/>| <text:s text:c="2"/>| <text:s text:c="2"/>| <text:s text:c="2"/>| <text:s text:c="2"/>| <text:s text:c="2"/>| <text:s text:c="2"/>| <text:s text:c="2"/>| <text:s text:c="2"/>| <text:s text:c="2"/>attribute_5 &gt; 3: 9 (2.0)</text:p>
      <text:p text:style-name="P5">| <text:s text:c="2"/>| <text:s text:c="2"/>| <text:s text:c="2"/>| <text:s text:c="2"/>| <text:s text:c="2"/>| <text:s text:c="2"/>| <text:s text:c="2"/>| <text:s text:c="2"/>| <text:s text:c="2"/>attribute_36 &gt; 7</text:p>
      <text:p text:style-name="P5">| <text:s text:c="2"/>| <text:s text:c="2"/>| <text:s text:c="2"/>| <text:s text:c="2"/>| <text:s text:c="2"/>| <text:s text:c="2"/>| <text:s text:c="2"/>| <text:s text:c="2"/>| <text:s text:c="2"/>| <text:s text:c="2"/>attribute_30 &lt;= 3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lt;= 15: 4 (3.0)</text:p>
      <text:p text:style-name="P5">| <text:s text:c="2"/>| <text:s text:c="2"/>| <text:s text:c="2"/>| <text:s text:c="2"/>| <text:s text:c="2"/>| <text:s text:c="2"/>| <text:s text:c="2"/>| <text:s text:c="2"/>| <text:s text:c="2"/>| <text:s text:c="2"/>| <text:s text:c="2"/>attribute_10 &gt; 15: 0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30 &gt; 3: 4 (251.0/1.0)</text:p>
      <text:p text:style-name="P5">| <text:s text:c="2"/>| <text:s text:c="2"/>| <text:s text:c="2"/>| <text:s text:c="2"/>| <text:s text:c="2"/>| <text:s text:c="2"/>attribute_8 &gt; 11</text:p>
      <text:p text:style-name="P5">| <text:s text:c="2"/>| <text:s text:c="2"/>| <text:s text:c="2"/>| <text:s text:c="2"/>| <text:s text:c="2"/>| <text:s text:c="2"/>| <text:s text:c="2"/>attribute_33 &lt;= 0</text:p>
      <text:p text:style-name="P5">| <text:s text:c="2"/>| <text:s text:c="2"/>| <text:s text:c="2"/>| <text:s text:c="2"/>| <text:s text:c="2"/>| <text:s text:c="2"/>| <text:s text:c="2"/>| <text:s text:c="2"/>attribute_2 &lt;= 11: 9 (2.0)</text:p>
      <text:p text:style-name="P5">| <text:s text:c="2"/>| <text:s text:c="2"/>| <text:s text:c="2"/>| <text:s text:c="2"/>| <text:s text:c="2"/>| <text:s text:c="2"/>| <text:s text:c="2"/>| <text:s text:c="2"/>attribute_2 &gt; 11: 5 (5.0)</text:p>
      <text:p text:style-name="P5"><text:soft-page-break/>| <text:s text:c="2"/>| <text:s text:c="2"/>| <text:s text:c="2"/>| <text:s text:c="2"/>| <text:s text:c="2"/>| <text:s text:c="2"/>| <text:s text:c="2"/>attribute_33 &gt; 0</text:p>
      <text:p text:style-name="P5">| <text:s text:c="2"/>| <text:s text:c="2"/>| <text:s text:c="2"/>| <text:s text:c="2"/>| <text:s text:c="2"/>| <text:s text:c="2"/>| <text:s text:c="2"/>| <text:s text:c="2"/>attribute_29 &lt;= 2: 0 (4.0)</text:p>
      <text:p text:style-name="P5">| <text:s text:c="2"/>| <text:s text:c="2"/>| <text:s text:c="2"/>| <text:s text:c="2"/>| <text:s text:c="2"/>| <text:s text:c="2"/>| <text:s text:c="2"/>| <text:s text:c="2"/>attribute_29 &gt; 2</text:p>
      <text:p text:style-name="P5">| <text:s text:c="2"/>| <text:s text:c="2"/>| <text:s text:c="2"/>| <text:s text:c="2"/>| <text:s text:c="2"/>| <text:s text:c="2"/>| <text:s text:c="2"/>| <text:s text:c="2"/>| <text:s text:c="2"/>attribute_41 &lt;= 6: 7 (4.0)</text:p>
      <text:p text:style-name="P5">| <text:s text:c="2"/>| <text:s text:c="2"/>| <text:s text:c="2"/>| <text:s text:c="2"/>| <text:s text:c="2"/>| <text:s text:c="2"/>| <text:s text:c="2"/>| <text:s text:c="2"/>| <text:s text:c="2"/>attribute_41 &gt; 6</text:p>
      <text:p text:style-name="P5">| <text:s text:c="2"/>| <text:s text:c="2"/>| <text:s text:c="2"/>| <text:s text:c="2"/>| <text:s text:c="2"/>| <text:s text:c="2"/>| <text:s text:c="2"/>| <text:s text:c="2"/>| <text:s text:c="2"/>| <text:s text:c="2"/>attribute_23 &lt;= 11: 6 (2.0)</text:p>
      <text:p text:style-name="P5">| <text:s text:c="2"/>| <text:s text:c="2"/>| <text:s text:c="2"/>| <text:s text:c="2"/>| <text:s text:c="2"/>| <text:s text:c="2"/>| <text:s text:c="2"/>| <text:s text:c="2"/>| <text:s text:c="2"/>| <text:s text:c="2"/>attribute_23 &gt; 11: 8 (3.0)</text:p>
      <text:p text:style-name="P5">| <text:s text:c="2"/>| <text:s text:c="2"/>| <text:s text:c="2"/>| <text:s text:c="2"/>attribute_17 &gt; 14</text:p>
      <text:p text:style-name="P5">| <text:s text:c="2"/>| <text:s text:c="2"/>| <text:s text:c="2"/>| <text:s text:c="2"/>| <text:s text:c="2"/>attribute_7 &lt;= 2</text:p>
      <text:p text:style-name="P5">| <text:s text:c="2"/>| <text:s text:c="2"/>| <text:s text:c="2"/>| <text:s text:c="2"/>| <text:s text:c="2"/>| <text:s text:c="2"/>attribute_32 &lt;= 0</text:p>
      <text:p text:style-name="P5">| <text:s text:c="2"/>| <text:s text:c="2"/>| <text:s text:c="2"/>| <text:s text:c="2"/>| <text:s text:c="2"/>| <text:s text:c="2"/>| <text:s text:c="2"/>attribute_24 &lt;= 7: 8 (2.0)</text:p>
      <text:p text:style-name="P5">| <text:s text:c="2"/>| <text:s text:c="2"/>| <text:s text:c="2"/>| <text:s text:c="2"/>| <text:s text:c="2"/>| <text:s text:c="2"/>| <text:s text:c="2"/>attribute_24 &gt; 7</text:p>
      <text:p text:style-name="P5">| <text:s text:c="2"/>| <text:s text:c="2"/>| <text:s text:c="2"/>| <text:s text:c="2"/>| <text:s text:c="2"/>| <text:s text:c="2"/>| <text:s text:c="2"/>| <text:s text:c="2"/>attribute_45 &lt;= 6: 1 (78.0)</text:p>
      <text:p text:style-name="P5">| <text:s text:c="2"/>| <text:s text:c="2"/>| <text:s text:c="2"/>| <text:s text:c="2"/>| <text:s text:c="2"/>| <text:s text:c="2"/>| <text:s text:c="2"/>| <text:s text:c="2"/>attribute_45 &gt; 6</text:p>
      <text:p text:style-name="P5">| <text:s text:c="2"/>| <text:s text:c="2"/>| <text:s text:c="2"/>| <text:s text:c="2"/>| <text:s text:c="2"/>| <text:s text:c="2"/>| <text:s text:c="2"/>| <text:s text:c="2"/>| <text:s text:c="2"/>attribute_2 &lt;= 5: 1 (2.0)</text:p>
      <text:p text:style-name="P5">| <text:s text:c="2"/>| <text:s text:c="2"/>| <text:s text:c="2"/>| <text:s text:c="2"/>| <text:s text:c="2"/>| <text:s text:c="2"/>| <text:s text:c="2"/>| <text:s text:c="2"/>| <text:s text:c="2"/>attribute_2 &gt; 5: 2 (2.0/1.0)</text:p>
      <text:p text:style-name="P5">| <text:s text:c="2"/>| <text:s text:c="2"/>| <text:s text:c="2"/>| <text:s text:c="2"/>| <text:s text:c="2"/>| <text:s text:c="2"/>attribute_32 &gt; 0</text:p>
      <text:p text:style-name="P5">| <text:s text:c="2"/>| <text:s text:c="2"/>| <text:s text:c="2"/>| <text:s text:c="2"/>| <text:s text:c="2"/>| <text:s text:c="2"/>| <text:s text:c="2"/>attribute_1 &lt;= 2</text:p>
      <text:p text:style-name="P5">| <text:s text:c="2"/>| <text:s text:c="2"/>| <text:s text:c="2"/>| <text:s text:c="2"/>| <text:s text:c="2"/>| <text:s text:c="2"/>| <text:s text:c="2"/>| <text:s text:c="2"/>attribute_5 &lt;= 0: 4 (24.0)</text:p>
      <text:p text:style-name="P5">| <text:s text:c="2"/>| <text:s text:c="2"/>| <text:s text:c="2"/>| <text:s text:c="2"/>| <text:s text:c="2"/>| <text:s text:c="2"/>| <text:s text:c="2"/>| <text:s text:c="2"/>attribute_5 &gt; 0: 1 (6.0)</text:p>
      <text:p text:style-name="P5">| <text:s text:c="2"/>| <text:s text:c="2"/>| <text:s text:c="2"/>| <text:s text:c="2"/>| <text:s text:c="2"/>| <text:s text:c="2"/>| <text:s text:c="2"/>attribute_1 &gt; 2: 5 (2.0/1.0)</text:p>
      <text:p text:style-name="P5">| <text:s text:c="2"/>| <text:s text:c="2"/>| <text:s text:c="2"/>| <text:s text:c="2"/>| <text:s text:c="2"/>attribute_7 &gt; 2</text:p>
      <text:p text:style-name="P5">| <text:s text:c="2"/>| <text:s text:c="2"/>| <text:s text:c="2"/>| <text:s text:c="2"/>| <text:s text:c="2"/>| <text:s text:c="2"/>attribute_32 &lt;= 1: 8 (4.0)</text:p>
      <text:p text:style-name="P5">| <text:s text:c="2"/>| <text:s text:c="2"/>| <text:s text:c="2"/>| <text:s text:c="2"/>| <text:s text:c="2"/>| <text:s text:c="2"/>attribute_32 &gt; 1: 3 (3.0/2.0)</text:p>
      <text:p text:style-name="P5"/>
      <text:p text:style-name="P5">Number of Leaves <text:s/>: <text:tab/>223</text:p>
      <text:p text:style-name="P5"/>
      <text:p text:style-name="P5">Size of the tree : <text:tab/>445</text:p>
      <text:p text:style-name="P5"/>
      <text:p text:style-name="P5"/>
      <text:p text:style-name="P5">Time taken to build model: 0.26 seconds</text:p>
      <text:p text:style-name="P5"/>
      <text:p text:style-name="P5">=== Stratified cross-validation ===</text:p>
      <text:p text:style-name="P5">=== Summary ===</text:p>
      <text:p text:style-name="P5"/>
      <text:p text:style-name="P5">Correctly Classified Instances <text:s text:c="7"/>4631 <text:s text:c="14"/>90.4316 %</text:p>
      <text:p text:style-name="P5">Incorrectly Classified Instances <text:s text:c="6"/>490 <text:s text:c="15"/>9.5684 %</text:p>
      <text:p text:style-name="P5">Kappa statistic <text:s text:c="25"/>0.8937</text:p>
      <text:p text:style-name="P5">Mean absolute error <text:s text:c="21"/>0.0187</text:p>
      <text:p text:style-name="P5">Root mean squared error <text:s text:c="17"/>0.1263</text:p>
      <text:p text:style-name="P5">Relative absolute error <text:s text:c="16"/>11.4407 %</text:p>
      <text:p text:style-name="P5">Root relative squared error <text:s text:c="12"/>44.1614 %</text:p>
      <text:p text:style-name="P5">Total Number of Instances <text:s text:c="12"/>5121 <text:s text:c="4"/></text:p>
      <text:p text:style-name="P5"/>
      <text:p text:style-name="P5">=== Detailed Accuracy By Class ===</text:p>
      <text:p text:style-name="P5"/>
      <text:p text:style-name="P5">TP Rate <text:s text:c="2"/>FP Rate <text:s text:c="2"/>Precision <text:s text:c="2"/>Recall <text:s/>F-Measure <text:s text:c="2"/>ROC Area <text:s/>Class</text:p>
      <text:p text:style-name="P5">0.971 <text:s text:c="4"/>0.004 <text:s text:c="5"/>0.961 <text:s text:c="4"/>0.971 <text:s text:c="4"/>0.966 <text:s text:c="5"/>0.99 <text:s text:c="4"/>0</text:p>
      <text:p text:style-name="P5">0.911 <text:s text:c="4"/>0.014 <text:s text:c="5"/>0.877 <text:s text:c="4"/>0.911 <text:s text:c="4"/>0.894 <text:s text:c="5"/>0.954 <text:s text:c="3"/>1</text:p>
      <text:p text:style-name="P5">0.917 <text:s text:c="4"/>0.01 <text:s text:c="6"/>0.91 <text:s text:c="5"/>0.917 <text:s text:c="4"/>0.913 <text:s text:c="5"/>0.96 <text:s text:c="4"/>2</text:p>
      <text:p text:style-name="P5">0.886 <text:s text:c="4"/>0.013 <text:s text:c="5"/>0.884 <text:s text:c="4"/>0.886 <text:s text:c="4"/>0.885 <text:s text:c="5"/>0.947 <text:s text:c="3"/>3</text:p>
      <text:p text:style-name="P5">0.892 <text:s text:c="4"/>0.012 <text:s text:c="5"/>0.888 <text:s text:c="4"/>0.892 <text:s text:c="4"/>0.89 <text:s text:c="6"/>0.95 <text:s text:c="4"/>4</text:p>
      <text:p text:style-name="P5"><text:soft-page-break/>0.916 <text:s text:c="4"/>0.009 <text:s text:c="5"/>0.916 <text:s text:c="4"/>0.916 <text:s text:c="4"/>0.916 <text:s text:c="5"/>0.956 <text:s text:c="3"/>5</text:p>
      <text:p text:style-name="P5">0.955 <text:s text:c="4"/>0.006 <text:s text:c="5"/>0.944 <text:s text:c="4"/>0.955 <text:s text:c="4"/>0.95 <text:s text:c="6"/>0.978 <text:s text:c="3"/>6</text:p>
      <text:p text:style-name="P5">0.918 <text:s text:c="4"/>0.009 <text:s text:c="5"/>0.92 <text:s text:c="5"/>0.918 <text:s text:c="4"/>0.919 <text:s text:c="5"/>0.966 <text:s text:c="3"/>7</text:p>
      <text:p text:style-name="P5">0.836 <text:s text:c="4"/>0.015 <text:s text:c="5"/>0.86 <text:s text:c="5"/>0.836 <text:s text:c="4"/>0.848 <text:s text:c="5"/>0.916 <text:s text:c="3"/>8</text:p>
      <text:p text:style-name="P5">0.842 <text:s text:c="4"/>0.013 <text:s text:c="5"/>0.88 <text:s text:c="5"/>0.842 <text:s text:c="4"/>0.861 <text:s text:c="5"/>0.928 <text:s text:c="3"/>9</text:p>
      <text:p text:style-name="P5">0 <text:s text:c="8"/>0 <text:s text:c="9"/>0 <text:s text:c="8"/>0 <text:s text:c="8"/>0 <text:s text:c="9"/>0.5 <text:s text:c="5"/>64</text:p>
      <text:p text:style-name="P5">Weighted Avg. <text:s text:c="3"/>0.904 <text:s text:c="4"/>0.011 <text:s text:c="5"/>0.904 <text:s text:c="4"/>0.904 <text:s text:c="4"/>0.904 <text:s text:c="5"/>0.955</text:p>
      <text:p text:style-name="P5"/>
      <text:p text:style-name="P5">=== Confusion Matrix ===</text:p>
      <text:p text:style-name="P5"/>
      <text:p text:style-name="P5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5">495 <text:s text:c="2"/>0 <text:s text:c="2"/>2 <text:s text:c="2"/>1 <text:s text:c="2"/>8 <text:s text:c="2"/>1 <text:s text:c="2"/>0 <text:s text:c="2"/>0 <text:s text:c="2"/>3 <text:s text:c="2"/>0 <text:s text:c="2"/>0 | <text:s text:c="2"/>a = 0</text:p>
      <text:p text:style-name="P5">1 472 <text:s text:c="2"/>9 <text:s text:c="2"/>5 <text:s text:c="2"/>8 <text:s text:c="2"/>2 <text:s text:c="2"/>5 <text:s text:c="2"/>3 <text:s text:c="2"/>9 <text:s text:c="2"/>4 <text:s text:c="2"/>0 | <text:s text:c="2"/>b = 1</text:p>
      <text:p text:style-name="P5">1 <text:s/>10 464 <text:s text:c="2"/>7 <text:s text:c="2"/>2 <text:s text:c="2"/>3 <text:s text:c="2"/>3 <text:s text:c="2"/>0 <text:s/>10 <text:s text:c="2"/>6 <text:s text:c="2"/>0 | <text:s text:c="2"/>c = 2</text:p>
      <text:p text:style-name="P5">1 <text:s text:c="2"/>6 <text:s text:c="2"/>8 466 <text:s text:c="2"/>2 <text:s text:c="2"/>8 <text:s text:c="2"/>1 <text:s text:c="2"/>5 <text:s/>16 <text:s/>13 <text:s text:c="2"/>0 | <text:s text:c="2"/>d = 3</text:p>
      <text:p text:style-name="P5">5 <text:s/>10 <text:s text:c="2"/>0 <text:s text:c="2"/>1 453 <text:s text:c="2"/>5 <text:s text:c="2"/>8 <text:s/>13 <text:s text:c="2"/>9 <text:s text:c="2"/>4 <text:s text:c="2"/>0 | <text:s text:c="2"/>e = 4</text:p>
      <text:p text:style-name="P5">3 <text:s text:c="2"/>5 <text:s text:c="2"/>2 <text:s text:c="2"/>8 <text:s text:c="2"/>2 467 <text:s text:c="2"/>4 <text:s text:c="2"/>2 <text:s text:c="2"/>6 <text:s/>11 <text:s text:c="2"/>0 | <text:s text:c="2"/>f = 5</text:p>
      <text:p text:style-name="P5">1 <text:s text:c="2"/>4 <text:s text:c="2"/>1 <text:s text:c="2"/>1 <text:s text:c="2"/>8 <text:s text:c="2"/>4 493 <text:s text:c="2"/>3 <text:s text:c="2"/>0 <text:s text:c="2"/>1 <text:s text:c="2"/>0 | <text:s text:c="2"/>g = 6</text:p>
      <text:p text:style-name="P5">0 <text:s text:c="2"/>7 <text:s text:c="2"/>2 <text:s text:c="2"/>4 <text:s/>12 <text:s text:c="2"/>1 <text:s text:c="2"/>1 471 <text:s text:c="2"/>5 <text:s/>10 <text:s text:c="2"/>0 | <text:s text:c="2"/>h = 7</text:p>
      <text:p text:style-name="P5">7 <text:s/>17 <text:s/>14 <text:s/>14 <text:s text:c="2"/>4 <text:s text:c="2"/>4 <text:s text:c="2"/>7 <text:s text:c="2"/>7 423 <text:s text:c="2"/>9 <text:s text:c="2"/>0 | <text:s text:c="2"/>i = 8</text:p>
      <text:p text:style-name="P5">1 <text:s text:c="2"/>7 <text:s text:c="2"/>8 <text:s/>20 <text:s/>11 <text:s/>15 <text:s text:c="2"/>0 <text:s text:c="2"/>8 <text:s/>10 427 <text:s text:c="2"/>0 | <text:s text:c="2"/>j = 9</text:p>
      <text:p text:style-name="P5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5"/>
      <text:p text:style-name="P5">best unpruned = FALSE</text:p>
      <text:p text:style-name="P5">#######################################################################################################################################################################################################################################</text:p>
      <text:p text:style-name="P5">#1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23:05:17.309936522</meta:creation-date>
    <dc:date>2016-12-02T23:47:05.787998413</dc:date>
    <meta:editing-duration>PT2M15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77" meta:paragraph-count="3802" meta:word-count="36098" meta:character-count="175562" meta:non-whitespace-character-count="95156"/>
  </office:meta>
</office:document-meta>
</file>